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1.127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it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ehicle ID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Travel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2">
            <text:p>1642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44">
            <text:p>1844</text:p>
          </table:table-cell>
        </table:table-row>
        <table:table-row table:style-name="ro1">
          <table:table-cell office:value-type="float" office:value="4.41">
            <text:p>4,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52">
            <text:p>1852</text:p>
          </table:table-cell>
        </table:table-row>
        <table:table-row table:style-name="ro1">
          <table:table-cell office:value-type="float" office:value="4.42">
            <text:p>4,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4.43">
            <text:p>4,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58">
            <text:p>1858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4.44">
            <text:p>4,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4.45">
            <text:p>4,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4.46">
            <text:p>4,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4.47">
            <text:p>4,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float" office:value="4.48">
            <text:p>4,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4.49">
            <text:p>4,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4.51">
            <text:p>4,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4.52">
            <text:p>4,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4.53">
            <text:p>4,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4.54">
            <text:p>4,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4.55">
            <text:p>4,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4.56">
            <text:p>4,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float" office:value="4.57">
            <text:p>4,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office:value-type="float" office:value="4.58">
            <text:p>4,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4.59">
            <text:p>4,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56">
            <text:p>1956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4.61">
            <text:p>4,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4.62">
            <text:p>4,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4.63">
            <text:p>4,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4.64">
            <text:p>4,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4.65">
            <text:p>4,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4.66">
            <text:p>4,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09">
            <text:p>2109</text:p>
          </table:table-cell>
        </table:table-row>
        <table:table-row table:style-name="ro1">
          <table:table-cell office:value-type="float" office:value="4.67">
            <text:p>4,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4.68">
            <text:p>4,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8">
            <text:p>1858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4.69">
            <text:p>4,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4.71">
            <text:p>4,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4.72">
            <text:p>4,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4.73">
            <text:p>4,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4.74">
            <text:p>4,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47">
            <text:p>2047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4.75">
            <text:p>4,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.76">
            <text:p>4,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4.77">
            <text:p>4,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67">
            <text:p>2067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4.78">
            <text:p>4,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4.79">
            <text:p>4,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4.81">
            <text:p>4,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4.82">
            <text:p>4,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float" office:value="4.83">
            <text:p>4,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4.84">
            <text:p>4,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06">
            <text:p>2206</text:p>
          </table:table-cell>
        </table:table-row>
        <table:table-row table:style-name="ro1">
          <table:table-cell office:value-type="float" office:value="4.85">
            <text:p>4,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4.86">
            <text:p>4,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4.87">
            <text:p>4,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4.88">
            <text:p>4,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4.89">
            <text:p>4,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88">
            <text:p>1988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4.91">
            <text:p>4,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float" office:value="4.92">
            <text:p>4,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4.93">
            <text:p>4,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4.94">
            <text:p>4,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4.95">
            <text:p>4,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4.96">
            <text:p>4,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23">
            <text:p>2223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4.97">
            <text:p>4,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32">
            <text:p>2232</text:p>
          </table:table-cell>
        </table:table-row>
        <table:table-row table:style-name="ro1">
          <table:table-cell office:value-type="float" office:value="4.98">
            <text:p>4,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4.99">
            <text:p>4,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4.101">
            <text:p>4,1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4.102">
            <text:p>4,1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71">
            <text:p>2271</text:p>
          </table:table-cell>
        </table:table-row>
        <table:table-row table:style-name="ro1">
          <table:table-cell office:value-type="float" office:value="4.103">
            <text:p>4,1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4.104">
            <text:p>4,1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float" office:value="4.105">
            <text:p>4,1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7">
            <text:p>2077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3.31">
            <text:p>3,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4.106">
            <text:p>4,1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99">
            <text:p>2299</text:p>
          </table:table-cell>
        </table:table-row>
        <table:table-row table:style-name="ro1">
          <table:table-cell office:value-type="float" office:value="4.107">
            <text:p>4,1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3.32">
            <text:p>3,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3.33">
            <text:p>3,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4.108">
            <text:p>4,1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4.109">
            <text:p>4,1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6">
            <text:p>2106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3.34">
            <text:p>3,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47">
            <text:p>2347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float" office:value="4.111">
            <text:p>4,1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3.35">
            <text:p>3,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4.112">
            <text:p>4,1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3.36">
            <text:p>3,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4.113">
            <text:p>4,1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3.37">
            <text:p>3,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4.114">
            <text:p>4,1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3.38">
            <text:p>3,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4.115">
            <text:p>4,1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5">
            <text:p>2145</text:p>
          </table:table-cell>
        </table:table-row>
        <table:table-row table:style-name="ro1">
          <table:table-cell office:value-type="float" office:value="3.39">
            <text:p>3,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4.116">
            <text:p>4,1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float" office:value="4.117">
            <text:p>4,1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4.118">
            <text:p>4,1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3.41">
            <text:p>3,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4.119">
            <text:p>4,1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float" office:value="3.42">
            <text:p>3,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3.43">
            <text:p>3,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float" office:value="4.121">
            <text:p>4,1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3.44">
            <text:p>3,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4.122">
            <text:p>4,1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3.45">
            <text:p>3,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4.123">
            <text:p>4,1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4.124">
            <text:p>4,1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98">
            <text:p>2198</text:p>
          </table:table-cell>
        </table:table-row>
        <table:table-row table:style-name="ro1">
          <table:table-cell office:value-type="float" office:value="3.46">
            <text:p>3,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4.125">
            <text:p>4,1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3.47">
            <text:p>3,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4.126">
            <text:p>4,1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3.48">
            <text:p>3,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float" office:value="4.127">
            <text:p>4,1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float" office:value="3.49">
            <text:p>3,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4.128">
            <text:p>4,1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float" office:value="4.129">
            <text:p>4,1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float" office:value="3.51">
            <text:p>3,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float" office:value="1.61">
            <text:p>1,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float" office:value="4.131">
            <text:p>4,1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float" office:value="3.52">
            <text:p>3,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4.132">
            <text:p>4,1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 office:value-type="float" office:value="1.62">
            <text:p>1,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float" office:value="4.133">
            <text:p>4,1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3.53">
            <text:p>3,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71">
            <text:p>2471</text:p>
          </table:table-cell>
        </table:table-row>
        <table:table-row table:style-name="ro1">
          <table:table-cell office:value-type="float" office:value="4.134">
            <text:p>4,1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1.63">
            <text:p>1,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float" office:value="4.135">
            <text:p>4,1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3.54">
            <text:p>3,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1.64">
            <text:p>1,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float" office:value="3.55">
            <text:p>3,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4.136">
            <text:p>4,1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float" office:value="4.137">
            <text:p>4,1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3.56">
            <text:p>3,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4.138">
            <text:p>4,1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1.65">
            <text:p>1,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31">
            <text:p>2531</text:p>
          </table:table-cell>
        </table:table-row>
        <table:table-row table:style-name="ro1">
          <table:table-cell office:value-type="float" office:value="3.57">
            <text:p>3,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float" office:value="4.139">
            <text:p>4,1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1.66">
            <text:p>1,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3.58">
            <text:p>3,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3">
            <text:p>2293</text:p>
          </table:table-cell>
        </table:table-row>
        <table:table-row table:style-name="ro1">
          <table:table-cell office:value-type="float" office:value="3.59">
            <text:p>3,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4.141">
            <text:p>4,1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1.67">
            <text:p>1,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float" office:value="4.142">
            <text:p>4,1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1.68">
            <text:p>1,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4.143">
            <text:p>4,1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3.61">
            <text:p>3,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float" office:value="4.144">
            <text:p>4,1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1.69">
            <text:p>1,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float" office:value="4.145">
            <text:p>4,1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3.62">
            <text:p>3,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2.41">
            <text:p>2,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4.146">
            <text:p>4,1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float" office:value="3.63">
            <text:p>3,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43">
            <text:p>2543</text:p>
          </table:table-cell>
        </table:table-row>
        <table:table-row table:style-name="ro1">
          <table:table-cell office:value-type="float" office:value="4.147">
            <text:p>4,1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33">
            <text:p>2333</text:p>
          </table:table-cell>
        </table:table-row>
        <table:table-row table:style-name="ro1">
          <table:table-cell office:value-type="float" office:value="3.64">
            <text:p>3,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2.42">
            <text:p>2,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float" office:value="4.148">
            <text:p>4,1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1.71">
            <text:p>1,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float" office:value="4.149">
            <text:p>4,1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7">
            <text:p>2347</text:p>
          </table:table-cell>
        </table:table-row>
        <table:table-row table:style-name="ro1">
          <table:table-cell office:value-type="float" office:value="3.65">
            <text:p>3,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1.72">
            <text:p>1,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2.43">
            <text:p>2,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3.66">
            <text:p>3,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float" office:value="4.151">
            <text:p>4,1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float" office:value="3.67">
            <text:p>3,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float" office:value="1.73">
            <text:p>1,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4.152">
            <text:p>4,1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3.68">
            <text:p>3,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float" office:value="4.153">
            <text:p>4,1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1.74">
            <text:p>1,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float" office:value="2.44">
            <text:p>2,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4.154">
            <text:p>4,1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3.69">
            <text:p>3,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4.155">
            <text:p>4,1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2.45">
            <text:p>2,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4.156">
            <text:p>4,1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3.71">
            <text:p>3,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4.157">
            <text:p>4,1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1.76">
            <text:p>1,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float" office:value="4.158">
            <text:p>4,1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3.72">
            <text:p>3,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2.46">
            <text:p>2,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14">
            <text:p>2614</text:p>
          </table:table-cell>
        </table:table-row>
        <table:table-row table:style-name="ro1">
          <table:table-cell office:value-type="float" office:value="3.73">
            <text:p>3,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4.159">
            <text:p>4,1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float" office:value="1.77">
            <text:p>1,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3.74">
            <text:p>3,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float" office:value="4.161">
            <text:p>4,1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float" office:value="1.78">
            <text:p>1,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2.47">
            <text:p>2,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float" office:value="3.75">
            <text:p>3,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4.162">
            <text:p>4,1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3.76">
            <text:p>3,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4.163">
            <text:p>4,1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float" office:value="1.79">
            <text:p>1,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4.164">
            <text:p>4,1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3.77">
            <text:p>3,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32">
            <text:p>2632</text:p>
          </table:table-cell>
        </table:table-row>
        <table:table-row table:style-name="ro1">
          <table:table-cell office:value-type="float" office:value="4.165">
            <text:p>4,1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33">
            <text:p>2733</text:p>
          </table:table-cell>
        </table:table-row>
        <table:table-row table:style-name="ro1">
          <table:table-cell office:value-type="float" office:value="2.48">
            <text:p>2,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office:value-type="float" office:value="3.78">
            <text:p>3,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float" office:value="4.166">
            <text:p>4,1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float" office:value="1.81">
            <text:p>1,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float" office:value="4.167">
            <text:p>4,1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3.79">
            <text:p>3,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1.82">
            <text:p>1,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2.49">
            <text:p>2,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4.168">
            <text:p>4,1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3.81">
            <text:p>3,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4.169">
            <text:p>4,1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1.83">
            <text:p>1,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float" office:value="3.82">
            <text:p>3,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float" office:value="1.84">
            <text:p>1,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82">
            <text:p>2782</text:p>
          </table:table-cell>
        </table:table-row>
        <table:table-row table:style-name="ro1">
          <table:table-cell office:value-type="float" office:value="4.171">
            <text:p>4,1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3.83">
            <text:p>3,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79">
            <text:p>2679</text:p>
          </table:table-cell>
        </table:table-row>
        <table:table-row table:style-name="ro1">
          <table:table-cell office:value-type="float" office:value="4.172">
            <text:p>4,1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3.84">
            <text:p>3,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82">
            <text:p>2682</text:p>
          </table:table-cell>
        </table:table-row>
        <table:table-row table:style-name="ro1">
          <table:table-cell office:value-type="float" office:value="4.173">
            <text:p>4,1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float" office:value="1.85">
            <text:p>1,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float" office:value="2.51">
            <text:p>2,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4.174">
            <text:p>4,1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3.85">
            <text:p>3,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89">
            <text:p>2689</text:p>
          </table:table-cell>
        </table:table-row>
        <table:table-row table:style-name="ro1">
          <table:table-cell office:value-type="float" office:value="4.175">
            <text:p>4,1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float" office:value="1.86">
            <text:p>1,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12">
            <text:p>2812</text:p>
          </table:table-cell>
        </table:table-row>
        <table:table-row table:style-name="ro1">
          <table:table-cell office:value-type="float" office:value="3.86">
            <text:p>3,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float" office:value="4.176">
            <text:p>4,1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3.87">
            <text:p>3,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float" office:value="2.52">
            <text:p>2,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float" office:value="1.87">
            <text:p>1,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float" office:value="4.177">
            <text:p>4,1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3.88">
            <text:p>3,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4.178">
            <text:p>4,1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1.88">
            <text:p>1,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4.179">
            <text:p>4,1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office:value-type="float" office:value="3.89">
            <text:p>3,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2.53">
            <text:p>2,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1.89">
            <text:p>1,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55">
            <text:p>2855</text:p>
          </table:table-cell>
        </table:table-row>
        <table:table-row table:style-name="ro1">
          <table:table-cell office:value-type="float" office:value="4.181">
            <text:p>4,1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float" office:value="3.91">
            <text:p>3,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float" office:value="4.182">
            <text:p>4,1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2.54">
            <text:p>2,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float" office:value="3.92">
            <text:p>3,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4.183">
            <text:p>4,1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1.91">
            <text:p>1,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78">
            <text:p>2878</text:p>
          </table:table-cell>
        </table:table-row>
        <table:table-row table:style-name="ro1">
          <table:table-cell office:value-type="float" office:value="4.184">
            <text:p>4,1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float" office:value="3.93">
            <text:p>3,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46">
            <text:p>2746</text:p>
          </table:table-cell>
        </table:table-row>
        <table:table-row table:style-name="ro1">
          <table:table-cell office:value-type="float" office:value="4.185">
            <text:p>4,1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2.55">
            <text:p>2,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1.92">
            <text:p>1,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3.94">
            <text:p>3,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57">
            <text:p>2757</text:p>
          </table:table-cell>
        </table:table-row>
        <table:table-row table:style-name="ro1">
          <table:table-cell office:value-type="float" office:value="4.186">
            <text:p>4,1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3.95">
            <text:p>3,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office:value-type="float" office:value="4.187">
            <text:p>4,1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float" office:value="1.93">
            <text:p>1,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office:value-type="float" office:value="4.188">
            <text:p>4,1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3.96">
            <text:p>3,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office:value-type="float" office:value="2.56">
            <text:p>2,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1.94">
            <text:p>1,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4.189">
            <text:p>4,1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3.97">
            <text:p>3,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4.191">
            <text:p>4,1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05">
            <text:p>2605</text:p>
          </table:table-cell>
        </table:table-row>
        <table:table-row table:style-name="ro1">
          <table:table-cell office:value-type="float" office:value="3.98">
            <text:p>3,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float" office:value="1.95">
            <text:p>1,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35">
            <text:p>2935</text:p>
          </table:table-cell>
        </table:table-row>
        <table:table-row table:style-name="ro1">
          <table:table-cell office:value-type="float" office:value="2.57">
            <text:p>2,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7">
            <text:p>2847</text:p>
          </table:table-cell>
        </table:table-row>
        <table:table-row table:style-name="ro1">
          <table:table-cell office:value-type="float" office:value="3.99">
            <text:p>3,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float" office:value="4.192">
            <text:p>4,1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float" office:value="4.193">
            <text:p>4,1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float" office:value="1.96">
            <text:p>1,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47">
            <text:p>2947</text:p>
          </table:table-cell>
        </table:table-row>
        <table:table-row table:style-name="ro1">
          <table:table-cell office:value-type="float" office:value="4.194">
            <text:p>4,1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float" office:value="2.58">
            <text:p>2,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float" office:value="3.101">
            <text:p>3,1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1.97">
            <text:p>1,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4.195">
            <text:p>4,1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3.102">
            <text:p>3,1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09">
            <text:p>2809</text:p>
          </table:table-cell>
        </table:table-row>
        <table:table-row table:style-name="ro1">
          <table:table-cell office:value-type="float" office:value="4.196">
            <text:p>4,1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float" office:value="1.98">
            <text:p>1,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float" office:value="4.197">
            <text:p>4,1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float" office:value="3.103">
            <text:p>3,1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16">
            <text:p>2816</text:p>
          </table:table-cell>
        </table:table-row>
        <table:table-row table:style-name="ro1">
          <table:table-cell office:value-type="float" office:value="2.59">
            <text:p>2,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float" office:value="1.99">
            <text:p>1,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4.198">
            <text:p>4,1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54">
            <text:p>2654</text:p>
          </table:table-cell>
        </table:table-row>
        <table:table-row table:style-name="ro1">
          <table:table-cell office:value-type="float" office:value="3.104">
            <text:p>3,1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4.199">
            <text:p>4,1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float" office:value="3.105">
            <text:p>3,1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32">
            <text:p>2832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float" office:value="3.106">
            <text:p>3,1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float" office:value="4.201">
            <text:p>4,2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73">
            <text:p>2673</text:p>
          </table:table-cell>
        </table:table-row>
        <table:table-row table:style-name="ro1">
          <table:table-cell office:value-type="float" office:value="1.101">
            <text:p>1,1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4.202">
            <text:p>4,2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79">
            <text:p>2679</text:p>
          </table:table-cell>
        </table:table-row>
        <table:table-row table:style-name="ro1">
          <table:table-cell office:value-type="float" office:value="3.107">
            <text:p>3,1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float" office:value="2.61">
            <text:p>2,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float" office:value="1.102">
            <text:p>1,1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4.203">
            <text:p>4,2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87">
            <text:p>2687</text:p>
          </table:table-cell>
        </table:table-row>
        <table:table-row table:style-name="ro1">
          <table:table-cell office:value-type="float" office:value="3.108">
            <text:p>3,1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53">
            <text:p>2853</text:p>
          </table:table-cell>
        </table:table-row>
        <table:table-row table:style-name="ro1">
          <table:table-cell office:value-type="float" office:value="4.204">
            <text:p>4,2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float" office:value="3.109">
            <text:p>3,1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54">
            <text:p>2854</text:p>
          </table:table-cell>
        </table:table-row>
        <table:table-row table:style-name="ro1">
          <table:table-cell office:value-type="float" office:value="4.205">
            <text:p>4,2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1.103">
            <text:p>1,1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37">
            <text:p>3037</text:p>
          </table:table-cell>
        </table:table-row>
        <table:table-row table:style-name="ro1">
          <table:table-cell office:value-type="float" office:value="2.62">
            <text:p>2,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64">
            <text:p>2864</text:p>
          </table:table-cell>
        </table:table-row>
        <table:table-row table:style-name="ro1">
          <table:table-cell office:value-type="float" office:value="4.206">
            <text:p>4,2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1.104">
            <text:p>1,1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float" office:value="4.207">
            <text:p>4,2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float" office:value="3.111">
            <text:p>3,1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4.208">
            <text:p>4,2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13">
            <text:p>2713</text:p>
          </table:table-cell>
        </table:table-row>
        <table:table-row table:style-name="ro1">
          <table:table-cell office:value-type="float" office:value="3.112">
            <text:p>3,1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float" office:value="2.63">
            <text:p>2,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5">
            <text:p>2965</text:p>
          </table:table-cell>
        </table:table-row>
        <table:table-row table:style-name="ro1">
          <table:table-cell office:value-type="float" office:value="1.105">
            <text:p>1,1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65">
            <text:p>3065</text:p>
          </table:table-cell>
        </table:table-row>
        <table:table-row table:style-name="ro1">
          <table:table-cell office:value-type="float" office:value="4.209">
            <text:p>4,2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float" office:value="3.113">
            <text:p>3,1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1.106">
            <text:p>1,1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77">
            <text:p>3077</text:p>
          </table:table-cell>
        </table:table-row>
        <table:table-row table:style-name="ro1">
          <table:table-cell office:value-type="float" office:value="4.211">
            <text:p>4,2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29">
            <text:p>2729</text:p>
          </table:table-cell>
        </table:table-row>
        <table:table-row table:style-name="ro1">
          <table:table-cell office:value-type="float" office:value="3.114">
            <text:p>3,1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office:value-type="float" office:value="2.64">
            <text:p>2,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85">
            <text:p>2985</text:p>
          </table:table-cell>
        </table:table-row>
        <table:table-row table:style-name="ro1">
          <table:table-cell office:value-type="float" office:value="3.115">
            <text:p>3,1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office:value-type="float" office:value="4.212">
            <text:p>4,2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1.107">
            <text:p>1,1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float" office:value="4.213">
            <text:p>4,2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float" office:value="3.116">
            <text:p>3,1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float" office:value="4.214">
            <text:p>4,2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1.108">
            <text:p>1,1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07">
            <text:p>3107</text:p>
          </table:table-cell>
        </table:table-row>
        <table:table-row table:style-name="ro1">
          <table:table-cell office:value-type="float" office:value="2.65">
            <text:p>2,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06">
            <text:p>3006</text:p>
          </table:table-cell>
        </table:table-row>
        <table:table-row table:style-name="ro1">
          <table:table-cell office:value-type="float" office:value="3.117">
            <text:p>3,1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float" office:value="4.215">
            <text:p>4,2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57">
            <text:p>2757</text:p>
          </table:table-cell>
        </table:table-row>
        <table:table-row table:style-name="ro1">
          <table:table-cell office:value-type="float" office:value="1.109">
            <text:p>1,1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4.216">
            <text:p>4,2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3.118">
            <text:p>3,1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float" office:value="4.217">
            <text:p>4,2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float" office:value="2.66">
            <text:p>2,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3.119">
            <text:p>3,1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4.218">
            <text:p>4,2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75">
            <text:p>2775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32">
            <text:p>2932</text:p>
          </table:table-cell>
        </table:table-row>
        <table:table-row table:style-name="ro1">
          <table:table-cell office:value-type="float" office:value="4.219">
            <text:p>4,2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80">
            <text:p>2780</text:p>
          </table:table-cell>
        </table:table-row>
        <table:table-row table:style-name="ro1">
          <table:table-cell office:value-type="float" office:value="1.111">
            <text:p>1,1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43">
            <text:p>3143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float" office:value="3.121">
            <text:p>3,1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float" office:value="2.67">
            <text:p>2,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55">
            <text:p>3155</text:p>
          </table:table-cell>
        </table:table-row>
        <table:table-row table:style-name="ro1">
          <table:table-cell office:value-type="float" office:value="4.221">
            <text:p>4,2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94">
            <text:p>2794</text:p>
          </table:table-cell>
        </table:table-row>
        <table:table-row table:style-name="ro1">
          <table:table-cell office:value-type="float" office:value="3.122">
            <text:p>3,1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float" office:value="4.222">
            <text:p>4,2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3.123">
            <text:p>3,1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4.223">
            <text:p>4,2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02">
            <text:p>2802</text:p>
          </table:table-cell>
        </table:table-row>
        <table:table-row table:style-name="ro1">
          <table:table-cell office:value-type="float" office:value="3.124">
            <text:p>3,1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float" office:value="2.68">
            <text:p>2,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float" office:value="1.113">
            <text:p>1,1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79">
            <text:p>3179</text:p>
          </table:table-cell>
        </table:table-row>
        <table:table-row table:style-name="ro1">
          <table:table-cell office:value-type="float" office:value="4.224">
            <text:p>4,2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12">
            <text:p>2812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4.225">
            <text:p>4,2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float" office:value="1.114">
            <text:p>1,1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4.226">
            <text:p>4,2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2.69">
            <text:p>2,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85">
            <text:p>3085</text:p>
          </table:table-cell>
        </table:table-row>
        <table:table-row table:style-name="ro1">
          <table:table-cell office:value-type="float" office:value="3.126">
            <text:p>3,1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float" office:value="1.115">
            <text:p>1,1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float" office:value="4.227">
            <text:p>4,2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3.127">
            <text:p>3,1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4.228">
            <text:p>4,2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33">
            <text:p>2833</text:p>
          </table:table-cell>
        </table:table-row>
        <table:table-row table:style-name="ro1">
          <table:table-cell office:value-type="float" office:value="1.116">
            <text:p>1,1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1">
            <text:p>3211</text:p>
          </table:table-cell>
        </table:table-row>
        <table:table-row table:style-name="ro1">
          <table:table-cell office:value-type="float" office:value="4.229">
            <text:p>4,2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float" office:value="3.128">
            <text:p>3,1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3.129">
            <text:p>3,1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1.117">
            <text:p>1,1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7">
            <text:p>3227</text:p>
          </table:table-cell>
        </table:table-row>
        <table:table-row table:style-name="ro1">
          <table:table-cell office:value-type="float" office:value="4.231">
            <text:p>4,2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4.232">
            <text:p>4,2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55">
            <text:p>2855</text:p>
          </table:table-cell>
        </table:table-row>
        <table:table-row table:style-name="ro1">
          <table:table-cell office:value-type="float" office:value="2.71">
            <text:p>2,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26">
            <text:p>3126</text:p>
          </table:table-cell>
        </table:table-row>
        <table:table-row table:style-name="ro1">
          <table:table-cell office:value-type="float" office:value="1.118">
            <text:p>1,1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9">
            <text:p>3239</text:p>
          </table:table-cell>
        </table:table-row>
        <table:table-row table:style-name="ro1">
          <table:table-cell office:value-type="float" office:value="4.233">
            <text:p>4,2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64">
            <text:p>2864</text:p>
          </table:table-cell>
        </table:table-row>
        <table:table-row table:style-name="ro1">
          <table:table-cell office:value-type="float" office:value="3.131">
            <text:p>3,1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09">
            <text:p>3009</text:p>
          </table:table-cell>
        </table:table-row>
        <table:table-row table:style-name="ro1">
          <table:table-cell office:value-type="float" office:value="4.234">
            <text:p>4,2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3.132">
            <text:p>3,1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float" office:value="4.235">
            <text:p>4,2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1.119">
            <text:p>1,1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7">
            <text:p>3257</text:p>
          </table:table-cell>
        </table:table-row>
        <table:table-row table:style-name="ro1">
          <table:table-cell office:value-type="float" office:value="2.72">
            <text:p>2,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6">
            <text:p>3146</text:p>
          </table:table-cell>
        </table:table-row>
        <table:table-row table:style-name="ro1">
          <table:table-cell office:value-type="float" office:value="3.133">
            <text:p>3,1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4.236">
            <text:p>4,2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0">
            <text:p>3270</text:p>
          </table:table-cell>
        </table:table-row>
        <table:table-row table:style-name="ro1">
          <table:table-cell office:value-type="float" office:value="4.237">
            <text:p>4,2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float" office:value="3.134">
            <text:p>3,1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2.73">
            <text:p>2,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float" office:value="3.135">
            <text:p>3,1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4.238">
            <text:p>4,2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float" office:value="1.121">
            <text:p>1,1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float" office:value="4.239">
            <text:p>4,2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float" office:value="3.136">
            <text:p>3,1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office:value-type="float" office:value="1.122">
            <text:p>1,1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office:value-type="float" office:value="4.241">
            <text:p>4,2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3.137">
            <text:p>3,1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float" office:value="2.74">
            <text:p>2,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float" office:value="3.138">
            <text:p>3,1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4.242">
            <text:p>4,2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float" office:value="1.123">
            <text:p>1,1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3">
            <text:p>3313</text:p>
          </table:table-cell>
        </table:table-row>
        <table:table-row table:style-name="ro1">
          <table:table-cell office:value-type="float" office:value="4.243">
            <text:p>4,2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float" office:value="3.139">
            <text:p>3,1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4.244">
            <text:p>4,2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float" office:value="1.124">
            <text:p>1,1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5">
            <text:p>3325</text:p>
          </table:table-cell>
        </table:table-row>
        <table:table-row table:style-name="ro1">
          <table:table-cell office:value-type="float" office:value="2.75">
            <text:p>2,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08">
            <text:p>3208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float" office:value="4.245">
            <text:p>4,2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float" office:value="4.246">
            <text:p>4,2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float" office:value="1.125">
            <text:p>1,1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1">
            <text:p>3341</text:p>
          </table:table-cell>
        </table:table-row>
        <table:table-row table:style-name="ro1">
          <table:table-cell office:value-type="float" office:value="4.247">
            <text:p>4,2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3.142">
            <text:p>3,1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78">
            <text:p>3078</text:p>
          </table:table-cell>
        </table:table-row>
        <table:table-row table:style-name="ro1">
          <table:table-cell office:value-type="float" office:value="2.76">
            <text:p>2,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27">
            <text:p>3227</text:p>
          </table:table-cell>
        </table:table-row>
        <table:table-row table:style-name="ro1">
          <table:table-cell office:value-type="float" office:value="1.126">
            <text:p>1,1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4">
            <text:p>3354</text:p>
          </table:table-cell>
        </table:table-row>
        <table:table-row table:style-name="ro1">
          <table:table-cell office:value-type="float" office:value="4.248">
            <text:p>4,2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51">
            <text:p>2951</text:p>
          </table:table-cell>
        </table:table-row>
        <table:table-row table:style-name="ro1">
          <table:table-cell office:value-type="float" office:value="3.143">
            <text:p>3,1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85">
            <text:p>3085</text:p>
          </table:table-cell>
        </table:table-row>
        <table:table-row table:style-name="ro1">
          <table:table-cell office:value-type="float" office:value="4.249">
            <text:p>4,2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54">
            <text:p>2954</text:p>
          </table:table-cell>
        </table:table-row>
        <table:table-row table:style-name="ro1">
          <table:table-cell office:value-type="float" office:value="3.144">
            <text:p>3,1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89">
            <text:p>3089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1.127">
            <text:p>1,1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float" office:value="2.77">
            <text:p>2,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50">
            <text:p>3250</text:p>
          </table:table-cell>
        </table:table-row>
        <table:table-row table:style-name="ro1">
          <table:table-cell office:value-type="float" office:value="3.145">
            <text:p>3,1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96">
            <text:p>3096</text:p>
          </table:table-cell>
        </table:table-row>
        <table:table-row table:style-name="ro1">
          <table:table-cell office:value-type="float" office:value="4.251">
            <text:p>4,2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float" office:value="1.128">
            <text:p>1,1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float" office:value="4.252">
            <text:p>4,2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float" office:value="3.146">
            <text:p>3,1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07">
            <text:p>3107</text:p>
          </table:table-cell>
        </table:table-row>
        <table:table-row table:style-name="ro1">
          <table:table-cell office:value-type="float" office:value="4.253">
            <text:p>4,2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.147">
            <text:p>3,1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07">
            <text:p>3107</text:p>
          </table:table-cell>
        </table:table-row>
        <table:table-row table:style-name="ro1">
          <table:table-cell office:value-type="float" office:value="2.78">
            <text:p>2,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71">
            <text:p>3271</text:p>
          </table:table-cell>
        </table:table-row>
        <table:table-row table:style-name="ro1">
          <table:table-cell office:value-type="float" office:value="1.129">
            <text:p>1,1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office:value-type="float" office:value="4.254">
            <text:p>4,2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float" office:value="3.148">
            <text:p>3,1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18">
            <text:p>3118</text:p>
          </table:table-cell>
        </table:table-row>
        <table:table-row table:style-name="ro1">
          <table:table-cell office:value-type="float" office:value="4.255">
            <text:p>4,2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0">
            <text:p>3410</text:p>
          </table:table-cell>
        </table:table-row>
        <table:table-row table:style-name="ro1">
          <table:table-cell office:value-type="float" office:value="2.79">
            <text:p>2,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float" office:value="3.149">
            <text:p>3,1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float" office:value="4.256">
            <text:p>4,2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06">
            <text:p>3006</text:p>
          </table:table-cell>
        </table:table-row>
        <table:table-row table:style-name="ro1">
          <table:table-cell office:value-type="float" office:value="1.131">
            <text:p>1,1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8">
            <text:p>3418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office:value-type="float" office:value="4.257">
            <text:p>4,2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3.151">
            <text:p>3,1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float" office:value="4.258">
            <text:p>4,2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12">
            <text:p>3012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07">
            <text:p>3307</text:p>
          </table:table-cell>
        </table:table-row>
        <table:table-row table:style-name="ro1">
          <table:table-cell office:value-type="float" office:value="1.132">
            <text:p>1,1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8">
            <text:p>3438</text:p>
          </table:table-cell>
        </table:table-row>
        <table:table-row table:style-name="ro1">
          <table:table-cell office:value-type="float" office:value="4.259">
            <text:p>4,2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float" office:value="3.152">
            <text:p>3,1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3.153">
            <text:p>3,1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4.261">
            <text:p>4,2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float" office:value="1.133">
            <text:p>1,1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3">
            <text:p>3453</text:p>
          </table:table-cell>
        </table:table-row>
        <table:table-row table:style-name="ro1">
          <table:table-cell office:value-type="float" office:value="2.81">
            <text:p>2,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office:value-type="float" office:value="3.154">
            <text:p>3,1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float" office:value="4.262">
            <text:p>4,2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1.134">
            <text:p>1,1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6">
            <text:p>3466</text:p>
          </table:table-cell>
        </table:table-row>
        <table:table-row table:style-name="ro1">
          <table:table-cell office:value-type="float" office:value="4.263">
            <text:p>4,2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float" office:value="3.155">
            <text:p>3,1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66">
            <text:p>3166</text:p>
          </table:table-cell>
        </table:table-row>
        <table:table-row table:style-name="ro1">
          <table:table-cell office:value-type="float" office:value="4.264">
            <text:p>4,2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float" office:value="2.82">
            <text:p>2,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1.135">
            <text:p>1,1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3">
            <text:p>3483</text:p>
          </table:table-cell>
        </table:table-row>
        <table:table-row table:style-name="ro1">
          <table:table-cell office:value-type="float" office:value="4.265">
            <text:p>4,2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3.157">
            <text:p>3,1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float" office:value="4.266">
            <text:p>4,2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float" office:value="1.136">
            <text:p>1,1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5">
            <text:p>3495</text:p>
          </table:table-cell>
        </table:table-row>
        <table:table-row table:style-name="ro1">
          <table:table-cell office:value-type="float" office:value="4.267">
            <text:p>4,2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63">
            <text:p>3063</text:p>
          </table:table-cell>
        </table:table-row>
        <table:table-row table:style-name="ro1">
          <table:table-cell office:value-type="float" office:value="3.158">
            <text:p>3,1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2.83">
            <text:p>2,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66">
            <text:p>3366</text:p>
          </table:table-cell>
        </table:table-row>
        <table:table-row table:style-name="ro1">
          <table:table-cell office:value-type="float" office:value="3.159">
            <text:p>3,1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4.268">
            <text:p>4,2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75">
            <text:p>3075</text:p>
          </table:table-cell>
        </table:table-row>
        <table:table-row table:style-name="ro1">
          <table:table-cell office:value-type="float" office:value="1.137">
            <text:p>1,1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0">
            <text:p>3510</text:p>
          </table:table-cell>
        </table:table-row>
        <table:table-row table:style-name="ro1">
          <table:table-cell office:value-type="float" office:value="4.269">
            <text:p>4,2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77">
            <text:p>3077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float" office:value="1.138">
            <text:p>1,1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3">
            <text:p>3523</text:p>
          </table:table-cell>
        </table:table-row>
        <table:table-row table:style-name="ro1">
          <table:table-cell office:value-type="float" office:value="2.84">
            <text:p>2,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86">
            <text:p>3386</text:p>
          </table:table-cell>
        </table:table-row>
        <table:table-row table:style-name="ro1">
          <table:table-cell office:value-type="float" office:value="3.161">
            <text:p>3,1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4.271">
            <text:p>4,2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float" office:value="3.162">
            <text:p>3,1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office:value-type="float" office:value="4.272">
            <text:p>4,2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96">
            <text:p>3096</text:p>
          </table:table-cell>
        </table:table-row>
        <table:table-row table:style-name="ro1">
          <table:table-cell office:value-type="float" office:value="1.139">
            <text:p>1,1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6">
            <text:p>3536</text:p>
          </table:table-cell>
        </table:table-row>
        <table:table-row table:style-name="ro1">
          <table:table-cell office:value-type="float" office:value="2.85">
            <text:p>2,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float" office:value="3.163">
            <text:p>3,1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15">
            <text:p>3215</text:p>
          </table:table-cell>
        </table:table-row>
        <table:table-row table:style-name="ro1">
          <table:table-cell office:value-type="float" office:value="4.273">
            <text:p>4,2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9">
            <text:p>3549</text:p>
          </table:table-cell>
        </table:table-row>
        <table:table-row table:style-name="ro1">
          <table:table-cell office:value-type="float" office:value="4.274">
            <text:p>4,2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10">
            <text:p>3110</text:p>
          </table:table-cell>
        </table:table-row>
        <table:table-row table:style-name="ro1">
          <table:table-cell office:value-type="float" office:value="3.164">
            <text:p>3,1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26">
            <text:p>3226</text:p>
          </table:table-cell>
        </table:table-row>
        <table:table-row table:style-name="ro1">
          <table:table-cell office:value-type="float" office:value="4.275">
            <text:p>4,2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float" office:value="3.165">
            <text:p>3,1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25">
            <text:p>3225</text:p>
          </table:table-cell>
        </table:table-row>
        <table:table-row table:style-name="ro1">
          <table:table-cell office:value-type="float" office:value="2.86">
            <text:p>2,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office:value-type="float" office:value="1.141">
            <text:p>1,1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5">
            <text:p>3565</text:p>
          </table:table-cell>
        </table:table-row>
        <table:table-row table:style-name="ro1">
          <table:table-cell office:value-type="float" office:value="4.276">
            <text:p>4,2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24">
            <text:p>3124</text:p>
          </table:table-cell>
        </table:table-row>
        <table:table-row table:style-name="ro1">
          <table:table-cell office:value-type="float" office:value="3.166">
            <text:p>3,1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float" office:value="4.277">
            <text:p>4,2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29">
            <text:p>3129</text:p>
          </table:table-cell>
        </table:table-row>
        <table:table-row table:style-name="ro1">
          <table:table-cell office:value-type="float" office:value="1.142">
            <text:p>1,1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6">
            <text:p>3576</text:p>
          </table:table-cell>
        </table:table-row>
        <table:table-row table:style-name="ro1">
          <table:table-cell office:value-type="float" office:value="4.278">
            <text:p>4,2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31">
            <text:p>3131</text:p>
          </table:table-cell>
        </table:table-row>
        <table:table-row table:style-name="ro1">
          <table:table-cell office:value-type="float" office:value="3.167">
            <text:p>3,1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41">
            <text:p>3241</text:p>
          </table:table-cell>
        </table:table-row>
        <table:table-row table:style-name="ro1">
          <table:table-cell office:value-type="float" office:value="2.87">
            <text:p>2,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41">
            <text:p>3441</text:p>
          </table:table-cell>
        </table:table-row>
        <table:table-row table:style-name="ro1">
          <table:table-cell office:value-type="float" office:value="1.143">
            <text:p>1,1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float" office:value="4.279">
            <text:p>4,2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float" office:value="3.168">
            <text:p>3,1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46">
            <text:p>3146</text:p>
          </table:table-cell>
        </table:table-row>
        <table:table-row table:style-name="ro1">
          <table:table-cell office:value-type="float" office:value="1.144">
            <text:p>1,1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6">
            <text:p>3596</text:p>
          </table:table-cell>
        </table:table-row>
        <table:table-row table:style-name="ro1">
          <table:table-cell office:value-type="float" office:value="4.281">
            <text:p>4,2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float" office:value="3.169">
            <text:p>3,1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59">
            <text:p>3259</text:p>
          </table:table-cell>
        </table:table-row>
        <table:table-row table:style-name="ro1">
          <table:table-cell office:value-type="float" office:value="2.88">
            <text:p>2,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4.282">
            <text:p>4,2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float" office:value="1.145">
            <text:p>1,1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4">
            <text:p>3614</text:p>
          </table:table-cell>
        </table:table-row>
        <table:table-row table:style-name="ro1">
          <table:table-cell office:value-type="float" office:value="4.283">
            <text:p>4,2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63">
            <text:p>3163</text:p>
          </table:table-cell>
        </table:table-row>
        <table:table-row table:style-name="ro1">
          <table:table-cell office:value-type="float" office:value="3.171">
            <text:p>3,1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float" office:value="4.284">
            <text:p>4,2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65">
            <text:p>3165</text:p>
          </table:table-cell>
        </table:table-row>
        <table:table-row table:style-name="ro1">
          <table:table-cell office:value-type="float" office:value="1.146">
            <text:p>1,1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6">
            <text:p>3626</text:p>
          </table:table-cell>
        </table:table-row>
        <table:table-row table:style-name="ro1">
          <table:table-cell office:value-type="float" office:value="2.89">
            <text:p>2,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80">
            <text:p>3480</text:p>
          </table:table-cell>
        </table:table-row>
        <table:table-row table:style-name="ro1">
          <table:table-cell office:value-type="float" office:value="3.172">
            <text:p>3,1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81">
            <text:p>3281</text:p>
          </table:table-cell>
        </table:table-row>
        <table:table-row table:style-name="ro1">
          <table:table-cell office:value-type="float" office:value="4.285">
            <text:p>4,2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74">
            <text:p>3174</text:p>
          </table:table-cell>
        </table:table-row>
        <table:table-row table:style-name="ro1">
          <table:table-cell office:value-type="float" office:value="3.173">
            <text:p>3,1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82">
            <text:p>3282</text:p>
          </table:table-cell>
        </table:table-row>
        <table:table-row table:style-name="ro1">
          <table:table-cell office:value-type="float" office:value="4.286">
            <text:p>4,2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79">
            <text:p>3179</text:p>
          </table:table-cell>
        </table:table-row>
        <table:table-row table:style-name="ro1">
          <table:table-cell office:value-type="float" office:value="1.147">
            <text:p>1,1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2">
            <text:p>3642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3.174">
            <text:p>3,1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92">
            <text:p>3292</text:p>
          </table:table-cell>
        </table:table-row>
        <table:table-row table:style-name="ro1">
          <table:table-cell office:value-type="float" office:value="4.287">
            <text:p>4,2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88">
            <text:p>3188</text:p>
          </table:table-cell>
        </table:table-row>
        <table:table-row table:style-name="ro1">
          <table:table-cell office:value-type="float" office:value="1.148">
            <text:p>1,1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float" office:value="4.288">
            <text:p>4,2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3.175">
            <text:p>3,1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float" office:value="4.289">
            <text:p>4,2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float" office:value="3.176">
            <text:p>3,1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02">
            <text:p>3302</text:p>
          </table:table-cell>
        </table:table-row>
        <table:table-row table:style-name="ro1">
          <table:table-cell office:value-type="float" office:value="2.91">
            <text:p>2,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13">
            <text:p>3513</text:p>
          </table:table-cell>
        </table:table-row>
        <table:table-row table:style-name="ro1">
          <table:table-cell office:value-type="float" office:value="1.149">
            <text:p>1,1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9">
            <text:p>3669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3.177">
            <text:p>3,1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float" office:value="4.291">
            <text:p>4,2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09">
            <text:p>3209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0">
            <text:p>3680</text:p>
          </table:table-cell>
        </table:table-row>
        <table:table-row table:style-name="ro1">
          <table:table-cell office:value-type="float" office:value="4.292">
            <text:p>4,2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float" office:value="3.178">
            <text:p>3,1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18">
            <text:p>3318</text:p>
          </table:table-cell>
        </table:table-row>
        <table:table-row table:style-name="ro1">
          <table:table-cell office:value-type="float" office:value="2.92">
            <text:p>2,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office:value-type="float" office:value="3.179">
            <text:p>3,1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4.293">
            <text:p>4,2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24">
            <text:p>3224</text:p>
          </table:table-cell>
        </table:table-row>
        <table:table-row table:style-name="ro1">
          <table:table-cell office:value-type="float" office:value="1.151">
            <text:p>1,1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94">
            <text:p>3694</text:p>
          </table:table-cell>
        </table:table-row>
        <table:table-row table:style-name="ro1">
          <table:table-cell office:value-type="float" office:value="4.294">
            <text:p>4,2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27">
            <text:p>3227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office:value-type="float" office:value="1.152">
            <text:p>1,1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05">
            <text:p>3705</text:p>
          </table:table-cell>
        </table:table-row>
        <table:table-row table:style-name="ro1">
          <table:table-cell office:value-type="float" office:value="4.295">
            <text:p>4,2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34">
            <text:p>3234</text:p>
          </table:table-cell>
        </table:table-row>
        <table:table-row table:style-name="ro1">
          <table:table-cell office:value-type="float" office:value="3.181">
            <text:p>3,1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2.93">
            <text:p>2,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55">
            <text:p>3555</text:p>
          </table:table-cell>
        </table:table-row>
        <table:table-row table:style-name="ro1">
          <table:table-cell office:value-type="float" office:value="3.182">
            <text:p>3,1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38">
            <text:p>3338</text:p>
          </table:table-cell>
        </table:table-row>
        <table:table-row table:style-name="ro1">
          <table:table-cell office:value-type="float" office:value="4.296">
            <text:p>4,2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44">
            <text:p>3244</text:p>
          </table:table-cell>
        </table:table-row>
        <table:table-row table:style-name="ro1">
          <table:table-cell office:value-type="float" office:value="1.153">
            <text:p>1,1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4.297">
            <text:p>4,2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3.183">
            <text:p>3,1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43">
            <text:p>3343</text:p>
          </table:table-cell>
        </table:table-row>
        <table:table-row table:style-name="ro1">
          <table:table-cell office:value-type="float" office:value="4.298">
            <text:p>4,2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1.154">
            <text:p>1,1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float" office:value="2.94">
            <text:p>2,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76">
            <text:p>3576</text:p>
          </table:table-cell>
        </table:table-row>
        <table:table-row table:style-name="ro1">
          <table:table-cell office:value-type="float" office:value="3.184">
            <text:p>3,1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54">
            <text:p>3354</text:p>
          </table:table-cell>
        </table:table-row>
        <table:table-row table:style-name="ro1">
          <table:table-cell office:value-type="float" office:value="4.299">
            <text:p>4,2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61">
            <text:p>3261</text:p>
          </table:table-cell>
        </table:table-row>
        <table:table-row table:style-name="ro1">
          <table:table-cell office:value-type="float" office:value="3.185">
            <text:p>3,1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1.155">
            <text:p>1,1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48">
            <text:p>3748</text:p>
          </table:table-cell>
        </table:table-row>
        <table:table-row table:style-name="ro1">
          <table:table-cell office:value-type="float" office:value="4.301">
            <text:p>4,3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70">
            <text:p>3270</text:p>
          </table:table-cell>
        </table:table-row>
        <table:table-row table:style-name="ro1">
          <table:table-cell office:value-type="float" office:value="3.186">
            <text:p>3,1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float" office:value="2.95">
            <text:p>2,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96">
            <text:p>3596</text:p>
          </table:table-cell>
        </table:table-row>
        <table:table-row table:style-name="ro1">
          <table:table-cell office:value-type="float" office:value="1.156">
            <text:p>1,1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9">
            <text:p>3759</text:p>
          </table:table-cell>
        </table:table-row>
        <table:table-row table:style-name="ro1">
          <table:table-cell office:value-type="float" office:value="4.302">
            <text:p>4,3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79">
            <text:p>3279</text:p>
          </table:table-cell>
        </table:table-row>
        <table:table-row table:style-name="ro1">
          <table:table-cell office:value-type="float" office:value="3.187">
            <text:p>3,1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69">
            <text:p>3369</text:p>
          </table:table-cell>
        </table:table-row>
        <table:table-row table:style-name="ro1">
          <table:table-cell office:value-type="float" office:value="4.303">
            <text:p>4,3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82">
            <text:p>3282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71">
            <text:p>3371</text:p>
          </table:table-cell>
        </table:table-row>
        <table:table-row table:style-name="ro1">
          <table:table-cell office:value-type="float" office:value="4.304">
            <text:p>4,3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float" office:value="1.157">
            <text:p>1,1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75">
            <text:p>3775</text:p>
          </table:table-cell>
        </table:table-row>
        <table:table-row table:style-name="ro1">
          <table:table-cell office:value-type="float" office:value="2.96">
            <text:p>2,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15">
            <text:p>3615</text:p>
          </table:table-cell>
        </table:table-row>
        <table:table-row table:style-name="ro1">
          <table:table-cell office:value-type="float" office:value="3.189">
            <text:p>3,1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4.305">
            <text:p>4,3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office:value-type="float" office:value="1.158">
            <text:p>1,1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4.306">
            <text:p>4,3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4.307">
            <text:p>4,3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office:value-type="float" office:value="3.191">
            <text:p>3,1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float" office:value="2.97">
            <text:p>2,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36">
            <text:p>3636</text:p>
          </table:table-cell>
        </table:table-row>
        <table:table-row table:style-name="ro1">
          <table:table-cell office:value-type="float" office:value="1.159">
            <text:p>1,1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02">
            <text:p>3802</text:p>
          </table:table-cell>
        </table:table-row>
        <table:table-row table:style-name="ro1">
          <table:table-cell office:value-type="float" office:value="4.308">
            <text:p>4,3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14">
            <text:p>3314</text:p>
          </table:table-cell>
        </table:table-row>
        <table:table-row table:style-name="ro1">
          <table:table-cell office:value-type="float" office:value="3.192">
            <text:p>3,1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97">
            <text:p>3397</text:p>
          </table:table-cell>
        </table:table-row>
        <table:table-row table:style-name="ro1">
          <table:table-cell office:value-type="float" office:value="4.309">
            <text:p>4,3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24">
            <text:p>3324</text:p>
          </table:table-cell>
        </table:table-row>
        <table:table-row table:style-name="ro1">
          <table:table-cell office:value-type="float" office:value="3.193">
            <text:p>3,1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float" office:value="2.98">
            <text:p>2,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58">
            <text:p>3658</text:p>
          </table:table-cell>
        </table:table-row>
        <table:table-row table:style-name="ro1">
          <table:table-cell office:value-type="float" office:value="3.194">
            <text:p>3,1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float" office:value="4.311">
            <text:p>4,3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1.161">
            <text:p>1,1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3.195">
            <text:p>3,1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11">
            <text:p>3411</text:p>
          </table:table-cell>
        </table:table-row>
        <table:table-row table:style-name="ro1">
          <table:table-cell office:value-type="float" office:value="4.312">
            <text:p>4,3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float" office:value="4.313">
            <text:p>4,3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42">
            <text:p>3342</text:p>
          </table:table-cell>
        </table:table-row>
        <table:table-row table:style-name="ro1">
          <table:table-cell office:value-type="float" office:value="1.162">
            <text:p>1,1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37">
            <text:p>3837</text:p>
          </table:table-cell>
        </table:table-row>
        <table:table-row table:style-name="ro1">
          <table:table-cell office:value-type="float" office:value="3.196">
            <text:p>3,1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office:value-type="float" office:value="2.99">
            <text:p>2,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78">
            <text:p>3678</text:p>
          </table:table-cell>
        </table:table-row>
        <table:table-row table:style-name="ro1">
          <table:table-cell office:value-type="float" office:value="3.197">
            <text:p>3,1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office:value-type="float" office:value="4.314">
            <text:p>4,3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52">
            <text:p>3352</text:p>
          </table:table-cell>
        </table:table-row>
        <table:table-row table:style-name="ro1">
          <table:table-cell office:value-type="float" office:value="1.163">
            <text:p>1,1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float" office:value="4.315">
            <text:p>4,3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54">
            <text:p>3354</text:p>
          </table:table-cell>
        </table:table-row>
        <table:table-row table:style-name="ro1">
          <table:table-cell office:value-type="float" office:value="4.316">
            <text:p>4,3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59">
            <text:p>3359</text:p>
          </table:table-cell>
        </table:table-row>
        <table:table-row table:style-name="ro1">
          <table:table-cell office:value-type="float" office:value="3.198">
            <text:p>3,1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31">
            <text:p>3431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97">
            <text:p>3697</text:p>
          </table:table-cell>
        </table:table-row>
        <table:table-row table:style-name="ro1">
          <table:table-cell office:value-type="float" office:value="1.164">
            <text:p>1,1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3.199">
            <text:p>3,1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38">
            <text:p>3438</text:p>
          </table:table-cell>
        </table:table-row>
        <table:table-row table:style-name="ro1">
          <table:table-cell office:value-type="float" office:value="4.317">
            <text:p>4,3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69">
            <text:p>3369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41">
            <text:p>3441</text:p>
          </table:table-cell>
        </table:table-row>
        <table:table-row table:style-name="ro1">
          <table:table-cell office:value-type="float" office:value="4.318">
            <text:p>4,3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71">
            <text:p>3371</text:p>
          </table:table-cell>
        </table:table-row>
        <table:table-row table:style-name="ro1">
          <table:table-cell office:value-type="float" office:value="1.165">
            <text:p>1,1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2.101">
            <text:p>2,1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10">
            <text:p>3710</text:p>
          </table:table-cell>
        </table:table-row>
        <table:table-row table:style-name="ro1">
          <table:table-cell office:value-type="float" office:value="3.201">
            <text:p>3,2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float" office:value="4.319">
            <text:p>4,3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84">
            <text:p>3384</text:p>
          </table:table-cell>
        </table:table-row>
        <table:table-row table:style-name="ro1">
          <table:table-cell office:value-type="float" office:value="1.166">
            <text:p>1,1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1">
            <text:p>3891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86">
            <text:p>3386</text:p>
          </table:table-cell>
        </table:table-row>
        <table:table-row table:style-name="ro1">
          <table:table-cell office:value-type="float" office:value="3.202">
            <text:p>3,2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59">
            <text:p>3459</text:p>
          </table:table-cell>
        </table:table-row>
        <table:table-row table:style-name="ro1">
          <table:table-cell office:value-type="float" office:value="4.321">
            <text:p>4,3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90">
            <text:p>3390</text:p>
          </table:table-cell>
        </table:table-row>
        <table:table-row table:style-name="ro1">
          <table:table-cell office:value-type="float" office:value="3.203">
            <text:p>3,2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2.102">
            <text:p>2,1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float" office:value="1.167">
            <text:p>1,1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float" office:value="4.322">
            <text:p>4,3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float" office:value="4.323">
            <text:p>4,3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float" office:value="3.204">
            <text:p>3,2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71">
            <text:p>3471</text:p>
          </table:table-cell>
        </table:table-row>
        <table:table-row table:style-name="ro1">
          <table:table-cell office:value-type="float" office:value="4.324">
            <text:p>4,3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08">
            <text:p>3408</text:p>
          </table:table-cell>
        </table:table-row>
        <table:table-row table:style-name="ro1">
          <table:table-cell office:value-type="float" office:value="1.168">
            <text:p>1,1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0">
            <text:p>3920</text:p>
          </table:table-cell>
        </table:table-row>
        <table:table-row table:style-name="ro1">
          <table:table-cell office:value-type="float" office:value="3.205">
            <text:p>3,2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float" office:value="2.103">
            <text:p>2,1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52">
            <text:p>3752</text:p>
          </table:table-cell>
        </table:table-row>
        <table:table-row table:style-name="ro1">
          <table:table-cell office:value-type="float" office:value="1.169">
            <text:p>1,1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8">
            <text:p>3928</text:p>
          </table:table-cell>
        </table:table-row>
        <table:table-row table:style-name="ro1">
          <table:table-cell office:value-type="float" office:value="4.325">
            <text:p>4,3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22">
            <text:p>3422</text:p>
          </table:table-cell>
        </table:table-row>
        <table:table-row table:style-name="ro1">
          <table:table-cell office:value-type="float" office:value="3.206">
            <text:p>3,2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88">
            <text:p>3488</text:p>
          </table:table-cell>
        </table:table-row>
        <table:table-row table:style-name="ro1">
          <table:table-cell office:value-type="float" office:value="4.326">
            <text:p>4,3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0">
            <text:p>3940</text:p>
          </table:table-cell>
        </table:table-row>
        <table:table-row table:style-name="ro1">
          <table:table-cell office:value-type="float" office:value="4.327">
            <text:p>4,3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2.104">
            <text:p>2,1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72">
            <text:p>3772</text:p>
          </table:table-cell>
        </table:table-row>
        <table:table-row table:style-name="ro1">
          <table:table-cell office:value-type="float" office:value="3.207">
            <text:p>3,2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98">
            <text:p>3498</text:p>
          </table:table-cell>
        </table:table-row>
        <table:table-row table:style-name="ro1">
          <table:table-cell office:value-type="float" office:value="4.328">
            <text:p>4,3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37">
            <text:p>3437</text:p>
          </table:table-cell>
        </table:table-row>
        <table:table-row table:style-name="ro1">
          <table:table-cell office:value-type="float" office:value="3.208">
            <text:p>3,2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02">
            <text:p>3502</text:p>
          </table:table-cell>
        </table:table-row>
        <table:table-row table:style-name="ro1">
          <table:table-cell office:value-type="float" office:value="4.329">
            <text:p>4,3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40">
            <text:p>3440</text:p>
          </table:table-cell>
        </table:table-row>
        <table:table-row table:style-name="ro1">
          <table:table-cell office:value-type="float" office:value="1.171">
            <text:p>1,1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59">
            <text:p>3959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43">
            <text:p>3443</text:p>
          </table:table-cell>
        </table:table-row>
        <table:table-row table:style-name="ro1">
          <table:table-cell office:value-type="float" office:value="3.209">
            <text:p>3,2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10">
            <text:p>3510</text:p>
          </table:table-cell>
        </table:table-row>
        <table:table-row table:style-name="ro1">
          <table:table-cell office:value-type="float" office:value="2.105">
            <text:p>2,1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1.172">
            <text:p>1,1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office:value-type="float" office:value="4.331">
            <text:p>4,3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4.332">
            <text:p>4,3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57">
            <text:p>3457</text:p>
          </table:table-cell>
        </table:table-row>
        <table:table-row table:style-name="ro1">
          <table:table-cell office:value-type="float" office:value="3.211">
            <text:p>3,2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21">
            <text:p>3521</text:p>
          </table:table-cell>
        </table:table-row>
        <table:table-row table:style-name="ro1">
          <table:table-cell office:value-type="float" office:value="4.333">
            <text:p>4,3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87">
            <text:p>3987</text:p>
          </table:table-cell>
        </table:table-row>
        <table:table-row table:style-name="ro1">
          <table:table-cell office:value-type="float" office:value="4.334">
            <text:p>4,3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3.212">
            <text:p>3,2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2.106">
            <text:p>2,1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20">
            <text:p>3820</text:p>
          </table:table-cell>
        </table:table-row>
        <table:table-row table:style-name="ro1">
          <table:table-cell office:value-type="float" office:value="1.174">
            <text:p>1,1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9">
            <text:p>3999</text:p>
          </table:table-cell>
        </table:table-row>
        <table:table-row table:style-name="ro1">
          <table:table-cell office:value-type="float" office:value="4.335">
            <text:p>4,3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3.213">
            <text:p>3,2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float" office:value="4.336">
            <text:p>4,3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float" office:value="1.175">
            <text:p>1,1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2.107">
            <text:p>2,1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office:value-type="float" office:value="3.214">
            <text:p>3,2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4.337">
            <text:p>4,3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float" office:value="1.176">
            <text:p>1,1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19">
            <text:p>4019</text:p>
          </table:table-cell>
        </table:table-row>
        <table:table-row table:style-name="ro1">
          <table:table-cell office:value-type="float" office:value="4.338">
            <text:p>4,3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3.215">
            <text:p>3,2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57">
            <text:p>3557</text:p>
          </table:table-cell>
        </table:table-row>
        <table:table-row table:style-name="ro1">
          <table:table-cell office:value-type="float" office:value="4.339">
            <text:p>4,3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94">
            <text:p>3494</text:p>
          </table:table-cell>
        </table:table-row>
        <table:table-row table:style-name="ro1">
          <table:table-cell office:value-type="float" office:value="3.216">
            <text:p>3,2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62">
            <text:p>3562</text:p>
          </table:table-cell>
        </table:table-row>
        <table:table-row table:style-name="ro1">
          <table:table-cell office:value-type="float" office:value="2.108">
            <text:p>2,1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office:value-type="float" office:value="1.177">
            <text:p>1,1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37">
            <text:p>4037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06">
            <text:p>3506</text:p>
          </table:table-cell>
        </table:table-row>
        <table:table-row table:style-name="ro1">
          <table:table-cell office:value-type="float" office:value="3.217">
            <text:p>3,2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71">
            <text:p>3571</text:p>
          </table:table-cell>
        </table:table-row>
        <table:table-row table:style-name="ro1">
          <table:table-cell office:value-type="float" office:value="4.341">
            <text:p>4,3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09">
            <text:p>3509</text:p>
          </table:table-cell>
        </table:table-row>
        <table:table-row table:style-name="ro1">
          <table:table-cell office:value-type="float" office:value="1.178">
            <text:p>1,1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.342">
            <text:p>4,3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13">
            <text:p>3513</text:p>
          </table:table-cell>
        </table:table-row>
        <table:table-row table:style-name="ro1">
          <table:table-cell office:value-type="float" office:value="3.218">
            <text:p>3,2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81">
            <text:p>3581</text:p>
          </table:table-cell>
        </table:table-row>
        <table:table-row table:style-name="ro1">
          <table:table-cell office:value-type="float" office:value="2.109">
            <text:p>2,1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81">
            <text:p>3581</text:p>
          </table:table-cell>
        </table:table-row>
        <table:table-row table:style-name="ro1">
          <table:table-cell office:value-type="float" office:value="4.343">
            <text:p>4,3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office:value-type="float" office:value="1.179">
            <text:p>1,1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66">
            <text:p>4066</text:p>
          </table:table-cell>
        </table:table-row>
        <table:table-row table:style-name="ro1">
          <table:table-cell office:value-type="float" office:value="4.344">
            <text:p>4,3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28">
            <text:p>3528</text:p>
          </table:table-cell>
        </table:table-row>
        <table:table-row table:style-name="ro1">
          <table:table-cell office:value-type="float" office:value="4.345">
            <text:p>4,3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94">
            <text:p>3894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78">
            <text:p>4078</text:p>
          </table:table-cell>
        </table:table-row>
        <table:table-row table:style-name="ro1">
          <table:table-cell office:value-type="float" office:value="3.221">
            <text:p>3,2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99">
            <text:p>3599</text:p>
          </table:table-cell>
        </table:table-row>
        <table:table-row table:style-name="ro1">
          <table:table-cell office:value-type="float" office:value="4.346">
            <text:p>4,3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44">
            <text:p>3544</text:p>
          </table:table-cell>
        </table:table-row>
        <table:table-row table:style-name="ro1">
          <table:table-cell office:value-type="float" office:value="3.222">
            <text:p>3,2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03">
            <text:p>3603</text:p>
          </table:table-cell>
        </table:table-row>
        <table:table-row table:style-name="ro1">
          <table:table-cell office:value-type="float" office:value="4.347">
            <text:p>4,3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office:value-type="float" office:value="1.181">
            <text:p>1,1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5">
            <text:p>4095</text:p>
          </table:table-cell>
        </table:table-row>
        <table:table-row table:style-name="ro1">
          <table:table-cell office:value-type="float" office:value="4.348">
            <text:p>4,3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2.111">
            <text:p>2,1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16">
            <text:p>3916</text:p>
          </table:table-cell>
        </table:table-row>
        <table:table-row table:style-name="ro1">
          <table:table-cell office:value-type="float" office:value="3.223">
            <text:p>3,2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office:value-type="float" office:value="4.349">
            <text:p>4,3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63">
            <text:p>3563</text:p>
          </table:table-cell>
        </table:table-row>
        <table:table-row table:style-name="ro1">
          <table:table-cell office:value-type="float" office:value="1.182">
            <text:p>1,1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8">
            <text:p>4108</text:p>
          </table:table-cell>
        </table:table-row>
        <table:table-row table:style-name="ro1">
          <table:table-cell office:value-type="float" office:value="3.224">
            <text:p>3,2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22">
            <text:p>3622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66">
            <text:p>3566</text:p>
          </table:table-cell>
        </table:table-row>
        <table:table-row table:style-name="ro1">
          <table:table-cell office:value-type="float" office:value="3.225">
            <text:p>3,2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21">
            <text:p>3621</text:p>
          </table:table-cell>
        </table:table-row>
        <table:table-row table:style-name="ro1">
          <table:table-cell office:value-type="float" office:value="4.351">
            <text:p>4,3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1.183">
            <text:p>1,1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4">
            <text:p>4124</text:p>
          </table:table-cell>
        </table:table-row>
        <table:table-row table:style-name="ro1">
          <table:table-cell office:value-type="float" office:value="2.112">
            <text:p>2,1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.226">
            <text:p>3,2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30">
            <text:p>3630</text:p>
          </table:table-cell>
        </table:table-row>
        <table:table-row table:style-name="ro1">
          <table:table-cell office:value-type="float" office:value="4.352">
            <text:p>4,3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float" office:value="1.184">
            <text:p>1,1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4">
            <text:p>4134</text:p>
          </table:table-cell>
        </table:table-row>
        <table:table-row table:style-name="ro1">
          <table:table-cell office:value-type="float" office:value="4.353">
            <text:p>4,3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3.227">
            <text:p>3,2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35">
            <text:p>3635</text:p>
          </table:table-cell>
        </table:table-row>
        <table:table-row table:style-name="ro1">
          <table:table-cell office:value-type="float" office:value="4.354">
            <text:p>4,3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88">
            <text:p>3588</text:p>
          </table:table-cell>
        </table:table-row>
        <table:table-row table:style-name="ro1">
          <table:table-cell office:value-type="float" office:value="1.185">
            <text:p>1,1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1">
            <text:p>4141</text:p>
          </table:table-cell>
        </table:table-row>
        <table:table-row table:style-name="ro1">
          <table:table-cell office:value-type="float" office:value="2.113">
            <text:p>2,1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3.228">
            <text:p>3,2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46">
            <text:p>3646</text:p>
          </table:table-cell>
        </table:table-row>
        <table:table-row table:style-name="ro1">
          <table:table-cell office:value-type="float" office:value="4.355">
            <text:p>4,3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01">
            <text:p>3601</text:p>
          </table:table-cell>
        </table:table-row>
        <table:table-row table:style-name="ro1">
          <table:table-cell office:value-type="float" office:value="1.186">
            <text:p>1,1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2">
            <text:p>4152</text:p>
          </table:table-cell>
        </table:table-row>
        <table:table-row table:style-name="ro1">
          <table:table-cell office:value-type="float" office:value="4.356">
            <text:p>4,3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04">
            <text:p>3604</text:p>
          </table:table-cell>
        </table:table-row>
        <table:table-row table:style-name="ro1">
          <table:table-cell office:value-type="float" office:value="3.229">
            <text:p>3,2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float" office:value="4.357">
            <text:p>4,3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07">
            <text:p>3607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2.114">
            <text:p>2,1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float" office:value="1.187">
            <text:p>1,1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7">
            <text:p>4167</text:p>
          </table:table-cell>
        </table:table-row>
        <table:table-row table:style-name="ro1">
          <table:table-cell office:value-type="float" office:value="4.358">
            <text:p>4,3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19">
            <text:p>3619</text:p>
          </table:table-cell>
        </table:table-row>
        <table:table-row table:style-name="ro1">
          <table:table-cell office:value-type="float" office:value="3.231">
            <text:p>3,2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63">
            <text:p>3663</text:p>
          </table:table-cell>
        </table:table-row>
        <table:table-row table:style-name="ro1">
          <table:table-cell office:value-type="float" office:value="4.359">
            <text:p>4,3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22">
            <text:p>3622</text:p>
          </table:table-cell>
        </table:table-row>
        <table:table-row table:style-name="ro1">
          <table:table-cell office:value-type="float" office:value="3.232">
            <text:p>3,2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66">
            <text:p>3666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24">
            <text:p>3624</text:p>
          </table:table-cell>
        </table:table-row>
        <table:table-row table:style-name="ro1">
          <table:table-cell office:value-type="float" office:value="1.188">
            <text:p>1,1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5">
            <text:p>4185</text:p>
          </table:table-cell>
        </table:table-row>
        <table:table-row table:style-name="ro1">
          <table:table-cell office:value-type="float" office:value="2.115">
            <text:p>2,1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3.233">
            <text:p>3,2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4.361">
            <text:p>4,3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office:value-type="float" office:value="1.189">
            <text:p>1,1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95">
            <text:p>4195</text:p>
          </table:table-cell>
        </table:table-row>
        <table:table-row table:style-name="ro1">
          <table:table-cell office:value-type="float" office:value="4.362">
            <text:p>4,3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40">
            <text:p>3640</text:p>
          </table:table-cell>
        </table:table-row>
        <table:table-row table:style-name="ro1">
          <table:table-cell office:value-type="float" office:value="3.234">
            <text:p>3,2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office:value-type="float" office:value="4.363">
            <text:p>4,3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41">
            <text:p>3641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3.235">
            <text:p>3,2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92">
            <text:p>3692</text:p>
          </table:table-cell>
        </table:table-row>
        <table:table-row table:style-name="ro1">
          <table:table-cell office:value-type="float" office:value="2.116">
            <text:p>2,1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22">
            <text:p>4022</text:p>
          </table:table-cell>
        </table:table-row>
        <table:table-row table:style-name="ro1">
          <table:table-cell office:value-type="float" office:value="3.236">
            <text:p>3,2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4.364">
            <text:p>4,3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float" office:value="4.365">
            <text:p>4,3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1.191">
            <text:p>1,1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float" office:value="4.366">
            <text:p>4,3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office:value-type="float" office:value="3.237">
            <text:p>3,2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03">
            <text:p>3703</text:p>
          </table:table-cell>
        </table:table-row>
        <table:table-row table:style-name="ro1">
          <table:table-cell office:value-type="float" office:value="2.117">
            <text:p>2,1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41">
            <text:p>4041</text:p>
          </table:table-cell>
        </table:table-row>
        <table:table-row table:style-name="ro1">
          <table:table-cell office:value-type="float" office:value="1.192">
            <text:p>1,1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5">
            <text:p>4235</text:p>
          </table:table-cell>
        </table:table-row>
        <table:table-row table:style-name="ro1">
          <table:table-cell office:value-type="float" office:value="4.367">
            <text:p>4,3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72">
            <text:p>3672</text:p>
          </table:table-cell>
        </table:table-row>
        <table:table-row table:style-name="ro1">
          <table:table-cell office:value-type="float" office:value="3.238">
            <text:p>3,2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14">
            <text:p>3714</text:p>
          </table:table-cell>
        </table:table-row>
        <table:table-row table:style-name="ro1">
          <table:table-cell office:value-type="float" office:value="4.368">
            <text:p>4,3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3.239">
            <text:p>3,2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15">
            <text:p>3715</text:p>
          </table:table-cell>
        </table:table-row>
        <table:table-row table:style-name="ro1">
          <table:table-cell office:value-type="float" office:value="4.369">
            <text:p>4,3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77">
            <text:p>3677</text:p>
          </table:table-cell>
        </table:table-row>
        <table:table-row table:style-name="ro1">
          <table:table-cell office:value-type="float" office:value="1.193">
            <text:p>1,1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float" office:value="2.118">
            <text:p>2,1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25">
            <text:p>3725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office:value-type="float" office:value="1.194">
            <text:p>1,1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4.371">
            <text:p>4,3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93">
            <text:p>3693</text:p>
          </table:table-cell>
        </table:table-row>
        <table:table-row table:style-name="ro1">
          <table:table-cell office:value-type="float" office:value="3.241">
            <text:p>3,2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float" office:value="4.372">
            <text:p>4,3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3.242">
            <text:p>3,2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2.119">
            <text:p>2,1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82">
            <text:p>4082</text:p>
          </table:table-cell>
        </table:table-row>
        <table:table-row table:style-name="ro1">
          <table:table-cell office:value-type="float" office:value="1.195">
            <text:p>1,1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0">
            <text:p>4280</text:p>
          </table:table-cell>
        </table:table-row>
        <table:table-row table:style-name="ro1">
          <table:table-cell office:value-type="float" office:value="4.373">
            <text:p>4,3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09">
            <text:p>3709</text:p>
          </table:table-cell>
        </table:table-row>
        <table:table-row table:style-name="ro1">
          <table:table-cell office:value-type="float" office:value="3.243">
            <text:p>3,2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41">
            <text:p>3741</text:p>
          </table:table-cell>
        </table:table-row>
        <table:table-row table:style-name="ro1">
          <table:table-cell office:value-type="float" office:value="4.374">
            <text:p>4,3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12">
            <text:p>3712</text:p>
          </table:table-cell>
        </table:table-row>
        <table:table-row table:style-name="ro1">
          <table:table-cell office:value-type="float" office:value="1.196">
            <text:p>1,1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92">
            <text:p>4292</text:p>
          </table:table-cell>
        </table:table-row>
        <table:table-row table:style-name="ro1">
          <table:table-cell office:value-type="float" office:value="4.375">
            <text:p>4,3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15">
            <text:p>3715</text:p>
          </table:table-cell>
        </table:table-row>
        <table:table-row table:style-name="ro1">
          <table:table-cell office:value-type="float" office:value="3.244">
            <text:p>3,2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52">
            <text:p>3752</text:p>
          </table:table-cell>
        </table:table-row>
        <table:table-row table:style-name="ro1">
          <table:table-cell office:value-type="float" office:value="1.197">
            <text:p>1,1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00">
            <text:p>4300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05">
            <text:p>4105</text:p>
          </table:table-cell>
        </table:table-row>
        <table:table-row table:style-name="ro1">
          <table:table-cell office:value-type="float" office:value="3.245">
            <text:p>3,2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4.376">
            <text:p>4,3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29">
            <text:p>3729</text:p>
          </table:table-cell>
        </table:table-row>
        <table:table-row table:style-name="ro1">
          <table:table-cell office:value-type="float" office:value="1.198">
            <text:p>1,1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4.377">
            <text:p>4,3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31">
            <text:p>3731</text:p>
          </table:table-cell>
        </table:table-row>
        <table:table-row table:style-name="ro1">
          <table:table-cell office:value-type="float" office:value="3.246">
            <text:p>3,2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70">
            <text:p>3770</text:p>
          </table:table-cell>
        </table:table-row>
        <table:table-row table:style-name="ro1">
          <table:table-cell office:value-type="float" office:value="4.378">
            <text:p>4,3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34">
            <text:p>3734</text:p>
          </table:table-cell>
        </table:table-row>
        <table:table-row table:style-name="ro1">
          <table:table-cell office:value-type="float" office:value="2.121">
            <text:p>2,1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24">
            <text:p>4124</text:p>
          </table:table-cell>
        </table:table-row>
        <table:table-row table:style-name="ro1">
          <table:table-cell office:value-type="float" office:value="3.247">
            <text:p>3,2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70">
            <text:p>3770</text:p>
          </table:table-cell>
        </table:table-row>
        <table:table-row table:style-name="ro1">
          <table:table-cell office:value-type="float" office:value="1.199">
            <text:p>1,1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27">
            <text:p>4327</text:p>
          </table:table-cell>
        </table:table-row>
        <table:table-row table:style-name="ro1">
          <table:table-cell office:value-type="float" office:value="4.379">
            <text:p>4,3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office:value-type="float" office:value="3.248">
            <text:p>3,2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80">
            <text:p>3780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37">
            <text:p>4337</text:p>
          </table:table-cell>
        </table:table-row>
        <table:table-row table:style-name="ro1">
          <table:table-cell office:value-type="float" office:value="4.381">
            <text:p>4,3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52">
            <text:p>3752</text:p>
          </table:table-cell>
        </table:table-row>
        <table:table-row table:style-name="ro1">
          <table:table-cell office:value-type="float" office:value="3.249">
            <text:p>3,2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87">
            <text:p>3787</text:p>
          </table:table-cell>
        </table:table-row>
        <table:table-row table:style-name="ro1">
          <table:table-cell office:value-type="float" office:value="2.122">
            <text:p>2,1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46">
            <text:p>4146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float" office:value="4.382">
            <text:p>4,3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66">
            <text:p>3766</text:p>
          </table:table-cell>
        </table:table-row>
        <table:table-row table:style-name="ro1">
          <table:table-cell office:value-type="float" office:value="1.201">
            <text:p>1,2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54">
            <text:p>4354</text:p>
          </table:table-cell>
        </table:table-row>
        <table:table-row table:style-name="ro1">
          <table:table-cell office:value-type="float" office:value="4.383">
            <text:p>4,3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69">
            <text:p>3769</text:p>
          </table:table-cell>
        </table:table-row>
        <table:table-row table:style-name="ro1">
          <table:table-cell office:value-type="float" office:value="3.251">
            <text:p>3,2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99">
            <text:p>3799</text:p>
          </table:table-cell>
        </table:table-row>
        <table:table-row table:style-name="ro1">
          <table:table-cell office:value-type="float" office:value="4.384">
            <text:p>4,3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74">
            <text:p>3774</text:p>
          </table:table-cell>
        </table:table-row>
        <table:table-row table:style-name="ro1">
          <table:table-cell office:value-type="float" office:value="1.202">
            <text:p>1,2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67">
            <text:p>4367</text:p>
          </table:table-cell>
        </table:table-row>
        <table:table-row table:style-name="ro1">
          <table:table-cell office:value-type="float" office:value="2.123">
            <text:p>2,1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float" office:value="3.252">
            <text:p>3,2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4.385">
            <text:p>4,3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3.253">
            <text:p>3,2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4.386">
            <text:p>4,3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89">
            <text:p>3789</text:p>
          </table:table-cell>
        </table:table-row>
        <table:table-row table:style-name="ro1">
          <table:table-cell office:value-type="float" office:value="1.203">
            <text:p>1,2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84">
            <text:p>4384</text:p>
          </table:table-cell>
        </table:table-row>
        <table:table-row table:style-name="ro1">
          <table:table-cell office:value-type="float" office:value="4.387">
            <text:p>4,3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office:value-type="float" office:value="3.254">
            <text:p>3,2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21">
            <text:p>3821</text:p>
          </table:table-cell>
        </table:table-row>
        <table:table-row table:style-name="ro1">
          <table:table-cell office:value-type="float" office:value="2.124">
            <text:p>2,1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9">
            <text:p>4189</text:p>
          </table:table-cell>
        </table:table-row>
        <table:table-row table:style-name="ro1">
          <table:table-cell office:value-type="float" office:value="1.204">
            <text:p>1,2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95">
            <text:p>4395</text:p>
          </table:table-cell>
        </table:table-row>
        <table:table-row table:style-name="ro1">
          <table:table-cell office:value-type="float" office:value="4.388">
            <text:p>4,3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05">
            <text:p>3805</text:p>
          </table:table-cell>
        </table:table-row>
        <table:table-row table:style-name="ro1">
          <table:table-cell office:value-type="float" office:value="3.255">
            <text:p>3,2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4.389">
            <text:p>4,3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07">
            <text:p>3807</text:p>
          </table:table-cell>
        </table:table-row>
        <table:table-row table:style-name="ro1">
          <table:table-cell office:value-type="float" office:value="1.205">
            <text:p>1,2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03">
            <text:p>4403</text:p>
          </table:table-cell>
        </table:table-row>
        <table:table-row table:style-name="ro1">
          <table:table-cell office:value-type="float" office:value="2.125">
            <text:p>2,1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1">
            <text:p>4201</text:p>
          </table:table-cell>
        </table:table-row>
        <table:table-row table:style-name="ro1">
          <table:table-cell office:value-type="float" office:value="3.256">
            <text:p>3,2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37">
            <text:p>3837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17">
            <text:p>3817</text:p>
          </table:table-cell>
        </table:table-row>
        <table:table-row table:style-name="ro1">
          <table:table-cell office:value-type="float" office:value="1.206">
            <text:p>1,2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14">
            <text:p>4414</text:p>
          </table:table-cell>
        </table:table-row>
        <table:table-row table:style-name="ro1">
          <table:table-cell office:value-type="float" office:value="4.391">
            <text:p>4,3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22">
            <text:p>3822</text:p>
          </table:table-cell>
        </table:table-row>
        <table:table-row table:style-name="ro1">
          <table:table-cell office:value-type="float" office:value="3.257">
            <text:p>3,2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44">
            <text:p>3844</text:p>
          </table:table-cell>
        </table:table-row>
        <table:table-row table:style-name="ro1">
          <table:table-cell office:value-type="float" office:value="4.392">
            <text:p>4,3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23">
            <text:p>3823</text:p>
          </table:table-cell>
        </table:table-row>
        <table:table-row table:style-name="ro1">
          <table:table-cell office:value-type="float" office:value="3.258">
            <text:p>3,2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2.126">
            <text:p>2,1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2">
            <text:p>4222</text:p>
          </table:table-cell>
        </table:table-row>
        <table:table-row table:style-name="ro1">
          <table:table-cell office:value-type="float" office:value="1.207">
            <text:p>1,2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29">
            <text:p>4429</text:p>
          </table:table-cell>
        </table:table-row>
        <table:table-row table:style-name="ro1">
          <table:table-cell office:value-type="float" office:value="4.393">
            <text:p>4,3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float" office:value="3.259">
            <text:p>3,2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55">
            <text:p>3855</text:p>
          </table:table-cell>
        </table:table-row>
        <table:table-row table:style-name="ro1">
          <table:table-cell office:value-type="float" office:value="4.394">
            <text:p>4,3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40">
            <text:p>3840</text:p>
          </table:table-cell>
        </table:table-row>
        <table:table-row table:style-name="ro1">
          <table:table-cell office:value-type="float" office:value="1.208">
            <text:p>1,2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42">
            <text:p>4442</text:p>
          </table:table-cell>
        </table:table-row>
        <table:table-row table:style-name="ro1">
          <table:table-cell office:value-type="float" office:value="2.127">
            <text:p>2,1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4">
            <text:p>4234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66">
            <text:p>3866</text:p>
          </table:table-cell>
        </table:table-row>
        <table:table-row table:style-name="ro1">
          <table:table-cell office:value-type="float" office:value="4.395">
            <text:p>4,3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48">
            <text:p>3848</text:p>
          </table:table-cell>
        </table:table-row>
        <table:table-row table:style-name="ro1">
          <table:table-cell office:value-type="float" office:value="3.261">
            <text:p>3,2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66">
            <text:p>3866</text:p>
          </table:table-cell>
        </table:table-row>
        <table:table-row table:style-name="ro1">
          <table:table-cell office:value-type="float" office:value="4.396">
            <text:p>4,3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float" office:value="1.209">
            <text:p>1,2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58">
            <text:p>4458</text:p>
          </table:table-cell>
        </table:table-row>
        <table:table-row table:style-name="ro1">
          <table:table-cell office:value-type="float" office:value="4.397">
            <text:p>4,3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57">
            <text:p>3857</text:p>
          </table:table-cell>
        </table:table-row>
        <table:table-row table:style-name="ro1">
          <table:table-cell office:value-type="float" office:value="3.262">
            <text:p>3,2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2.128">
            <text:p>2,1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4">
            <text:p>4254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70">
            <text:p>4470</text:p>
          </table:table-cell>
        </table:table-row>
        <table:table-row table:style-name="ro1">
          <table:table-cell office:value-type="float" office:value="4.398">
            <text:p>4,3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3.263">
            <text:p>3,2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.399">
            <text:p>4,3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3.264">
            <text:p>3,2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office:value-type="float" office:value="2.129">
            <text:p>2,1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office:value-type="float" office:value="1.211">
            <text:p>1,2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85">
            <text:p>4485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5">
            <text:p>4265</text:p>
          </table:table-cell>
        </table:table-row>
        <table:table-row table:style-name="ro1">
          <table:table-cell office:value-type="float" office:value="3.265">
            <text:p>3,2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94">
            <text:p>3894</text:p>
          </table:table-cell>
        </table:table-row>
        <table:table-row table:style-name="ro1">
          <table:table-cell office:value-type="float" office:value="2.131">
            <text:p>2,1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5">
            <text:p>4265</text:p>
          </table:table-cell>
        </table:table-row>
        <table:table-row table:style-name="ro1">
          <table:table-cell office:value-type="float" office:value="1.212">
            <text:p>1,2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97">
            <text:p>4497</text:p>
          </table:table-cell>
        </table:table-row>
        <table:table-row table:style-name="ro1">
          <table:table-cell office:value-type="float" office:value="2.132">
            <text:p>2,1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3.266">
            <text:p>3,2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04">
            <text:p>3904</text:p>
          </table:table-cell>
        </table:table-row>
        <table:table-row table:style-name="ro1">
          <table:table-cell office:value-type="float" office:value="2.133">
            <text:p>2,1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3.267">
            <text:p>3,2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07">
            <text:p>3907</text:p>
          </table:table-cell>
        </table:table-row>
        <table:table-row table:style-name="ro1">
          <table:table-cell office:value-type="float" office:value="1.213">
            <text:p>1,2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2.134">
            <text:p>2,1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2">
            <text:p>4262</text:p>
          </table:table-cell>
        </table:table-row>
        <table:table-row table:style-name="ro1">
          <table:table-cell office:value-type="float" office:value="2.135">
            <text:p>2,1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1">
            <text:p>4261</text:p>
          </table:table-cell>
        </table:table-row>
        <table:table-row table:style-name="ro1">
          <table:table-cell office:value-type="float" office:value="3.268">
            <text:p>3,2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21">
            <text:p>3921</text:p>
          </table:table-cell>
        </table:table-row>
        <table:table-row table:style-name="ro1">
          <table:table-cell office:value-type="float" office:value="2.136">
            <text:p>2,1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0">
            <text:p>4260</text:p>
          </table:table-cell>
        </table:table-row>
        <table:table-row table:style-name="ro1">
          <table:table-cell office:value-type="float" office:value="1.214">
            <text:p>1,2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26">
            <text:p>4526</text:p>
          </table:table-cell>
        </table:table-row>
        <table:table-row table:style-name="ro1">
          <table:table-cell office:value-type="float" office:value="2.137">
            <text:p>2,1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9">
            <text:p>4259</text:p>
          </table:table-cell>
        </table:table-row>
        <table:table-row table:style-name="ro1">
          <table:table-cell office:value-type="float" office:value="3.269">
            <text:p>3,2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34">
            <text:p>3934</text:p>
          </table:table-cell>
        </table:table-row>
        <table:table-row table:style-name="ro1">
          <table:table-cell office:value-type="float" office:value="2.138">
            <text:p>2,1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2.139">
            <text:p>2,1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5">
            <text:p>4255</text:p>
          </table:table-cell>
        </table:table-row>
        <table:table-row table:style-name="ro1">
          <table:table-cell office:value-type="float" office:value="1.215">
            <text:p>1,2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42">
            <text:p>4542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3.271">
            <text:p>3,2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float" office:value="2.141">
            <text:p>2,1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1">
            <text:p>4251</text:p>
          </table:table-cell>
        </table:table-row>
        <table:table-row table:style-name="ro1">
          <table:table-cell office:value-type="float" office:value="1.216">
            <text:p>1,2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55">
            <text:p>4555</text:p>
          </table:table-cell>
        </table:table-row>
        <table:table-row table:style-name="ro1">
          <table:table-cell office:value-type="float" office:value="2.142">
            <text:p>2,1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0">
            <text:p>4250</text:p>
          </table:table-cell>
        </table:table-row>
        <table:table-row table:style-name="ro1">
          <table:table-cell office:value-type="float" office:value="3.272">
            <text:p>3,2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62">
            <text:p>3962</text:p>
          </table:table-cell>
        </table:table-row>
        <table:table-row table:style-name="ro1">
          <table:table-cell office:value-type="float" office:value="2.143">
            <text:p>2,1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9">
            <text:p>4249</text:p>
          </table:table-cell>
        </table:table-row>
        <table:table-row table:style-name="ro1">
          <table:table-cell office:value-type="float" office:value="3.273">
            <text:p>3,2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1.217">
            <text:p>1,2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70">
            <text:p>4570</text:p>
          </table:table-cell>
        </table:table-row>
        <table:table-row table:style-name="ro1">
          <table:table-cell office:value-type="float" office:value="2.144">
            <text:p>2,1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7">
            <text:p>4247</text:p>
          </table:table-cell>
        </table:table-row>
        <table:table-row table:style-name="ro1">
          <table:table-cell office:value-type="float" office:value="2.145">
            <text:p>2,1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5">
            <text:p>4245</text:p>
          </table:table-cell>
        </table:table-row>
        <table:table-row table:style-name="ro1">
          <table:table-cell office:value-type="float" office:value="3.274">
            <text:p>3,2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2.146">
            <text:p>2,1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3">
            <text:p>4243</text:p>
          </table:table-cell>
        </table:table-row>
        <table:table-row table:style-name="ro1">
          <table:table-cell office:value-type="float" office:value="1.218">
            <text:p>1,2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82">
            <text:p>4582</text:p>
          </table:table-cell>
        </table:table-row>
        <table:table-row table:style-name="ro1">
          <table:table-cell office:value-type="float" office:value="3.275">
            <text:p>3,2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89">
            <text:p>3989</text:p>
          </table:table-cell>
        </table:table-row>
        <table:table-row table:style-name="ro1">
          <table:table-cell office:value-type="float" office:value="2.147">
            <text:p>2,1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2">
            <text:p>4242</text:p>
          </table:table-cell>
        </table:table-row>
        <table:table-row table:style-name="ro1">
          <table:table-cell office:value-type="float" office:value="2.148">
            <text:p>2,1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1">
            <text:p>4241</text:p>
          </table:table-cell>
        </table:table-row>
        <table:table-row table:style-name="ro1">
          <table:table-cell office:value-type="float" office:value="3.276">
            <text:p>3,2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95">
            <text:p>3995</text:p>
          </table:table-cell>
        </table:table-row>
        <table:table-row table:style-name="ro1">
          <table:table-cell office:value-type="float" office:value="2.149">
            <text:p>2,1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office:value-type="float" office:value="1.219">
            <text:p>1,2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01">
            <text:p>4601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9">
            <text:p>4239</text:p>
          </table:table-cell>
        </table:table-row>
        <table:table-row table:style-name="ro1">
          <table:table-cell office:value-type="float" office:value="3.277">
            <text:p>3,2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09">
            <text:p>4009</text:p>
          </table:table-cell>
        </table:table-row>
        <table:table-row table:style-name="ro1">
          <table:table-cell office:value-type="float" office:value="2.151">
            <text:p>2,1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7">
            <text:p>4237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14">
            <text:p>4614</text:p>
          </table:table-cell>
        </table:table-row>
        <table:table-row table:style-name="ro1">
          <table:table-cell office:value-type="float" office:value="2.152">
            <text:p>2,1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5">
            <text:p>4235</text:p>
          </table:table-cell>
        </table:table-row>
        <table:table-row table:style-name="ro1">
          <table:table-cell office:value-type="float" office:value="3.278">
            <text:p>3,2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22">
            <text:p>4022</text:p>
          </table:table-cell>
        </table:table-row>
        <table:table-row table:style-name="ro1">
          <table:table-cell office:value-type="float" office:value="2.153">
            <text:p>2,1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3">
            <text:p>4233</text:p>
          </table:table-cell>
        </table:table-row>
        <table:table-row table:style-name="ro1">
          <table:table-cell office:value-type="float" office:value="1.221">
            <text:p>1,2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22">
            <text:p>4622</text:p>
          </table:table-cell>
        </table:table-row>
        <table:table-row table:style-name="ro1">
          <table:table-cell office:value-type="float" office:value="2.154">
            <text:p>2,1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1">
            <text:p>4231</text:p>
          </table:table-cell>
        </table:table-row>
        <table:table-row table:style-name="ro1">
          <table:table-cell office:value-type="float" office:value="3.279">
            <text:p>3,2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float" office:value="2.155">
            <text:p>2,1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9">
            <text:p>4229</text:p>
          </table:table-cell>
        </table:table-row>
        <table:table-row table:style-name="ro1">
          <table:table-cell office:value-type="float" office:value="1.222">
            <text:p>1,2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34">
            <text:p>4634</text:p>
          </table:table-cell>
        </table:table-row>
        <table:table-row table:style-name="ro1">
          <table:table-cell office:value-type="float" office:value="2.156">
            <text:p>2,1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7">
            <text:p>4227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2.157">
            <text:p>2,1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5">
            <text:p>4225</text:p>
          </table:table-cell>
        </table:table-row>
        <table:table-row table:style-name="ro1">
          <table:table-cell office:value-type="float" office:value="3.281">
            <text:p>3,2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2.158">
            <text:p>2,1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5">
            <text:p>4225</text:p>
          </table:table-cell>
        </table:table-row>
        <table:table-row table:style-name="ro1">
          <table:table-cell office:value-type="float" office:value="1.223">
            <text:p>1,2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50">
            <text:p>4650</text:p>
          </table:table-cell>
        </table:table-row>
        <table:table-row table:style-name="ro1">
          <table:table-cell office:value-type="float" office:value="2.159">
            <text:p>2,1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float" office:value="3.282">
            <text:p>3,2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2">
            <text:p>4222</text:p>
          </table:table-cell>
        </table:table-row>
        <table:table-row table:style-name="ro1">
          <table:table-cell office:value-type="float" office:value="1.224">
            <text:p>1,2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61">
            <text:p>4661</text:p>
          </table:table-cell>
        </table:table-row>
        <table:table-row table:style-name="ro1">
          <table:table-cell office:value-type="float" office:value="2.161">
            <text:p>2,1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3.283">
            <text:p>3,2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72">
            <text:p>4072</text:p>
          </table:table-cell>
        </table:table-row>
        <table:table-row table:style-name="ro1">
          <table:table-cell office:value-type="float" office:value="2.162">
            <text:p>2,1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8">
            <text:p>4218</text:p>
          </table:table-cell>
        </table:table-row>
        <table:table-row table:style-name="ro1">
          <table:table-cell office:value-type="float" office:value="3.284">
            <text:p>3,2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76">
            <text:p>4076</text:p>
          </table:table-cell>
        </table:table-row>
        <table:table-row table:style-name="ro1">
          <table:table-cell office:value-type="float" office:value="2.163">
            <text:p>2,1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float" office:value="1.225">
            <text:p>1,2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78">
            <text:p>4678</text:p>
          </table:table-cell>
        </table:table-row>
        <table:table-row table:style-name="ro1">
          <table:table-cell office:value-type="float" office:value="2.164">
            <text:p>2,1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office:value-type="float" office:value="3.285">
            <text:p>3,2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88">
            <text:p>4088</text:p>
          </table:table-cell>
        </table:table-row>
        <table:table-row table:style-name="ro1">
          <table:table-cell office:value-type="float" office:value="2.165">
            <text:p>2,1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3">
            <text:p>4213</text:p>
          </table:table-cell>
        </table:table-row>
        <table:table-row table:style-name="ro1">
          <table:table-cell office:value-type="float" office:value="1.226">
            <text:p>1,2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89">
            <text:p>4689</text:p>
          </table:table-cell>
        </table:table-row>
        <table:table-row table:style-name="ro1">
          <table:table-cell office:value-type="float" office:value="2.166">
            <text:p>2,1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1">
            <text:p>4211</text:p>
          </table:table-cell>
        </table:table-row>
        <table:table-row table:style-name="ro1">
          <table:table-cell office:value-type="float" office:value="3.286">
            <text:p>3,2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float" office:value="3.287">
            <text:p>3,2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office:value-type="float" office:value="2.167">
            <text:p>2,1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0">
            <text:p>4210</text:p>
          </table:table-cell>
        </table:table-row>
        <table:table-row table:style-name="ro1">
          <table:table-cell office:value-type="float" office:value="2.168">
            <text:p>2,1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8">
            <text:p>4208</text:p>
          </table:table-cell>
        </table:table-row>
        <table:table-row table:style-name="ro1">
          <table:table-cell office:value-type="float" office:value="1.227">
            <text:p>1,2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3.288">
            <text:p>3,2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14">
            <text:p>4114</text:p>
          </table:table-cell>
        </table:table-row>
        <table:table-row table:style-name="ro1">
          <table:table-cell office:value-type="float" office:value="2.169">
            <text:p>2,1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1.228">
            <text:p>1,2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15">
            <text:p>4715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6">
            <text:p>4206</text:p>
          </table:table-cell>
        </table:table-row>
        <table:table-row table:style-name="ro1">
          <table:table-cell office:value-type="float" office:value="3.289">
            <text:p>3,2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24">
            <text:p>4124</text:p>
          </table:table-cell>
        </table:table-row>
        <table:table-row table:style-name="ro1">
          <table:table-cell office:value-type="float" office:value="2.171">
            <text:p>2,1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4">
            <text:p>4204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29">
            <text:p>4129</text:p>
          </table:table-cell>
        </table:table-row>
        <table:table-row table:style-name="ro1">
          <table:table-cell office:value-type="float" office:value="2.172">
            <text:p>2,1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3">
            <text:p>4203</text:p>
          </table:table-cell>
        </table:table-row>
        <table:table-row table:style-name="ro1">
          <table:table-cell office:value-type="float" office:value="1.229">
            <text:p>1,2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30">
            <text:p>4730</text:p>
          </table:table-cell>
        </table:table-row>
        <table:table-row table:style-name="ro1">
          <table:table-cell office:value-type="float" office:value="2.173">
            <text:p>2,1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1">
            <text:p>4201</text:p>
          </table:table-cell>
        </table:table-row>
        <table:table-row table:style-name="ro1">
          <table:table-cell office:value-type="float" office:value="3.291">
            <text:p>3,2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2.174">
            <text:p>2,1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9">
            <text:p>4199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41">
            <text:p>4741</text:p>
          </table:table-cell>
        </table:table-row>
        <table:table-row table:style-name="ro1">
          <table:table-cell office:value-type="float" office:value="2.175">
            <text:p>2,1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7">
            <text:p>4197</text:p>
          </table:table-cell>
        </table:table-row>
        <table:table-row table:style-name="ro1">
          <table:table-cell office:value-type="float" office:value="3.292">
            <text:p>3,2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51">
            <text:p>4151</text:p>
          </table:table-cell>
        </table:table-row>
        <table:table-row table:style-name="ro1">
          <table:table-cell office:value-type="float" office:value="2.176">
            <text:p>2,1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7">
            <text:p>4197</text:p>
          </table:table-cell>
        </table:table-row>
        <table:table-row table:style-name="ro1">
          <table:table-cell office:value-type="float" office:value="3.293">
            <text:p>3,2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55">
            <text:p>4155</text:p>
          </table:table-cell>
        </table:table-row>
        <table:table-row table:style-name="ro1">
          <table:table-cell office:value-type="float" office:value="2.177">
            <text:p>2,1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5">
            <text:p>4195</text:p>
          </table:table-cell>
        </table:table-row>
        <table:table-row table:style-name="ro1">
          <table:table-cell office:value-type="float" office:value="1.231">
            <text:p>1,2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2.178">
            <text:p>2,1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3">
            <text:p>4193</text:p>
          </table:table-cell>
        </table:table-row>
        <table:table-row table:style-name="ro1">
          <table:table-cell office:value-type="float" office:value="3.294">
            <text:p>3,2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float" office:value="2.179">
            <text:p>2,1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1">
            <text:p>4191</text:p>
          </table:table-cell>
        </table:table-row>
        <table:table-row table:style-name="ro1">
          <table:table-cell office:value-type="float" office:value="1.232">
            <text:p>1,2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70">
            <text:p>4770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float" office:value="3.295">
            <text:p>3,2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81">
            <text:p>4181</text:p>
          </table:table-cell>
        </table:table-row>
        <table:table-row table:style-name="ro1">
          <table:table-cell office:value-type="float" office:value="2.181">
            <text:p>2,1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9">
            <text:p>4189</text:p>
          </table:table-cell>
        </table:table-row>
        <table:table-row table:style-name="ro1">
          <table:table-cell office:value-type="float" office:value="3.296">
            <text:p>3,2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85">
            <text:p>4185</text:p>
          </table:table-cell>
        </table:table-row>
        <table:table-row table:style-name="ro1">
          <table:table-cell office:value-type="float" office:value="2.182">
            <text:p>2,1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office:value-type="float" office:value="1.233">
            <text:p>1,2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85">
            <text:p>4785</text:p>
          </table:table-cell>
        </table:table-row>
        <table:table-row table:style-name="ro1">
          <table:table-cell office:value-type="float" office:value="2.183">
            <text:p>2,1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7">
            <text:p>4187</text:p>
          </table:table-cell>
        </table:table-row>
        <table:table-row table:style-name="ro1">
          <table:table-cell office:value-type="float" office:value="3.297">
            <text:p>3,2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97">
            <text:p>4197</text:p>
          </table:table-cell>
        </table:table-row>
        <table:table-row table:style-name="ro1">
          <table:table-cell office:value-type="float" office:value="2.184">
            <text:p>2,1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office:value-type="float" office:value="1.234">
            <text:p>1,2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97">
            <text:p>4797</text:p>
          </table:table-cell>
        </table:table-row>
        <table:table-row table:style-name="ro1">
          <table:table-cell office:value-type="float" office:value="2.185">
            <text:p>2,1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office:value-type="float" office:value="3.298">
            <text:p>3,2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2.186">
            <text:p>2,1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2">
            <text:p>4182</text:p>
          </table:table-cell>
        </table:table-row>
        <table:table-row table:style-name="ro1">
          <table:table-cell office:value-type="float" office:value="3.299">
            <text:p>3,2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12">
            <text:p>4212</text:p>
          </table:table-cell>
        </table:table-row>
        <table:table-row table:style-name="ro1">
          <table:table-cell office:value-type="float" office:value="2.187">
            <text:p>2,1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0">
            <text:p>4180</text:p>
          </table:table-cell>
        </table:table-row>
        <table:table-row table:style-name="ro1">
          <table:table-cell office:value-type="float" office:value="1.235">
            <text:p>1,2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2.188">
            <text:p>2,1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7">
            <text:p>4177</text:p>
          </table:table-cell>
        </table:table-row>
        <table:table-row table:style-name="ro1">
          <table:table-cell office:value-type="float" office:value="1.236">
            <text:p>1,2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16">
            <text:p>4816</text:p>
          </table:table-cell>
        </table:table-row>
        <table:table-row table:style-name="ro1">
          <table:table-cell office:value-type="float" office:value="2.189">
            <text:p>2,1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1.237">
            <text:p>1,2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17">
            <text:p>4817</text:p>
          </table:table-cell>
        </table:table-row>
        <table:table-row table:style-name="ro1">
          <table:table-cell office:value-type="float" office:value="1.238">
            <text:p>1,2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4">
            <text:p>4174</text:p>
          </table:table-cell>
        </table:table-row>
        <table:table-row table:style-name="ro1">
          <table:table-cell office:value-type="float" office:value="2.191">
            <text:p>2,1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2">
            <text:p>4172</text:p>
          </table:table-cell>
        </table:table-row>
        <table:table-row table:style-name="ro1">
          <table:table-cell office:value-type="float" office:value="1.239">
            <text:p>1,2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23">
            <text:p>4823</text:p>
          </table:table-cell>
        </table:table-row>
        <table:table-row table:style-name="ro1">
          <table:table-cell office:value-type="float" office:value="2.192">
            <text:p>2,1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0">
            <text:p>4170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27">
            <text:p>4827</text:p>
          </table:table-cell>
        </table:table-row>
        <table:table-row table:style-name="ro1">
          <table:table-cell office:value-type="float" office:value="1.241">
            <text:p>1,2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2.193">
            <text:p>2,1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float" office:value="1.242">
            <text:p>1,2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32">
            <text:p>4832</text:p>
          </table:table-cell>
        </table:table-row>
        <table:table-row table:style-name="ro1">
          <table:table-cell office:value-type="float" office:value="2.194">
            <text:p>2,1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8">
            <text:p>4168</text:p>
          </table:table-cell>
        </table:table-row>
        <table:table-row table:style-name="ro1">
          <table:table-cell office:value-type="float" office:value="1.243">
            <text:p>1,2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33">
            <text:p>4833</text:p>
          </table:table-cell>
        </table:table-row>
        <table:table-row table:style-name="ro1">
          <table:table-cell office:value-type="float" office:value="1.244">
            <text:p>1,2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2.195">
            <text:p>2,1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0">
            <text:p>4180</text:p>
          </table:table-cell>
        </table:table-row>
        <table:table-row table:style-name="ro1">
          <table:table-cell office:value-type="float" office:value="1.245">
            <text:p>1,2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1">
            <text:p>4841</text:p>
          </table:table-cell>
        </table:table-row>
        <table:table-row table:style-name="ro1">
          <table:table-cell office:value-type="float" office:value="1.246">
            <text:p>1,2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5">
            <text:p>4845</text:p>
          </table:table-cell>
        </table:table-row>
        <table:table-row table:style-name="ro1">
          <table:table-cell office:value-type="float" office:value="1.247">
            <text:p>1,2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2.196">
            <text:p>2,1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1">
            <text:p>4191</text:p>
          </table:table-cell>
        </table:table-row>
        <table:table-row table:style-name="ro1">
          <table:table-cell office:value-type="float" office:value="1.248">
            <text:p>1,2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1.249">
            <text:p>1,2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50">
            <text:p>4850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2.197">
            <text:p>2,1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5">
            <text:p>4205</text:p>
          </table:table-cell>
        </table:table-row>
        <table:table-row table:style-name="ro1">
          <table:table-cell office:value-type="float" office:value="1.251">
            <text:p>1,2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1.252">
            <text:p>1,2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1.253">
            <text:p>1,2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2.198">
            <text:p>2,1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8">
            <text:p>4218</text:p>
          </table:table-cell>
        </table:table-row>
        <table:table-row table:style-name="ro1">
          <table:table-cell office:value-type="float" office:value="1.254">
            <text:p>1,2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65">
            <text:p>4865</text:p>
          </table:table-cell>
        </table:table-row>
        <table:table-row table:style-name="ro1">
          <table:table-cell office:value-type="float" office:value="1.255">
            <text:p>1,2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67">
            <text:p>4867</text:p>
          </table:table-cell>
        </table:table-row>
        <table:table-row table:style-name="ro1">
          <table:table-cell office:value-type="float" office:value="1.256">
            <text:p>1,2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1">
            <text:p>4871</text:p>
          </table:table-cell>
        </table:table-row>
        <table:table-row table:style-name="ro1">
          <table:table-cell office:value-type="float" office:value="2.199">
            <text:p>2,1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6">
            <text:p>4226</text:p>
          </table:table-cell>
        </table:table-row>
        <table:table-row table:style-name="ro1">
          <table:table-cell office:value-type="float" office:value="1.257">
            <text:p>1,2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2">
            <text:p>4872</text:p>
          </table:table-cell>
        </table:table-row>
        <table:table-row table:style-name="ro1">
          <table:table-cell office:value-type="float" office:value="1.258">
            <text:p>1,2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1.259">
            <text:p>1,2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8">
            <text:p>4878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float" office:value="1.261">
            <text:p>1,2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85">
            <text:p>4885</text:p>
          </table:table-cell>
        </table:table-row>
        <table:table-row table:style-name="ro1">
          <table:table-cell office:value-type="float" office:value="1.262">
            <text:p>1,2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89">
            <text:p>4889</text:p>
          </table:table-cell>
        </table:table-row>
        <table:table-row table:style-name="ro1">
          <table:table-cell office:value-type="float" office:value="2.201">
            <text:p>2,2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1.263">
            <text:p>1,2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1">
            <text:p>4891</text:p>
          </table:table-cell>
        </table:table-row>
        <table:table-row table:style-name="ro1">
          <table:table-cell office:value-type="float" office:value="1.264">
            <text:p>1,2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1.265">
            <text:p>1,2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6">
            <text:p>4896</text:p>
          </table:table-cell>
        </table:table-row>
        <table:table-row table:style-name="ro1">
          <table:table-cell office:value-type="float" office:value="2.202">
            <text:p>2,2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70">
            <text:p>4270</text:p>
          </table:table-cell>
        </table:table-row>
        <table:table-row table:style-name="ro1">
          <table:table-cell office:value-type="float" office:value="1.266">
            <text:p>1,2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9">
            <text:p>4899</text:p>
          </table:table-cell>
        </table:table-row>
        <table:table-row table:style-name="ro1">
          <table:table-cell office:value-type="float" office:value="1.267">
            <text:p>1,2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office:value-type="float" office:value="1.268">
            <text:p>1,2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04">
            <text:p>4904</text:p>
          </table:table-cell>
        </table:table-row>
        <table:table-row table:style-name="ro1">
          <table:table-cell office:value-type="float" office:value="2.203">
            <text:p>2,2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83">
            <text:p>4283</text:p>
          </table:table-cell>
        </table:table-row>
        <table:table-row table:style-name="ro1">
          <table:table-cell office:value-type="float" office:value="1.269">
            <text:p>1,2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08">
            <text:p>4908</text:p>
          </table:table-cell>
        </table:table-row>
        <table:table-row table:style-name="ro1">
          <table:table-cell office:value-type="float" office:value="1.271">
            <text:p>1,2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2.204">
            <text:p>2,2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95">
            <text:p>4295</text:p>
          </table:table-cell>
        </table:table-row>
        <table:table-row table:style-name="ro1">
          <table:table-cell office:value-type="float" office:value="1.272">
            <text:p>1,2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1.273">
            <text:p>1,2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15">
            <text:p>4915</text:p>
          </table:table-cell>
        </table:table-row>
        <table:table-row table:style-name="ro1">
          <table:table-cell office:value-type="float" office:value="1.274">
            <text:p>1,2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1">
            <text:p>4921</text:p>
          </table:table-cell>
        </table:table-row>
        <table:table-row table:style-name="ro1">
          <table:table-cell office:value-type="float" office:value="2.205">
            <text:p>2,2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07">
            <text:p>4307</text:p>
          </table:table-cell>
        </table:table-row>
        <table:table-row table:style-name="ro1">
          <table:table-cell office:value-type="float" office:value="1.275">
            <text:p>1,2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2">
            <text:p>4922</text:p>
          </table:table-cell>
        </table:table-row>
        <table:table-row table:style-name="ro1">
          <table:table-cell office:value-type="float" office:value="1.276">
            <text:p>1,2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6">
            <text:p>4926</text:p>
          </table:table-cell>
        </table:table-row>
        <table:table-row table:style-name="ro1">
          <table:table-cell office:value-type="float" office:value="1.277">
            <text:p>1,2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8">
            <text:p>4928</text:p>
          </table:table-cell>
        </table:table-row>
        <table:table-row table:style-name="ro1">
          <table:table-cell office:value-type="float" office:value="2.206">
            <text:p>2,2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20">
            <text:p>4320</text:p>
          </table:table-cell>
        </table:table-row>
        <table:table-row table:style-name="ro1">
          <table:table-cell office:value-type="float" office:value="1.278">
            <text:p>1,2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2">
            <text:p>4932</text:p>
          </table:table-cell>
        </table:table-row>
        <table:table-row table:style-name="ro1">
          <table:table-cell office:value-type="float" office:value="1.279">
            <text:p>1,2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3">
            <text:p>4933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7">
            <text:p>4937</text:p>
          </table:table-cell>
        </table:table-row>
        <table:table-row table:style-name="ro1">
          <table:table-cell office:value-type="float" office:value="2.207">
            <text:p>2,2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31">
            <text:p>4331</text:p>
          </table:table-cell>
        </table:table-row>
        <table:table-row table:style-name="ro1">
          <table:table-cell office:value-type="float" office:value="1.281">
            <text:p>1,2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7">
            <text:p>4937</text:p>
          </table:table-cell>
        </table:table-row>
        <table:table-row table:style-name="ro1">
          <table:table-cell office:value-type="float" office:value="1.282">
            <text:p>1,2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1">
            <text:p>4941</text:p>
          </table:table-cell>
        </table:table-row>
        <table:table-row table:style-name="ro1">
          <table:table-cell office:value-type="float" office:value="1.283">
            <text:p>1,2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2">
            <text:p>4942</text:p>
          </table:table-cell>
        </table:table-row>
        <table:table-row table:style-name="ro1">
          <table:table-cell office:value-type="float" office:value="2.208">
            <text:p>2,2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42">
            <text:p>4342</text:p>
          </table:table-cell>
        </table:table-row>
        <table:table-row table:style-name="ro1">
          <table:table-cell office:value-type="float" office:value="1.284">
            <text:p>1,2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5">
            <text:p>4945</text:p>
          </table:table-cell>
        </table:table-row>
        <table:table-row table:style-name="ro1">
          <table:table-cell office:value-type="float" office:value="1.285">
            <text:p>1,2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7">
            <text:p>4947</text:p>
          </table:table-cell>
        </table:table-row>
        <table:table-row table:style-name="ro1">
          <table:table-cell office:value-type="float" office:value="1.286">
            <text:p>1,2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2.209">
            <text:p>2,2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57">
            <text:p>4357</text:p>
          </table:table-cell>
        </table:table-row>
        <table:table-row table:style-name="ro1">
          <table:table-cell office:value-type="float" office:value="1.287">
            <text:p>1,2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2">
            <text:p>4952</text:p>
          </table:table-cell>
        </table:table-row>
        <table:table-row table:style-name="ro1">
          <table:table-cell office:value-type="float" office:value="1.288">
            <text:p>1,2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5">
            <text:p>4955</text:p>
          </table:table-cell>
        </table:table-row>
        <table:table-row table:style-name="ro1">
          <table:table-cell office:value-type="float" office:value="1.289">
            <text:p>1,2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7">
            <text:p>4957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1">
            <text:p>4961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75">
            <text:p>4375</text:p>
          </table:table-cell>
        </table:table-row>
        <table:table-row table:style-name="ro1">
          <table:table-cell office:value-type="float" office:value="1.291">
            <text:p>1,2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2">
            <text:p>4962</text:p>
          </table:table-cell>
        </table:table-row>
        <table:table-row table:style-name="ro1">
          <table:table-cell office:value-type="float" office:value="1.292">
            <text:p>1,2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7">
            <text:p>4967</text:p>
          </table:table-cell>
        </table:table-row>
        <table:table-row table:style-name="ro1">
          <table:table-cell office:value-type="float" office:value="2.211">
            <text:p>2,2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83">
            <text:p>4383</text:p>
          </table:table-cell>
        </table:table-row>
        <table:table-row table:style-name="ro1">
          <table:table-cell office:value-type="float" office:value="1.293">
            <text:p>1,2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9">
            <text:p>4969</text:p>
          </table:table-cell>
        </table:table-row>
        <table:table-row table:style-name="ro1">
          <table:table-cell office:value-type="float" office:value="1.294">
            <text:p>1,2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74">
            <text:p>4974</text:p>
          </table:table-cell>
        </table:table-row>
        <table:table-row table:style-name="ro1">
          <table:table-cell office:value-type="float" office:value="1.295">
            <text:p>1,2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75">
            <text:p>4975</text:p>
          </table:table-cell>
        </table:table-row>
        <table:table-row table:style-name="ro1">
          <table:table-cell office:value-type="float" office:value="1.296">
            <text:p>1,2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0">
            <text:p>4980</text:p>
          </table:table-cell>
        </table:table-row>
        <table:table-row table:style-name="ro1">
          <table:table-cell office:value-type="float" office:value="2.212">
            <text:p>2,2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99">
            <text:p>4399</text:p>
          </table:table-cell>
        </table:table-row>
        <table:table-row table:style-name="ro1">
          <table:table-cell office:value-type="float" office:value="1.297">
            <text:p>1,2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2">
            <text:p>4982</text:p>
          </table:table-cell>
        </table:table-row>
        <table:table-row table:style-name="ro1">
          <table:table-cell office:value-type="float" office:value="1.298">
            <text:p>1,2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1.299">
            <text:p>1,2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7">
            <text:p>4987</text:p>
          </table:table-cell>
        </table:table-row>
        <table:table-row table:style-name="ro1">
          <table:table-cell office:value-type="float" office:value="2.213">
            <text:p>2,2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11">
            <text:p>4411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2">
            <text:p>4992</text:p>
          </table:table-cell>
        </table:table-row>
        <table:table-row table:style-name="ro1">
          <table:table-cell office:value-type="float" office:value="1.301">
            <text:p>1,3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4">
            <text:p>4994</text:p>
          </table:table-cell>
        </table:table-row>
        <table:table-row table:style-name="ro1">
          <table:table-cell office:value-type="float" office:value="2.214">
            <text:p>2,2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21">
            <text:p>4421</text:p>
          </table:table-cell>
        </table:table-row>
        <table:table-row table:style-name="ro1">
          <table:table-cell office:value-type="float" office:value="1.302">
            <text:p>1,3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1.303">
            <text:p>1,3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1.304">
            <text:p>1,3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1.305">
            <text:p>1,3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2.215">
            <text:p>2,2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42">
            <text:p>4442</text:p>
          </table:table-cell>
        </table:table-row>
        <table:table-row table:style-name="ro1">
          <table:table-cell office:value-type="float" office:value="1.306">
            <text:p>1,3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10">
            <text:p>5010</text:p>
          </table:table-cell>
        </table:table-row>
        <table:table-row table:style-name="ro1">
          <table:table-cell office:value-type="float" office:value="1.307">
            <text:p>1,3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2.216">
            <text:p>2,2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48">
            <text:p>4448</text:p>
          </table:table-cell>
        </table:table-row>
        <table:table-row table:style-name="ro1">
          <table:table-cell office:value-type="float" office:value="1.308">
            <text:p>1,3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15">
            <text:p>5015</text:p>
          </table:table-cell>
        </table:table-row>
        <table:table-row table:style-name="ro1">
          <table:table-cell office:value-type="float" office:value="1.309">
            <text:p>1,3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17">
            <text:p>5017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21">
            <text:p>5021</text:p>
          </table:table-cell>
        </table:table-row>
        <table:table-row table:style-name="ro1">
          <table:table-cell office:value-type="float" office:value="2.217">
            <text:p>2,2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62">
            <text:p>4462</text:p>
          </table:table-cell>
        </table:table-row>
        <table:table-row table:style-name="ro1">
          <table:table-cell office:value-type="float" office:value="1.311">
            <text:p>1,3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22">
            <text:p>5022</text:p>
          </table:table-cell>
        </table:table-row>
        <table:table-row table:style-name="ro1">
          <table:table-cell office:value-type="float" office:value="1.312">
            <text:p>1,3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1.313">
            <text:p>1,3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27">
            <text:p>5027</text:p>
          </table:table-cell>
        </table:table-row>
        <table:table-row table:style-name="ro1">
          <table:table-cell office:value-type="float" office:value="2.218">
            <text:p>2,2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74">
            <text:p>4474</text:p>
          </table:table-cell>
        </table:table-row>
        <table:table-row table:style-name="ro1">
          <table:table-cell office:value-type="float" office:value="1.314">
            <text:p>1,3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1.315">
            <text:p>1,3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1.316">
            <text:p>1,3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2.219">
            <text:p>2,2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90">
            <text:p>4490</text:p>
          </table:table-cell>
        </table:table-row>
        <table:table-row table:style-name="ro1">
          <table:table-cell office:value-type="float" office:value="1.317">
            <text:p>1,3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1.318">
            <text:p>1,3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1.319">
            <text:p>1,3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45">
            <text:p>5045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1.321">
            <text:p>1,3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1.322">
            <text:p>1,3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4">
            <text:p>5054</text:p>
          </table:table-cell>
        </table:table-row>
        <table:table-row table:style-name="ro1">
          <table:table-cell office:value-type="float" office:value="1.323">
            <text:p>1,3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2.221">
            <text:p>2,2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18">
            <text:p>4518</text:p>
          </table:table-cell>
        </table:table-row>
        <table:table-row table:style-name="ro1">
          <table:table-cell office:value-type="float" office:value="1.324">
            <text:p>1,3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9">
            <text:p>5059</text:p>
          </table:table-cell>
        </table:table-row>
        <table:table-row table:style-name="ro1">
          <table:table-cell office:value-type="float" office:value="1.325">
            <text:p>1,3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2.222">
            <text:p>2,2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27">
            <text:p>4527</text:p>
          </table:table-cell>
        </table:table-row>
        <table:table-row table:style-name="ro1">
          <table:table-cell office:value-type="float" office:value="1.326">
            <text:p>1,3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1.327">
            <text:p>1,3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1.328">
            <text:p>1,3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2.223">
            <text:p>2,2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36">
            <text:p>4536</text:p>
          </table:table-cell>
        </table:table-row>
        <table:table-row table:style-name="ro1">
          <table:table-cell office:value-type="float" office:value="1.329">
            <text:p>1,3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71">
            <text:p>5071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1.331">
            <text:p>1,3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77">
            <text:p>5077</text:p>
          </table:table-cell>
        </table:table-row>
        <table:table-row table:style-name="ro1">
          <table:table-cell office:value-type="float" office:value="2.224">
            <text:p>2,2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53">
            <text:p>4553</text:p>
          </table:table-cell>
        </table:table-row>
        <table:table-row table:style-name="ro1">
          <table:table-cell office:value-type="float" office:value="1.332">
            <text:p>1,3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81">
            <text:p>5081</text:p>
          </table:table-cell>
        </table:table-row>
        <table:table-row table:style-name="ro1">
          <table:table-cell office:value-type="float" office:value="1.333">
            <text:p>1,3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float" office:value="1.334">
            <text:p>1,3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1.335">
            <text:p>1,3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2.225">
            <text:p>2,2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69">
            <text:p>4569</text:p>
          </table:table-cell>
        </table:table-row>
        <table:table-row table:style-name="ro1">
          <table:table-cell office:value-type="float" office:value="1.336">
            <text:p>1,3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1.337">
            <text:p>1,3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95">
            <text:p>5095</text:p>
          </table:table-cell>
        </table:table-row>
        <table:table-row table:style-name="ro1">
          <table:table-cell office:value-type="float" office:value="2.226">
            <text:p>2,2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80">
            <text:p>4580</text:p>
          </table:table-cell>
        </table:table-row>
        <table:table-row table:style-name="ro1">
          <table:table-cell office:value-type="float" office:value="1.338">
            <text:p>1,3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1.339">
            <text:p>1,3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7">
            <text:p>5107</text:p>
          </table:table-cell>
        </table:table-row>
        <table:table-row table:style-name="ro1">
          <table:table-cell office:value-type="float" office:value="2.227">
            <text:p>2,2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93">
            <text:p>4593</text:p>
          </table:table-cell>
        </table:table-row>
        <table:table-row table:style-name="ro1">
          <table:table-cell office:value-type="float" office:value="1.341">
            <text:p>1,3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1.342">
            <text:p>1,3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2.228">
            <text:p>2,2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1.343">
            <text:p>1,3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1.344">
            <text:p>1,3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1.345">
            <text:p>1,3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20">
            <text:p>5120</text:p>
          </table:table-cell>
        </table:table-row>
        <table:table-row table:style-name="ro1">
          <table:table-cell office:value-type="float" office:value="1.346">
            <text:p>1,3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24">
            <text:p>5124</text:p>
          </table:table-cell>
        </table:table-row>
        <table:table-row table:style-name="ro1">
          <table:table-cell office:value-type="float" office:value="2.229">
            <text:p>2,2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15">
            <text:p>4615</text:p>
          </table:table-cell>
        </table:table-row>
        <table:table-row table:style-name="ro1">
          <table:table-cell office:value-type="float" office:value="1.347">
            <text:p>1,3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1.348">
            <text:p>1,3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29">
            <text:p>5129</text:p>
          </table:table-cell>
        </table:table-row>
        <table:table-row table:style-name="ro1">
          <table:table-cell office:value-type="float" office:value="1.349">
            <text:p>1,3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29">
            <text:p>4629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34">
            <text:p>5134</text:p>
          </table:table-cell>
        </table:table-row>
        <table:table-row table:style-name="ro1">
          <table:table-cell office:value-type="float" office:value="1.351">
            <text:p>1,3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2.231">
            <text:p>2,2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1.352">
            <text:p>1,3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1.353">
            <text:p>1,3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5">
            <text:p>5145</text:p>
          </table:table-cell>
        </table:table-row>
        <table:table-row table:style-name="ro1">
          <table:table-cell office:value-type="float" office:value="1.354">
            <text:p>1,3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9">
            <text:p>5149</text:p>
          </table:table-cell>
        </table:table-row>
        <table:table-row table:style-name="ro1">
          <table:table-cell office:value-type="float" office:value="1.355">
            <text:p>1,3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0">
            <text:p>5150</text:p>
          </table:table-cell>
        </table:table-row>
        <table:table-row table:style-name="ro1">
          <table:table-cell office:value-type="float" office:value="2.232">
            <text:p>2,2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57">
            <text:p>4657</text:p>
          </table:table-cell>
        </table:table-row>
        <table:table-row table:style-name="ro1">
          <table:table-cell office:value-type="float" office:value="1.356">
            <text:p>1,3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3">
            <text:p>5153</text:p>
          </table:table-cell>
        </table:table-row>
        <table:table-row table:style-name="ro1">
          <table:table-cell office:value-type="float" office:value="1.357">
            <text:p>1,3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1.358">
            <text:p>1,3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2.233">
            <text:p>2,2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71">
            <text:p>4671</text:p>
          </table:table-cell>
        </table:table-row>
        <table:table-row table:style-name="ro1">
          <table:table-cell office:value-type="float" office:value="1.359">
            <text:p>1,3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1.361">
            <text:p>1,3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2.234">
            <text:p>2,2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81">
            <text:p>4681</text:p>
          </table:table-cell>
        </table:table-row>
        <table:table-row table:style-name="ro1">
          <table:table-cell office:value-type="float" office:value="1.362">
            <text:p>1,3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363">
            <text:p>1,3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364">
            <text:p>1,3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74">
            <text:p>5174</text:p>
          </table:table-cell>
        </table:table-row>
        <table:table-row table:style-name="ro1">
          <table:table-cell office:value-type="float" office:value="2.235">
            <text:p>2,2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93">
            <text:p>4693</text:p>
          </table:table-cell>
        </table:table-row>
        <table:table-row table:style-name="ro1">
          <table:table-cell office:value-type="float" office:value="1.365">
            <text:p>1,3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1.366">
            <text:p>1,3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367">
            <text:p>1,3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2.236">
            <text:p>2,2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09">
            <text:p>4709</text:p>
          </table:table-cell>
        </table:table-row>
        <table:table-row table:style-name="ro1">
          <table:table-cell office:value-type="float" office:value="1.368">
            <text:p>1,3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1.369">
            <text:p>1,3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2.237">
            <text:p>2,2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24">
            <text:p>4724</text:p>
          </table:table-cell>
        </table:table-row>
        <table:table-row table:style-name="ro1">
          <table:table-cell office:value-type="float" office:value="1.371">
            <text:p>1,3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93">
            <text:p>5193</text:p>
          </table:table-cell>
        </table:table-row>
        <table:table-row table:style-name="ro1">
          <table:table-cell office:value-type="float" office:value="1.372">
            <text:p>1,3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1.373">
            <text:p>1,3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2.238">
            <text:p>2,2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1.374">
            <text:p>1,3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2">
            <text:p>5202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2">
            <text:p>5202</text:p>
          </table:table-cell>
        </table:table-row>
        <table:table-row table:style-name="ro1">
          <table:table-cell office:value-type="float" office:value="1.376">
            <text:p>1,3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5">
            <text:p>5205</text:p>
          </table:table-cell>
        </table:table-row>
        <table:table-row table:style-name="ro1">
          <table:table-cell office:value-type="float" office:value="1.377">
            <text:p>1,3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2.239">
            <text:p>2,2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49">
            <text:p>4749</text:p>
          </table:table-cell>
        </table:table-row>
        <table:table-row table:style-name="ro1">
          <table:table-cell office:value-type="float" office:value="1.378">
            <text:p>1,3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9">
            <text:p>5209</text:p>
          </table:table-cell>
        </table:table-row>
        <table:table-row table:style-name="ro1">
          <table:table-cell office:value-type="float" office:value="1.379">
            <text:p>1,3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10">
            <text:p>5210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65">
            <text:p>4765</text:p>
          </table:table-cell>
        </table:table-row>
        <table:table-row table:style-name="ro1">
          <table:table-cell office:value-type="float" office:value="1.381">
            <text:p>1,3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16">
            <text:p>5216</text:p>
          </table:table-cell>
        </table:table-row>
        <table:table-row table:style-name="ro1">
          <table:table-cell office:value-type="float" office:value="1.382">
            <text:p>1,3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21">
            <text:p>5221</text:p>
          </table:table-cell>
        </table:table-row>
        <table:table-row table:style-name="ro1">
          <table:table-cell office:value-type="float" office:value="1.383">
            <text:p>1,3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2.241">
            <text:p>2,2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1.384">
            <text:p>1,3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1.385">
            <text:p>1,3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28">
            <text:p>5228</text:p>
          </table:table-cell>
        </table:table-row>
        <table:table-row table:style-name="ro1">
          <table:table-cell office:value-type="float" office:value="2.242">
            <text:p>2,2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86">
            <text:p>4786</text:p>
          </table:table-cell>
        </table:table-row>
        <table:table-row table:style-name="ro1">
          <table:table-cell office:value-type="float" office:value="1.386">
            <text:p>1,3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1.387">
            <text:p>1,3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35">
            <text:p>5235</text:p>
          </table:table-cell>
        </table:table-row>
        <table:table-row table:style-name="ro1">
          <table:table-cell office:value-type="float" office:value="1.388">
            <text:p>1,3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38">
            <text:p>5238</text:p>
          </table:table-cell>
        </table:table-row>
        <table:table-row table:style-name="ro1">
          <table:table-cell office:value-type="float" office:value="2.243">
            <text:p>2,2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99">
            <text:p>4799</text:p>
          </table:table-cell>
        </table:table-row>
        <table:table-row table:style-name="ro1">
          <table:table-cell office:value-type="float" office:value="1.389">
            <text:p>1,3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44">
            <text:p>5244</text:p>
          </table:table-cell>
        </table:table-row>
        <table:table-row table:style-name="ro1">
          <table:table-cell office:value-type="float" office:value="1.391">
            <text:p>1,3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45">
            <text:p>5245</text:p>
          </table:table-cell>
        </table:table-row>
        <table:table-row table:style-name="ro1">
          <table:table-cell office:value-type="float" office:value="2.244">
            <text:p>2,2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1.392">
            <text:p>1,3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0">
            <text:p>5250</text:p>
          </table:table-cell>
        </table:table-row>
        <table:table-row table:style-name="ro1">
          <table:table-cell office:value-type="float" office:value="1.393">
            <text:p>1,3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0">
            <text:p>5250</text:p>
          </table:table-cell>
        </table:table-row>
        <table:table-row table:style-name="ro1">
          <table:table-cell office:value-type="float" office:value="1.394">
            <text:p>1,3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1.395">
            <text:p>1,3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5">
            <text:p>5255</text:p>
          </table:table-cell>
        </table:table-row>
        <table:table-row table:style-name="ro1">
          <table:table-cell office:value-type="float" office:value="2.245">
            <text:p>2,2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1.396">
            <text:p>1,3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1.397">
            <text:p>1,3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2.246">
            <text:p>2,2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35">
            <text:p>4835</text:p>
          </table:table-cell>
        </table:table-row>
        <table:table-row table:style-name="ro1">
          <table:table-cell office:value-type="float" office:value="1.398">
            <text:p>1,3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4">
            <text:p>5264</text:p>
          </table:table-cell>
        </table:table-row>
        <table:table-row table:style-name="ro1">
          <table:table-cell office:value-type="float" office:value="1.399">
            <text:p>1,3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5">
            <text:p>5265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2.247">
            <text:p>2,2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46">
            <text:p>4846</text:p>
          </table:table-cell>
        </table:table-row>
        <table:table-row table:style-name="ro1">
          <table:table-cell office:value-type="float" office:value="1.401">
            <text:p>1,4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70">
            <text:p>5270</text:p>
          </table:table-cell>
        </table:table-row>
        <table:table-row table:style-name="ro1">
          <table:table-cell office:value-type="float" office:value="1.402">
            <text:p>1,4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1.403">
            <text:p>1,4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1.404">
            <text:p>1,4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0">
            <text:p>5280</text:p>
          </table:table-cell>
        </table:table-row>
        <table:table-row table:style-name="ro1">
          <table:table-cell office:value-type="float" office:value="2.248">
            <text:p>2,2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63">
            <text:p>4863</text:p>
          </table:table-cell>
        </table:table-row>
        <table:table-row table:style-name="ro1">
          <table:table-cell office:value-type="float" office:value="1.405">
            <text:p>1,4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2">
            <text:p>5282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7">
            <text:p>5287</text:p>
          </table:table-cell>
        </table:table-row>
        <table:table-row table:style-name="ro1">
          <table:table-cell office:value-type="float" office:value="2.249">
            <text:p>2,2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1.407">
            <text:p>1,4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9">
            <text:p>5289</text:p>
          </table:table-cell>
        </table:table-row>
        <table:table-row table:style-name="ro1">
          <table:table-cell office:value-type="float" office:value="1.408">
            <text:p>1,4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1.409">
            <text:p>1,4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8">
            <text:p>5298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91">
            <text:p>4891</text:p>
          </table:table-cell>
        </table:table-row>
        <table:table-row table:style-name="ro1">
          <table:table-cell office:value-type="float" office:value="1.411">
            <text:p>1,4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9">
            <text:p>5299</text:p>
          </table:table-cell>
        </table:table-row>
        <table:table-row table:style-name="ro1">
          <table:table-cell office:value-type="float" office:value="1.412">
            <text:p>1,4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1.413">
            <text:p>1,4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05">
            <text:p>5305</text:p>
          </table:table-cell>
        </table:table-row>
        <table:table-row table:style-name="ro1">
          <table:table-cell office:value-type="float" office:value="2.251">
            <text:p>2,2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1.414">
            <text:p>1,4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1.415">
            <text:p>1,4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1.416">
            <text:p>1,4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14">
            <text:p>5314</text:p>
          </table:table-cell>
        </table:table-row>
        <table:table-row table:style-name="ro1">
          <table:table-cell office:value-type="float" office:value="2.252">
            <text:p>2,2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18">
            <text:p>4918</text:p>
          </table:table-cell>
        </table:table-row>
        <table:table-row table:style-name="ro1">
          <table:table-cell office:value-type="float" office:value="1.417">
            <text:p>1,4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15">
            <text:p>5315</text:p>
          </table:table-cell>
        </table:table-row>
        <table:table-row table:style-name="ro1">
          <table:table-cell office:value-type="float" office:value="1.418">
            <text:p>1,4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19">
            <text:p>5319</text:p>
          </table:table-cell>
        </table:table-row>
        <table:table-row table:style-name="ro1">
          <table:table-cell office:value-type="float" office:value="1.419">
            <text:p>1,4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2.253">
            <text:p>2,2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32">
            <text:p>4932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25">
            <text:p>5325</text:p>
          </table:table-cell>
        </table:table-row>
        <table:table-row table:style-name="ro1">
          <table:table-cell office:value-type="float" office:value="1.421">
            <text:p>1,4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27">
            <text:p>5327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2.254">
            <text:p>2,2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43">
            <text:p>4943</text:p>
          </table:table-cell>
        </table:table-row>
        <table:table-row table:style-name="ro1">
          <table:table-cell office:value-type="float" office:value="1.423">
            <text:p>1,4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1.424">
            <text:p>1,4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1.425">
            <text:p>1,4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2.255">
            <text:p>2,2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1.426">
            <text:p>1,4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3">
            <text:p>5343</text:p>
          </table:table-cell>
        </table:table-row>
        <table:table-row table:style-name="ro1">
          <table:table-cell office:value-type="float" office:value="1.427">
            <text:p>1,4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1.428">
            <text:p>1,4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1.429">
            <text:p>1,4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2.256">
            <text:p>2,2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76">
            <text:p>4976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52">
            <text:p>5352</text:p>
          </table:table-cell>
        </table:table-row>
        <table:table-row table:style-name="ro1">
          <table:table-cell office:value-type="float" office:value="1.431">
            <text:p>1,4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53">
            <text:p>5353</text:p>
          </table:table-cell>
        </table:table-row>
        <table:table-row table:style-name="ro1">
          <table:table-cell office:value-type="float" office:value="1.432">
            <text:p>1,4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2.257">
            <text:p>2,2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1.433">
            <text:p>1,4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58">
            <text:p>5358</text:p>
          </table:table-cell>
        </table:table-row>
        <table:table-row table:style-name="ro1">
          <table:table-cell office:value-type="float" office:value="1.434">
            <text:p>1,4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1.435">
            <text:p>1,4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1.436">
            <text:p>1,4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2.258">
            <text:p>2,2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03">
            <text:p>5003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68">
            <text:p>5368</text:p>
          </table:table-cell>
        </table:table-row>
        <table:table-row table:style-name="ro1">
          <table:table-cell office:value-type="float" office:value="1.438">
            <text:p>1,4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1.439">
            <text:p>1,4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2.259">
            <text:p>2,2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17">
            <text:p>5017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1.441">
            <text:p>1,4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0">
            <text:p>5380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28">
            <text:p>5028</text:p>
          </table:table-cell>
        </table:table-row>
        <table:table-row table:style-name="ro1">
          <table:table-cell office:value-type="float" office:value="1.442">
            <text:p>1,4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5">
            <text:p>5385</text:p>
          </table:table-cell>
        </table:table-row>
        <table:table-row table:style-name="ro1">
          <table:table-cell office:value-type="float" office:value="1.443">
            <text:p>1,4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6">
            <text:p>5386</text:p>
          </table:table-cell>
        </table:table-row>
        <table:table-row table:style-name="ro1">
          <table:table-cell office:value-type="float" office:value="1.444">
            <text:p>1,4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1.445">
            <text:p>1,4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90">
            <text:p>5390</text:p>
          </table:table-cell>
        </table:table-row>
        <table:table-row table:style-name="ro1">
          <table:table-cell office:value-type="float" office:value="2.261">
            <text:p>2,2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41">
            <text:p>5041</text:p>
          </table:table-cell>
        </table:table-row>
        <table:table-row table:style-name="ro1">
          <table:table-cell office:value-type="float" office:value="1.446">
            <text:p>1,4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94">
            <text:p>5394</text:p>
          </table:table-cell>
        </table:table-row>
        <table:table-row table:style-name="ro1">
          <table:table-cell office:value-type="float" office:value="1.447">
            <text:p>1,4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1.448">
            <text:p>1,4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2.262">
            <text:p>2,2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57">
            <text:p>5057</text:p>
          </table:table-cell>
        </table:table-row>
        <table:table-row table:style-name="ro1">
          <table:table-cell office:value-type="float" office:value="1.449">
            <text:p>1,4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6">
            <text:p>5406</text:p>
          </table:table-cell>
        </table:table-row>
        <table:table-row table:style-name="ro1">
          <table:table-cell office:value-type="float" office:value="2.263">
            <text:p>2,2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1.451">
            <text:p>1,4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7">
            <text:p>5407</text:p>
          </table:table-cell>
        </table:table-row>
        <table:table-row table:style-name="ro1">
          <table:table-cell office:value-type="float" office:value="1.452">
            <text:p>1,4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2">
            <text:p>5412</text:p>
          </table:table-cell>
        </table:table-row>
        <table:table-row table:style-name="ro1">
          <table:table-cell office:value-type="float" office:value="1.454">
            <text:p>1,4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7">
            <text:p>5417</text:p>
          </table:table-cell>
        </table:table-row>
        <table:table-row table:style-name="ro1">
          <table:table-cell office:value-type="float" office:value="2.264">
            <text:p>2,2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81">
            <text:p>5081</text:p>
          </table:table-cell>
        </table:table-row>
        <table:table-row table:style-name="ro1">
          <table:table-cell office:value-type="float" office:value="1.455">
            <text:p>1,4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9">
            <text:p>5419</text:p>
          </table:table-cell>
        </table:table-row>
        <table:table-row table:style-name="ro1">
          <table:table-cell office:value-type="float" office:value="1.456">
            <text:p>1,4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24">
            <text:p>5424</text:p>
          </table:table-cell>
        </table:table-row>
        <table:table-row table:style-name="ro1">
          <table:table-cell office:value-type="float" office:value="2.265">
            <text:p>2,2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1.457">
            <text:p>1,4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25">
            <text:p>5425</text:p>
          </table:table-cell>
        </table:table-row>
        <table:table-row table:style-name="ro1">
          <table:table-cell office:value-type="float" office:value="1.458">
            <text:p>1,4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1.459">
            <text:p>1,4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office:value-type="float" office:value="2.266">
            <text:p>2,2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1.461">
            <text:p>1,4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1.462">
            <text:p>1,4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38">
            <text:p>5438</text:p>
          </table:table-cell>
        </table:table-row>
        <table:table-row table:style-name="ro1">
          <table:table-cell office:value-type="float" office:value="1.463">
            <text:p>1,4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39">
            <text:p>5439</text:p>
          </table:table-cell>
        </table:table-row>
        <table:table-row table:style-name="ro1">
          <table:table-cell office:value-type="float" office:value="2.267">
            <text:p>2,2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19">
            <text:p>5119</text:p>
          </table:table-cell>
        </table:table-row>
        <table:table-row table:style-name="ro1">
          <table:table-cell office:value-type="float" office:value="1.464">
            <text:p>1,4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43">
            <text:p>5443</text:p>
          </table:table-cell>
        </table:table-row>
        <table:table-row table:style-name="ro1">
          <table:table-cell office:value-type="float" office:value="1.465">
            <text:p>1,4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45">
            <text:p>5445</text:p>
          </table:table-cell>
        </table:table-row>
        <table:table-row table:style-name="ro1">
          <table:table-cell office:value-type="float" office:value="2.268">
            <text:p>2,2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1.466">
            <text:p>1,4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1.467">
            <text:p>1,4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1.468">
            <text:p>1,4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56">
            <text:p>5456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57">
            <text:p>5457</text:p>
          </table:table-cell>
        </table:table-row>
        <table:table-row table:style-name="ro1">
          <table:table-cell office:value-type="float" office:value="2.269">
            <text:p>2,2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46">
            <text:p>5146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1.471">
            <text:p>1,4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62">
            <text:p>5462</text:p>
          </table:table-cell>
        </table:table-row>
        <table:table-row table:style-name="ro1">
          <table:table-cell office:value-type="float" office:value="1.472">
            <text:p>1,4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65">
            <text:p>5465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1.473">
            <text:p>1,4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1.474">
            <text:p>1,4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1">
            <text:p>5471</text:p>
          </table:table-cell>
        </table:table-row>
        <table:table-row table:style-name="ro1">
          <table:table-cell office:value-type="float" office:value="1.475">
            <text:p>1,4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3">
            <text:p>5473</text:p>
          </table:table-cell>
        </table:table-row>
        <table:table-row table:style-name="ro1">
          <table:table-cell office:value-type="float" office:value="2.271">
            <text:p>2,2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476">
            <text:p>1,4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7">
            <text:p>5477</text:p>
          </table:table-cell>
        </table:table-row>
        <table:table-row table:style-name="ro1">
          <table:table-cell office:value-type="float" office:value="1.477">
            <text:p>1,4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9">
            <text:p>5479</text:p>
          </table:table-cell>
        </table:table-row>
        <table:table-row table:style-name="ro1">
          <table:table-cell office:value-type="float" office:value="1.478">
            <text:p>1,4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4">
            <text:p>5484</text:p>
          </table:table-cell>
        </table:table-row>
        <table:table-row table:style-name="ro1">
          <table:table-cell office:value-type="float" office:value="2.272">
            <text:p>2,2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479">
            <text:p>1,4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6">
            <text:p>5486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1.481">
            <text:p>1,4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2.273">
            <text:p>2,2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482">
            <text:p>1,4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1.483">
            <text:p>1,4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8">
            <text:p>5498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2">
            <text:p>5502</text:p>
          </table:table-cell>
        </table:table-row>
        <table:table-row table:style-name="ro1">
          <table:table-cell office:value-type="float" office:value="2.274">
            <text:p>2,2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1.485">
            <text:p>1,4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3">
            <text:p>5503</text:p>
          </table:table-cell>
        </table:table-row>
        <table:table-row table:style-name="ro1">
          <table:table-cell office:value-type="float" office:value="1.486">
            <text:p>1,4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1.487">
            <text:p>1,4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2.275">
            <text:p>2,2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1.488">
            <text:p>1,4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2">
            <text:p>5512</text:p>
          </table:table-cell>
        </table:table-row>
        <table:table-row table:style-name="ro1">
          <table:table-cell office:value-type="float" office:value="1.489">
            <text:p>1,4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3">
            <text:p>5513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7">
            <text:p>5517</text:p>
          </table:table-cell>
        </table:table-row>
        <table:table-row table:style-name="ro1">
          <table:table-cell office:value-type="float" office:value="1.491">
            <text:p>1,4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7">
            <text:p>5517</text:p>
          </table:table-cell>
        </table:table-row>
        <table:table-row table:style-name="ro1">
          <table:table-cell office:value-type="float" office:value="2.276">
            <text:p>2,2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1.492">
            <text:p>1,4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1.493">
            <text:p>1,4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 office:value-type="float" office:value="1.494">
            <text:p>1,4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7">
            <text:p>5527</text:p>
          </table:table-cell>
        </table:table-row>
        <table:table-row table:style-name="ro1">
          <table:table-cell office:value-type="float" office:value="2.277">
            <text:p>2,2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1.495">
            <text:p>1,4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1.496">
            <text:p>1,4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3">
            <text:p>5533</text:p>
          </table:table-cell>
        </table:table-row>
        <table:table-row table:style-name="ro1">
          <table:table-cell office:value-type="float" office:value="1.497">
            <text:p>1,4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2.278">
            <text:p>2,2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1.498">
            <text:p>1,4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9">
            <text:p>5539</text:p>
          </table:table-cell>
        </table:table-row>
        <table:table-row table:style-name="ro1">
          <table:table-cell office:value-type="float" office:value="1.499">
            <text:p>1,4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0">
            <text:p>5540</text:p>
          </table:table-cell>
        </table:table-row>
        <table:table-row table:style-name="ro1">
          <table:table-cell office:value-type="float" office:value="2.279">
            <text:p>2,2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4">
            <text:p>5544</text:p>
          </table:table-cell>
        </table:table-row>
        <table:table-row table:style-name="ro1">
          <table:table-cell office:value-type="float" office:value="1.501">
            <text:p>1,5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5">
            <text:p>5545</text:p>
          </table:table-cell>
        </table:table-row>
        <table:table-row table:style-name="ro1">
          <table:table-cell office:value-type="float" office:value="1.502">
            <text:p>1,5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4">
            <text:p>5174</text:p>
          </table:table-cell>
        </table:table-row>
        <table:table-row table:style-name="ro1">
          <table:table-cell office:value-type="float" office:value="1.503">
            <text:p>1,5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2">
            <text:p>5552</text:p>
          </table:table-cell>
        </table:table-row>
        <table:table-row table:style-name="ro1">
          <table:table-cell office:value-type="float" office:value="1.504">
            <text:p>1,5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7">
            <text:p>5557</text:p>
          </table:table-cell>
        </table:table-row>
        <table:table-row table:style-name="ro1">
          <table:table-cell office:value-type="float" office:value="1.505">
            <text:p>1,5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8">
            <text:p>5558</text:p>
          </table:table-cell>
        </table:table-row>
        <table:table-row table:style-name="ro1">
          <table:table-cell office:value-type="float" office:value="2.281">
            <text:p>2,2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1.506">
            <text:p>1,5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1.507">
            <text:p>1,5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3">
            <text:p>5563</text:p>
          </table:table-cell>
        </table:table-row>
        <table:table-row table:style-name="ro1">
          <table:table-cell office:value-type="float" office:value="1.508">
            <text:p>1,5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2.282">
            <text:p>2,2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1.509">
            <text:p>1,5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9">
            <text:p>5569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3">
            <text:p>5573</text:p>
          </table:table-cell>
        </table:table-row>
        <table:table-row table:style-name="ro1">
          <table:table-cell office:value-type="float" office:value="1.511">
            <text:p>1,5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2.283">
            <text:p>2,2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1.512">
            <text:p>1,5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1.513">
            <text:p>1,5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1.514">
            <text:p>1,5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5">
            <text:p>5585</text:p>
          </table:table-cell>
        </table:table-row>
        <table:table-row table:style-name="ro1">
          <table:table-cell office:value-type="float" office:value="2.284">
            <text:p>2,2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515">
            <text:p>1,5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1.516">
            <text:p>1,5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1.517">
            <text:p>1,5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1">
            <text:p>5591</text:p>
          </table:table-cell>
        </table:table-row>
        <table:table-row table:style-name="ro1">
          <table:table-cell office:value-type="float" office:value="2.285">
            <text:p>2,2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518">
            <text:p>1,5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6">
            <text:p>5596</text:p>
          </table:table-cell>
        </table:table-row>
        <table:table-row table:style-name="ro1">
          <table:table-cell office:value-type="float" office:value="1.519">
            <text:p>1,5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2.286">
            <text:p>2,2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1">
            <text:p>5601</text:p>
          </table:table-cell>
        </table:table-row>
        <table:table-row table:style-name="ro1">
          <table:table-cell office:value-type="float" office:value="1.521">
            <text:p>1,5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1.522">
            <text:p>1,5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7">
            <text:p>5607</text:p>
          </table:table-cell>
        </table:table-row>
        <table:table-row table:style-name="ro1">
          <table:table-cell office:value-type="float" office:value="1.523">
            <text:p>1,5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7">
            <text:p>5607</text:p>
          </table:table-cell>
        </table:table-row>
        <table:table-row table:style-name="ro1">
          <table:table-cell office:value-type="float" office:value="2.287">
            <text:p>2,2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524">
            <text:p>1,5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1.525">
            <text:p>1,5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3">
            <text:p>5613</text:p>
          </table:table-cell>
        </table:table-row>
        <table:table-row table:style-name="ro1">
          <table:table-cell office:value-type="float" office:value="1.526">
            <text:p>1,5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7">
            <text:p>5617</text:p>
          </table:table-cell>
        </table:table-row>
        <table:table-row table:style-name="ro1">
          <table:table-cell office:value-type="float" office:value="2.288">
            <text:p>2,2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527">
            <text:p>1,5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1.528">
            <text:p>1,5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3">
            <text:p>5623</text:p>
          </table:table-cell>
        </table:table-row>
        <table:table-row table:style-name="ro1">
          <table:table-cell office:value-type="float" office:value="2.289">
            <text:p>2,2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529">
            <text:p>1,5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9">
            <text:p>5629</text:p>
          </table:table-cell>
        </table:table-row>
        <table:table-row table:style-name="ro1">
          <table:table-cell office:value-type="float" office:value="1.531">
            <text:p>1,5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0">
            <text:p>5630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532">
            <text:p>1,5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1.533">
            <text:p>1,5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6">
            <text:p>5636</text:p>
          </table:table-cell>
        </table:table-row>
        <table:table-row table:style-name="ro1">
          <table:table-cell office:value-type="float" office:value="1.534">
            <text:p>1,5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0">
            <text:p>5640</text:p>
          </table:table-cell>
        </table:table-row>
        <table:table-row table:style-name="ro1">
          <table:table-cell office:value-type="float" office:value="1.535">
            <text:p>1,5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0">
            <text:p>5640</text:p>
          </table:table-cell>
        </table:table-row>
        <table:table-row table:style-name="ro1">
          <table:table-cell office:value-type="float" office:value="2.291">
            <text:p>2,2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536">
            <text:p>1,5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4">
            <text:p>5644</text:p>
          </table:table-cell>
        </table:table-row>
        <table:table-row table:style-name="ro1">
          <table:table-cell office:value-type="float" office:value="1.537">
            <text:p>1,5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1.538">
            <text:p>1,5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0">
            <text:p>5650</text:p>
          </table:table-cell>
        </table:table-row>
        <table:table-row table:style-name="ro1">
          <table:table-cell office:value-type="float" office:value="2.292">
            <text:p>2,2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4">
            <text:p>5174</text:p>
          </table:table-cell>
        </table:table-row>
        <table:table-row table:style-name="ro1">
          <table:table-cell office:value-type="float" office:value="1.539">
            <text:p>1,5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0">
            <text:p>5650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float" office:value="1.541">
            <text:p>1,5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5">
            <text:p>5655</text:p>
          </table:table-cell>
        </table:table-row>
        <table:table-row table:style-name="ro1">
          <table:table-cell office:value-type="float" office:value="2.293">
            <text:p>2,2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542">
            <text:p>1,5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9">
            <text:p>5659</text:p>
          </table:table-cell>
        </table:table-row>
        <table:table-row table:style-name="ro1">
          <table:table-cell office:value-type="float" office:value="1.543">
            <text:p>1,5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float" office:value="1.544">
            <text:p>1,5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float" office:value="2.294">
            <text:p>2,2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545">
            <text:p>1,5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7">
            <text:p>5647</text:p>
          </table:table-cell>
        </table:table-row>
        <table:table-row table:style-name="ro1">
          <table:table-cell office:value-type="float" office:value="1.546">
            <text:p>1,5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2.295">
            <text:p>2,2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4">
            <text:p>5174</text:p>
          </table:table-cell>
        </table:table-row>
        <table:table-row table:style-name="ro1">
          <table:table-cell office:value-type="float" office:value="1.548">
            <text:p>1,5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6">
            <text:p>5646</text:p>
          </table:table-cell>
        </table:table-row>
        <table:table-row table:style-name="ro1">
          <table:table-cell office:value-type="float" office:value="1.549">
            <text:p>1,5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0">
            <text:p>5640</text:p>
          </table:table-cell>
        </table:table-row>
        <table:table-row table:style-name="ro1">
          <table:table-cell office:value-type="float" office:value="2.296">
            <text:p>2,2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1">
            <text:p>5641</text:p>
          </table:table-cell>
        </table:table-row>
        <table:table-row table:style-name="ro1">
          <table:table-cell office:value-type="float" office:value="1.551">
            <text:p>1,5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4">
            <text:p>5634</text:p>
          </table:table-cell>
        </table:table-row>
        <table:table-row table:style-name="ro1">
          <table:table-cell office:value-type="float" office:value="1.552">
            <text:p>1,5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3">
            <text:p>5633</text:p>
          </table:table-cell>
        </table:table-row>
        <table:table-row table:style-name="ro1">
          <table:table-cell office:value-type="float" office:value="1.553">
            <text:p>1,5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6">
            <text:p>5626</text:p>
          </table:table-cell>
        </table:table-row>
        <table:table-row table:style-name="ro1">
          <table:table-cell office:value-type="float" office:value="2.297">
            <text:p>2,2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4">
            <text:p>5174</text:p>
          </table:table-cell>
        </table:table-row>
        <table:table-row table:style-name="ro1">
          <table:table-cell office:value-type="float" office:value="1.554">
            <text:p>1,5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1.555">
            <text:p>1,5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2.298">
            <text:p>2,2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1.556">
            <text:p>1,5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1.557">
            <text:p>1,5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1">
            <text:p>5611</text:p>
          </table:table-cell>
        </table:table-row>
        <table:table-row table:style-name="ro1">
          <table:table-cell office:value-type="float" office:value="1.558">
            <text:p>1,5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2.299">
            <text:p>2,2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559">
            <text:p>1,5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7">
            <text:p>5607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8">
            <text:p>5608</text:p>
          </table:table-cell>
        </table:table-row>
        <table:table-row table:style-name="ro1">
          <table:table-cell office:value-type="float" office:value="2.301">
            <text:p>2,3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1.561">
            <text:p>1,5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3">
            <text:p>5603</text:p>
          </table:table-cell>
        </table:table-row>
        <table:table-row table:style-name="ro1">
          <table:table-cell office:value-type="float" office:value="1.562">
            <text:p>1,5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3">
            <text:p>5603</text:p>
          </table:table-cell>
        </table:table-row>
        <table:table-row table:style-name="ro1">
          <table:table-cell office:value-type="float" office:value="2.302">
            <text:p>2,3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2.303">
            <text:p>2,3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1.563">
            <text:p>1,5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1.564">
            <text:p>1,5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8">
            <text:p>5598</text:p>
          </table:table-cell>
        </table:table-row>
        <table:table-row table:style-name="ro1">
          <table:table-cell office:value-type="float" office:value="2.304">
            <text:p>2,3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565">
            <text:p>1,5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2.305">
            <text:p>2,3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566">
            <text:p>1,5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float" office:value="2.306">
            <text:p>2,3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1.567">
            <text:p>1,5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3">
            <text:p>5583</text:p>
          </table:table-cell>
        </table:table-row>
        <table:table-row table:style-name="ro1">
          <table:table-cell office:value-type="float" office:value="2.307">
            <text:p>2,3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1.568">
            <text:p>1,5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2">
            <text:p>5582</text:p>
          </table:table-cell>
        </table:table-row>
        <table:table-row table:style-name="ro1">
          <table:table-cell office:value-type="float" office:value="2.308">
            <text:p>2,3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1.569">
            <text:p>1,5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4">
            <text:p>5574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2">
            <text:p>5572</text:p>
          </table:table-cell>
        </table:table-row>
        <table:table-row table:style-name="ro1">
          <table:table-cell office:value-type="float" office:value="2.309">
            <text:p>2,3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1.571">
            <text:p>1,5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6">
            <text:p>5566</text:p>
          </table:table-cell>
        </table:table-row>
        <table:table-row table:style-name="ro1">
          <table:table-cell office:value-type="float" office:value="2.311">
            <text:p>2,3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1.572">
            <text:p>1,5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2.312">
            <text:p>2,3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1.573">
            <text:p>1,5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2.313">
            <text:p>2,3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1.574">
            <text:p>1,5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3">
            <text:p>5563</text:p>
          </table:table-cell>
        </table:table-row>
        <table:table-row table:style-name="ro1">
          <table:table-cell office:value-type="float" office:value="2.314">
            <text:p>2,3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1.575">
            <text:p>1,5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6">
            <text:p>5556</text:p>
          </table:table-cell>
        </table:table-row>
        <table:table-row table:style-name="ro1">
          <table:table-cell office:value-type="float" office:value="2.315">
            <text:p>2,3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1.576">
            <text:p>1,5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8">
            <text:p>5558</text:p>
          </table:table-cell>
        </table:table-row>
        <table:table-row table:style-name="ro1">
          <table:table-cell office:value-type="float" office:value="2.316">
            <text:p>2,3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1.577">
            <text:p>1,5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2.317">
            <text:p>2,3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2.318">
            <text:p>2,3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1.579">
            <text:p>1,5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2">
            <text:p>5542</text:p>
          </table:table-cell>
        </table:table-row>
        <table:table-row table:style-name="ro1">
          <table:table-cell office:value-type="float" office:value="2.319">
            <text:p>2,3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1">
            <text:p>5541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81">
            <text:p>1,5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3">
            <text:p>5533</text:p>
          </table:table-cell>
        </table:table-row>
        <table:table-row table:style-name="ro1">
          <table:table-cell office:value-type="float" office:value="2.321">
            <text:p>2,3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82">
            <text:p>1,5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1.583">
            <text:p>1,5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5">
            <text:p>5525</text:p>
          </table:table-cell>
        </table:table-row>
        <table:table-row table:style-name="ro1">
          <table:table-cell office:value-type="float" office:value="2.322">
            <text:p>2,3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84">
            <text:p>1,5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6">
            <text:p>5526</text:p>
          </table:table-cell>
        </table:table-row>
        <table:table-row table:style-name="ro1">
          <table:table-cell office:value-type="float" office:value="2.323">
            <text:p>2,3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85">
            <text:p>1,5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2.324">
            <text:p>2,3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86">
            <text:p>1,5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0">
            <text:p>5520</text:p>
          </table:table-cell>
        </table:table-row>
        <table:table-row table:style-name="ro1">
          <table:table-cell office:value-type="float" office:value="2.325">
            <text:p>2,3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87">
            <text:p>1,5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1">
            <text:p>5511</text:p>
          </table:table-cell>
        </table:table-row>
        <table:table-row table:style-name="ro1">
          <table:table-cell office:value-type="float" office:value="2.326">
            <text:p>2,3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88">
            <text:p>1,5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1">
            <text:p>5511</text:p>
          </table:table-cell>
        </table:table-row>
        <table:table-row table:style-name="ro1">
          <table:table-cell office:value-type="float" office:value="2.327">
            <text:p>2,3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89">
            <text:p>1,5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2.328">
            <text:p>2,3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.329">
            <text:p>2,3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1.591">
            <text:p>1,5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1.592">
            <text:p>1,5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2.331">
            <text:p>2,3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1.593">
            <text:p>1,5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2.332">
            <text:p>2,3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2.333">
            <text:p>2,3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1.595">
            <text:p>1,5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4">
            <text:p>5484</text:p>
          </table:table-cell>
        </table:table-row>
        <table:table-row table:style-name="ro1">
          <table:table-cell office:value-type="float" office:value="2.334">
            <text:p>2,3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1.596">
            <text:p>1,5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2.335">
            <text:p>2,3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1.597">
            <text:p>1,5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3">
            <text:p>5473</text:p>
          </table:table-cell>
        </table:table-row>
        <table:table-row table:style-name="ro1">
          <table:table-cell office:value-type="float" office:value="2.336">
            <text:p>2,3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1.598">
            <text:p>1,5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3">
            <text:p>5473</text:p>
          </table:table-cell>
        </table:table-row>
        <table:table-row table:style-name="ro1">
          <table:table-cell office:value-type="float" office:value="2.337">
            <text:p>2,3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1.599">
            <text:p>1,5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66">
            <text:p>5466</text:p>
          </table:table-cell>
        </table:table-row>
        <table:table-row table:style-name="ro1">
          <table:table-cell office:value-type="float" office:value="2.338">
            <text:p>2,3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39">
            <text:p>2,3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41">
            <text:p>2,3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42">
            <text:p>2,3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43">
            <text:p>2,3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44">
            <text:p>2,3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45">
            <text:p>2,3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46">
            <text:p>2,3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47">
            <text:p>2,3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48">
            <text:p>2,3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49">
            <text:p>2,3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51">
            <text:p>2,3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52">
            <text:p>2,3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53">
            <text:p>2,3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54">
            <text:p>2,3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55">
            <text:p>2,3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56">
            <text:p>2,3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57">
            <text:p>2,3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2.358">
            <text:p>2,3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2.359">
            <text:p>2,3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1">
            <text:p>2,3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62">
            <text:p>2,3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3">
            <text:p>2,3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4">
            <text:p>2,3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5">
            <text:p>2,3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6">
            <text:p>2,3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7">
            <text:p>2,3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8">
            <text:p>2,3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2.369">
            <text:p>2,3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71">
            <text:p>2,3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72">
            <text:p>2,3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73">
            <text:p>2,3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74">
            <text:p>2,3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75">
            <text:p>2,3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76">
            <text:p>2,3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77">
            <text:p>2,3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78">
            <text:p>2,3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2.379">
            <text:p>2,3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81">
            <text:p>2,3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82">
            <text:p>2,3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83">
            <text:p>2,3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84">
            <text:p>2,3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85">
            <text:p>2,3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86">
            <text:p>2,3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87">
            <text:p>2,3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88">
            <text:p>2,3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89">
            <text:p>2,3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91">
            <text:p>2,3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92">
            <text:p>2,3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93">
            <text:p>2,3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94">
            <text:p>2,3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95">
            <text:p>2,3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96">
            <text:p>2,3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97">
            <text:p>2,3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98">
            <text:p>2,3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99">
            <text:p>2,3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</table:table>
      <table:table table:name="it319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ehicle ID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Travel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8">
            <text:p>1648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59">
            <text:p>1659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34">
            <text:p>1834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4.41">
            <text:p>4,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float" office:value="4.42">
            <text:p>4,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4.43">
            <text:p>4,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58">
            <text:p>1858</text:p>
          </table:table-cell>
        </table:table-row>
        <table:table-row table:style-name="ro1">
          <table:table-cell office:value-type="float" office:value="4.44">
            <text:p>4,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4.45">
            <text:p>4,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4.46">
            <text:p>4,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4.47">
            <text:p>4,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4.48">
            <text:p>4,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4.49">
            <text:p>4,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4.51">
            <text:p>4,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4.52">
            <text:p>4,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float" office:value="4.53">
            <text:p>4,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4.54">
            <text:p>4,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float" office:value="4.55">
            <text:p>4,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float" office:value="4.56">
            <text:p>4,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4.57">
            <text:p>4,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4.58">
            <text:p>4,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4.59">
            <text:p>4,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4.61">
            <text:p>4,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4.62">
            <text:p>4,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4.63">
            <text:p>4,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56">
            <text:p>1956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4.64">
            <text:p>4,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4.65">
            <text:p>4,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4.66">
            <text:p>4,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4.67">
            <text:p>4,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4.68">
            <text:p>4,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3">
            <text:p>1853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4.69">
            <text:p>4,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4.71">
            <text:p>4,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4.72">
            <text:p>4,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4.73">
            <text:p>4,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4.74">
            <text:p>4,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4.75">
            <text:p>4,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4.76">
            <text:p>4,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.77">
            <text:p>4,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4.78">
            <text:p>4,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08">
            <text:p>1908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float" office:value="4.79">
            <text:p>4,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4.81">
            <text:p>4,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4.82">
            <text:p>4,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4.83">
            <text:p>4,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17">
            <text:p>2117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4.84">
            <text:p>4,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4.85">
            <text:p>4,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4.86">
            <text:p>4,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4.87">
            <text:p>4,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23">
            <text:p>2223</text:p>
          </table:table-cell>
        </table:table-row>
        <table:table-row table:style-name="ro1">
          <table:table-cell office:value-type="float" office:value="4.88">
            <text:p>4,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4.89">
            <text:p>4,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31">
            <text:p>2231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4.91">
            <text:p>4,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4.92">
            <text:p>4,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4.93">
            <text:p>4,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55">
            <text:p>2255</text:p>
          </table:table-cell>
        </table:table-row>
        <table:table-row table:style-name="ro1">
          <table:table-cell office:value-type="float" office:value="4.94">
            <text:p>4,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4.95">
            <text:p>4,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65">
            <text:p>2265</text:p>
          </table:table-cell>
        </table:table-row>
        <table:table-row table:style-name="ro1">
          <table:table-cell office:value-type="float" office:value="4.96">
            <text:p>4,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73">
            <text:p>2273</text:p>
          </table:table-cell>
        </table:table-row>
        <table:table-row table:style-name="ro1">
          <table:table-cell office:value-type="float" office:value="4.97">
            <text:p>4,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float" office:value="4.98">
            <text:p>4,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36">
            <text:p>2036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4.99">
            <text:p>4,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07">
            <text:p>2207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51">
            <text:p>2051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4.101">
            <text:p>4,1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23">
            <text:p>2223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4.102">
            <text:p>4,1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4.103">
            <text:p>4,1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73">
            <text:p>2273</text:p>
          </table:table-cell>
        </table:table-row>
        <table:table-row table:style-name="ro1">
          <table:table-cell office:value-type="float" office:value="4.104">
            <text:p>4,1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4.105">
            <text:p>4,1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4.106">
            <text:p>4,1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3.31">
            <text:p>3,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4.107">
            <text:p>4,1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99">
            <text:p>2299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65">
            <text:p>2265</text:p>
          </table:table-cell>
        </table:table-row>
        <table:table-row table:style-name="ro1">
          <table:table-cell office:value-type="float" office:value="3.32">
            <text:p>3,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4.108">
            <text:p>4,1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3.33">
            <text:p>3,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4.109">
            <text:p>4,1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3.34">
            <text:p>3,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4.111">
            <text:p>4,1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3.35">
            <text:p>3,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office:value-type="float" office:value="4.112">
            <text:p>4,1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4.113">
            <text:p>4,1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3.36">
            <text:p>3,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float" office:value="4.114">
            <text:p>4,1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34">
            <text:p>2134</text:p>
          </table:table-cell>
        </table:table-row>
        <table:table-row table:style-name="ro1">
          <table:table-cell office:value-type="float" office:value="3.37">
            <text:p>3,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4.115">
            <text:p>4,1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3.38">
            <text:p>3,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4.116">
            <text:p>4,1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3.39">
            <text:p>3,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4.117">
            <text:p>4,1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54">
            <text:p>2154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4.118">
            <text:p>4,1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4.119">
            <text:p>4,1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3.41">
            <text:p>3,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3.42">
            <text:p>3,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4.121">
            <text:p>4,1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3.43">
            <text:p>3,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float" office:value="4.122">
            <text:p>4,1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4.123">
            <text:p>4,1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86">
            <text:p>2186</text:p>
          </table:table-cell>
        </table:table-row>
        <table:table-row table:style-name="ro1">
          <table:table-cell office:value-type="float" office:value="3.44">
            <text:p>3,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4.124">
            <text:p>4,1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98">
            <text:p>2198</text:p>
          </table:table-cell>
        </table:table-row>
        <table:table-row table:style-name="ro1">
          <table:table-cell office:value-type="float" office:value="3.45">
            <text:p>3,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4.125">
            <text:p>4,1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3.46">
            <text:p>3,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4.126">
            <text:p>4,1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4.127">
            <text:p>4,1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6">
            <text:p>2206</text:p>
          </table:table-cell>
        </table:table-row>
        <table:table-row table:style-name="ro1">
          <table:table-cell office:value-type="float" office:value="3.47">
            <text:p>3,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4.128">
            <text:p>4,1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7">
            <text:p>2207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4.129">
            <text:p>4,1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3.48">
            <text:p>3,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float" office:value="3.49">
            <text:p>3,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1.61">
            <text:p>1,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4.131">
            <text:p>4,1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5">
            <text:p>2225</text:p>
          </table:table-cell>
        </table:table-row>
        <table:table-row table:style-name="ro1">
          <table:table-cell office:value-type="float" office:value="4.132">
            <text:p>4,1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1.62">
            <text:p>1,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3.51">
            <text:p>3,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4.133">
            <text:p>4,1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float" office:value="3.52">
            <text:p>3,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4.134">
            <text:p>4,1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 office:value-type="float" office:value="3.53">
            <text:p>3,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1.63">
            <text:p>1,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float" office:value="4.135">
            <text:p>4,1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3.54">
            <text:p>3,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float" office:value="4.136">
            <text:p>4,1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8">
            <text:p>2258</text:p>
          </table:table-cell>
        </table:table-row>
        <table:table-row table:style-name="ro1">
          <table:table-cell office:value-type="float" office:value="4.137">
            <text:p>4,1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1.64">
            <text:p>1,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3.55">
            <text:p>3,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3.56">
            <text:p>3,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4.138">
            <text:p>4,1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.65">
            <text:p>1,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4.139">
            <text:p>4,1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3.57">
            <text:p>3,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.66">
            <text:p>1,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3.58">
            <text:p>3,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4.141">
            <text:p>4,1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3.59">
            <text:p>3,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4.142">
            <text:p>4,1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1.67">
            <text:p>1,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4.143">
            <text:p>4,1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1.68">
            <text:p>1,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4.144">
            <text:p>4,1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3.61">
            <text:p>3,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float" office:value="4.145">
            <text:p>4,1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3.62">
            <text:p>3,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1.69">
            <text:p>1,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float" office:value="4.146">
            <text:p>4,1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3.63">
            <text:p>3,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2.41">
            <text:p>2,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4.147">
            <text:p>4,1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3.64">
            <text:p>3,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4.148">
            <text:p>4,1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3.65">
            <text:p>3,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4.149">
            <text:p>4,1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1">
            <text:p>2341</text:p>
          </table:table-cell>
        </table:table-row>
        <table:table-row table:style-name="ro1">
          <table:table-cell office:value-type="float" office:value="1.71">
            <text:p>1,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float" office:value="2.42">
            <text:p>2,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54">
            <text:p>2554</text:p>
          </table:table-cell>
        </table:table-row>
        <table:table-row table:style-name="ro1">
          <table:table-cell office:value-type="float" office:value="3.66">
            <text:p>3,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1.72">
            <text:p>1,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27">
            <text:p>2627</text:p>
          </table:table-cell>
        </table:table-row>
        <table:table-row table:style-name="ro1">
          <table:table-cell office:value-type="float" office:value="4.151">
            <text:p>4,1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57">
            <text:p>2357</text:p>
          </table:table-cell>
        </table:table-row>
        <table:table-row table:style-name="ro1">
          <table:table-cell office:value-type="float" office:value="3.67">
            <text:p>3,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float" office:value="4.152">
            <text:p>4,1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3.68">
            <text:p>3,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float" office:value="2.43">
            <text:p>2,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1.73">
            <text:p>1,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float" office:value="4.153">
            <text:p>4,1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3.69">
            <text:p>3,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float" office:value="4.154">
            <text:p>4,1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1.74">
            <text:p>1,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54">
            <text:p>2654</text:p>
          </table:table-cell>
        </table:table-row>
        <table:table-row table:style-name="ro1">
          <table:table-cell office:value-type="float" office:value="4.155">
            <text:p>4,1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78">
            <text:p>2378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2.44">
            <text:p>2,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float" office:value="3.71">
            <text:p>3,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4.156">
            <text:p>4,1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4.157">
            <text:p>4,1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3.72">
            <text:p>3,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float" office:value="4.158">
            <text:p>4,1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1.76">
            <text:p>1,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float" office:value="2.45">
            <text:p>2,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float" office:value="3.73">
            <text:p>3,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99">
            <text:p>2599</text:p>
          </table:table-cell>
        </table:table-row>
        <table:table-row table:style-name="ro1">
          <table:table-cell office:value-type="float" office:value="4.159">
            <text:p>4,1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float" office:value="3.74">
            <text:p>3,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12">
            <text:p>2412</text:p>
          </table:table-cell>
        </table:table-row>
        <table:table-row table:style-name="ro1">
          <table:table-cell office:value-type="float" office:value="1.77">
            <text:p>1,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float" office:value="4.161">
            <text:p>4,1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float" office:value="3.75">
            <text:p>3,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2.46">
            <text:p>2,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1.78">
            <text:p>1,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float" office:value="4.162">
            <text:p>4,1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4.163">
            <text:p>4,1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3.76">
            <text:p>3,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4.164">
            <text:p>4,1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1.79">
            <text:p>1,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2.47">
            <text:p>2,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55">
            <text:p>2655</text:p>
          </table:table-cell>
        </table:table-row>
        <table:table-row table:style-name="ro1">
          <table:table-cell office:value-type="float" office:value="3.77">
            <text:p>3,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float" office:value="4.165">
            <text:p>4,1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1">
            <text:p>2441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float" office:value="4.166">
            <text:p>4,1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3.78">
            <text:p>3,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4.167">
            <text:p>4,1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3.79">
            <text:p>3,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2.48">
            <text:p>2,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1.81">
            <text:p>1,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float" office:value="4.168">
            <text:p>4,1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float" office:value="4.169">
            <text:p>4,1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1.82">
            <text:p>1,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3.81">
            <text:p>3,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2.49">
            <text:p>2,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3.82">
            <text:p>3,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float" office:value="4.171">
            <text:p>4,1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1.83">
            <text:p>1,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3.83">
            <text:p>3,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float" office:value="4.172">
            <text:p>4,1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1.84">
            <text:p>1,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float" office:value="4.173">
            <text:p>4,1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3.84">
            <text:p>3,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4.174">
            <text:p>4,1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3.85">
            <text:p>3,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2.99">
            <text:p>2,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79">
            <text:p>2279</text:p>
          </table:table-cell>
        </table:table-row>
        <table:table-row table:style-name="ro1">
          <table:table-cell office:value-type="float" office:value="1.85">
            <text:p>1,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4.175">
            <text:p>4,1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3.86">
            <text:p>3,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float" office:value="4.176">
            <text:p>4,1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float" office:value="1.86">
            <text:p>1,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12">
            <text:p>281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3.87">
            <text:p>3,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2">
            <text:p>2692</text:p>
          </table:table-cell>
        </table:table-row>
        <table:table-row table:style-name="ro1">
          <table:table-cell office:value-type="float" office:value="4.177">
            <text:p>4,1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float" office:value="3.88">
            <text:p>3,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1.87">
            <text:p>1,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float" office:value="4.178">
            <text:p>4,1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3.89">
            <text:p>3,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float" office:value="2.101">
            <text:p>2,1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1.88">
            <text:p>1,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float" office:value="4.179">
            <text:p>4,1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12">
            <text:p>2712</text:p>
          </table:table-cell>
        </table:table-row>
        <table:table-row table:style-name="ro1">
          <table:table-cell office:value-type="float" office:value="3.91">
            <text:p>3,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2.51">
            <text:p>2,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float" office:value="1.89">
            <text:p>1,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55">
            <text:p>2855</text:p>
          </table:table-cell>
        </table:table-row>
        <table:table-row table:style-name="ro1">
          <table:table-cell office:value-type="float" office:value="4.181">
            <text:p>4,1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float" office:value="3.92">
            <text:p>3,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2.102">
            <text:p>2,1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float" office:value="4.182">
            <text:p>4,1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3.93">
            <text:p>3,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3.94">
            <text:p>3,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float" office:value="2.103">
            <text:p>2,1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float" office:value="1.91">
            <text:p>1,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float" office:value="4.183">
            <text:p>4,1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office:value-type="float" office:value="3.95">
            <text:p>3,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4.228">
            <text:p>4,2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1.92">
            <text:p>1,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office:value-type="float" office:value="4.184">
            <text:p>4,1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float" office:value="3.96">
            <text:p>3,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float" office:value="2.52">
            <text:p>2,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float" office:value="3.97">
            <text:p>3,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4.185">
            <text:p>4,1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float" office:value="4.229">
            <text:p>4,2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1.93">
            <text:p>1,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float" office:value="4.186">
            <text:p>4,1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float" office:value="3.98">
            <text:p>3,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float" office:value="2.104">
            <text:p>2,1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1.94">
            <text:p>1,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float" office:value="4.187">
            <text:p>4,1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16">
            <text:p>2616</text:p>
          </table:table-cell>
        </table:table-row>
        <table:table-row table:style-name="ro1">
          <table:table-cell office:value-type="float" office:value="3.99">
            <text:p>3,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float" office:value="2.53">
            <text:p>2,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78">
            <text:p>2878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72">
            <text:p>2772</text:p>
          </table:table-cell>
        </table:table-row>
        <table:table-row table:style-name="ro1">
          <table:table-cell office:value-type="float" office:value="4.188">
            <text:p>4,1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1.95">
            <text:p>1,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38">
            <text:p>2938</text:p>
          </table:table-cell>
        </table:table-row>
        <table:table-row table:style-name="ro1">
          <table:table-cell office:value-type="float" office:value="2.105">
            <text:p>2,1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float" office:value="3.101">
            <text:p>3,1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float" office:value="4.189">
            <text:p>4,1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float" office:value="1.96">
            <text:p>1,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2.106">
            <text:p>2,1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3.102">
            <text:p>3,1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float" office:value="1.97">
            <text:p>1,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3.103">
            <text:p>3,1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4.191">
            <text:p>4,1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1.98">
            <text:p>1,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float" office:value="3.104">
            <text:p>3,1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2.54">
            <text:p>2,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3.105">
            <text:p>3,1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4.192">
            <text:p>4,1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float" office:value="1.99">
            <text:p>1,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83">
            <text:p>2983</text:p>
          </table:table-cell>
        </table:table-row>
        <table:table-row table:style-name="ro1">
          <table:table-cell office:value-type="float" office:value="2.107">
            <text:p>2,1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float" office:value="3.106">
            <text:p>3,1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16">
            <text:p>2816</text:p>
          </table:table-cell>
        </table:table-row>
        <table:table-row table:style-name="ro1">
          <table:table-cell office:value-type="float" office:value="4.193">
            <text:p>4,1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96">
            <text:p>2996</text:p>
          </table:table-cell>
        </table:table-row>
        <table:table-row table:style-name="ro1">
          <table:table-cell office:value-type="float" office:value="2.108">
            <text:p>2,1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3.107">
            <text:p>3,1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4.194">
            <text:p>4,1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3.108">
            <text:p>3,1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4.195">
            <text:p>4,1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float" office:value="1.101">
            <text:p>1,1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float" office:value="2.109">
            <text:p>2,1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3.109">
            <text:p>3,1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float" office:value="4.196">
            <text:p>4,1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1.102">
            <text:p>1,1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4.231">
            <text:p>4,2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4.197">
            <text:p>4,1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3.111">
            <text:p>3,1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47">
            <text:p>2847</text:p>
          </table:table-cell>
        </table:table-row>
        <table:table-row table:style-name="ro1">
          <table:table-cell office:value-type="float" office:value="2.55">
            <text:p>2,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float" office:value="1.103">
            <text:p>1,1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40">
            <text:p>3040</text:p>
          </table:table-cell>
        </table:table-row>
        <table:table-row table:style-name="ro1">
          <table:table-cell office:value-type="float" office:value="4.198">
            <text:p>4,1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30">
            <text:p>2730</text:p>
          </table:table-cell>
        </table:table-row>
        <table:table-row table:style-name="ro1">
          <table:table-cell office:value-type="float" office:value="3.112">
            <text:p>3,1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55">
            <text:p>2855</text:p>
          </table:table-cell>
        </table:table-row>
        <table:table-row table:style-name="ro1">
          <table:table-cell office:value-type="float" office:value="4.232">
            <text:p>4,2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1.104">
            <text:p>1,1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50">
            <text:p>3050</text:p>
          </table:table-cell>
        </table:table-row>
        <table:table-row table:style-name="ro1">
          <table:table-cell office:value-type="float" office:value="4.199">
            <text:p>4,1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float" office:value="3.113">
            <text:p>3,1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3.114">
            <text:p>3,1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float" office:value="2.111">
            <text:p>2,1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1.105">
            <text:p>1,1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float" office:value="4.201">
            <text:p>4,2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3.115">
            <text:p>3,1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5">
            <text:p>2875</text:p>
          </table:table-cell>
        </table:table-row>
        <table:table-row table:style-name="ro1">
          <table:table-cell office:value-type="float" office:value="2.56">
            <text:p>2,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50">
            <text:p>3050</text:p>
          </table:table-cell>
        </table:table-row>
        <table:table-row table:style-name="ro1">
          <table:table-cell office:value-type="float" office:value="1.106">
            <text:p>1,1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float" office:value="4.202">
            <text:p>4,2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3.116">
            <text:p>3,1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float" office:value="2.112">
            <text:p>2,1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56">
            <text:p>2556</text:p>
          </table:table-cell>
        </table:table-row>
        <table:table-row table:style-name="ro1">
          <table:table-cell office:value-type="float" office:value="3.117">
            <text:p>3,1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float" office:value="1.107">
            <text:p>1,1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96">
            <text:p>3096</text:p>
          </table:table-cell>
        </table:table-row>
        <table:table-row table:style-name="ro1">
          <table:table-cell office:value-type="float" office:value="4.203">
            <text:p>4,2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float" office:value="2.113">
            <text:p>2,1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3.118">
            <text:p>3,1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office:value-type="float" office:value="1.108">
            <text:p>1,1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4.204">
            <text:p>4,2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92">
            <text:p>2792</text:p>
          </table:table-cell>
        </table:table-row>
        <table:table-row table:style-name="ro1">
          <table:table-cell office:value-type="float" office:value="4.233">
            <text:p>4,2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82">
            <text:p>2682</text:p>
          </table:table-cell>
        </table:table-row>
        <table:table-row table:style-name="ro1">
          <table:table-cell office:value-type="float" office:value="3.119">
            <text:p>3,1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float" office:value="4.205">
            <text:p>4,2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float" office:value="1.109">
            <text:p>1,1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float" office:value="2.57">
            <text:p>2,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4.206">
            <text:p>4,2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float" office:value="3.121">
            <text:p>3,1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float" office:value="2.114">
            <text:p>2,1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office:value-type="float" office:value="4.207">
            <text:p>4,2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3.122">
            <text:p>3,1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float" office:value="2.115">
            <text:p>2,1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1.111">
            <text:p>1,1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4.208">
            <text:p>4,2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float" office:value="3.123">
            <text:p>3,1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float" office:value="2.116">
            <text:p>2,1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float" office:value="4.209">
            <text:p>4,2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3.124">
            <text:p>3,1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4.234">
            <text:p>4,2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1.113">
            <text:p>1,1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float" office:value="2.58">
            <text:p>2,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65">
            <text:p>3165</text:p>
          </table:table-cell>
        </table:table-row>
        <table:table-row table:style-name="ro1">
          <table:table-cell office:value-type="float" office:value="3.126">
            <text:p>3,1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51">
            <text:p>2951</text:p>
          </table:table-cell>
        </table:table-row>
        <table:table-row table:style-name="ro1">
          <table:table-cell office:value-type="float" office:value="4.211">
            <text:p>4,2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float" office:value="1.114">
            <text:p>1,1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float" office:value="4.235">
            <text:p>4,2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78">
            <text:p>2778</text:p>
          </table:table-cell>
        </table:table-row>
        <table:table-row table:style-name="ro1">
          <table:table-cell office:value-type="float" office:value="3.127">
            <text:p>3,1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4.212">
            <text:p>4,2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3.128">
            <text:p>3,1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2.117">
            <text:p>2,1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1.115">
            <text:p>1,1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02">
            <text:p>3202</text:p>
          </table:table-cell>
        </table:table-row>
        <table:table-row table:style-name="ro1">
          <table:table-cell office:value-type="float" office:value="4.213">
            <text:p>4,2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float" office:value="3.129">
            <text:p>3,1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float" office:value="2.118">
            <text:p>2,1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1.116">
            <text:p>1,1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float" office:value="4.214">
            <text:p>4,2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2.59">
            <text:p>2,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float" office:value="1.117">
            <text:p>1,1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4.215">
            <text:p>4,2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float" office:value="3.131">
            <text:p>3,1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float" office:value="2.119">
            <text:p>2,1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1.118">
            <text:p>1,1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4">
            <text:p>3234</text:p>
          </table:table-cell>
        </table:table-row>
        <table:table-row table:style-name="ro1">
          <table:table-cell office:value-type="float" office:value="4.216">
            <text:p>4,2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3.132">
            <text:p>3,1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8">
            <text:p>2688</text:p>
          </table:table-cell>
        </table:table-row>
        <table:table-row table:style-name="ro1">
          <table:table-cell office:value-type="float" office:value="3.133">
            <text:p>3,1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99">
            <text:p>2999</text:p>
          </table:table-cell>
        </table:table-row>
        <table:table-row table:style-name="ro1">
          <table:table-cell office:value-type="float" office:value="4.217">
            <text:p>4,2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33">
            <text:p>2933</text:p>
          </table:table-cell>
        </table:table-row>
        <table:table-row table:style-name="ro1">
          <table:table-cell office:value-type="float" office:value="1.119">
            <text:p>1,1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4.236">
            <text:p>4,2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3.134">
            <text:p>3,1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4.218">
            <text:p>4,2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3">
            <text:p>3263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62">
            <text:p>3262</text:p>
          </table:table-cell>
        </table:table-row>
        <table:table-row table:style-name="ro1">
          <table:table-cell office:value-type="float" office:value="3.135">
            <text:p>3,1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float" office:value="4.219">
            <text:p>4,2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float" office:value="3.136">
            <text:p>3,1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2.121">
            <text:p>2,1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float" office:value="1.121">
            <text:p>1,1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0">
            <text:p>3280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3.137">
            <text:p>3,1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float" office:value="2.61">
            <text:p>2,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84">
            <text:p>3284</text:p>
          </table:table-cell>
        </table:table-row>
        <table:table-row table:style-name="ro1">
          <table:table-cell office:value-type="float" office:value="1.122">
            <text:p>1,1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2">
            <text:p>3292</text:p>
          </table:table-cell>
        </table:table-row>
        <table:table-row table:style-name="ro1">
          <table:table-cell office:value-type="float" office:value="4.221">
            <text:p>4,2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.138">
            <text:p>3,1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2.122">
            <text:p>2,1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5">
            <text:p>2745</text:p>
          </table:table-cell>
        </table:table-row>
        <table:table-row table:style-name="ro1">
          <table:table-cell office:value-type="float" office:value="3.139">
            <text:p>3,1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float" office:value="4.222">
            <text:p>4,2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87">
            <text:p>2987</text:p>
          </table:table-cell>
        </table:table-row>
        <table:table-row table:style-name="ro1">
          <table:table-cell office:value-type="float" office:value="1.123">
            <text:p>1,1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float" office:value="2.123">
            <text:p>2,1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1.164">
            <text:p>1,1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31">
            <text:p>3131</text:p>
          </table:table-cell>
        </table:table-row>
        <table:table-row table:style-name="ro1">
          <table:table-cell office:value-type="float" office:value="4.223">
            <text:p>4,2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float" office:value="2.127">
            <text:p>2,1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30">
            <text:p>2730</text:p>
          </table:table-cell>
        </table:table-row>
        <table:table-row table:style-name="ro1">
          <table:table-cell office:value-type="float" office:value="1.165">
            <text:p>1,1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float" office:value="4.237">
            <text:p>4,2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1.124">
            <text:p>1,1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float" office:value="4.224">
            <text:p>4,2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float" office:value="1.166">
            <text:p>1,1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float" office:value="2.62">
            <text:p>2,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41">
            <text:p>3341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76">
            <text:p>3076</text:p>
          </table:table-cell>
        </table:table-row>
        <table:table-row table:style-name="ro1">
          <table:table-cell office:value-type="float" office:value="4.225">
            <text:p>4,2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27">
            <text:p>3027</text:p>
          </table:table-cell>
        </table:table-row>
        <table:table-row table:style-name="ro1">
          <table:table-cell office:value-type="float" office:value="1.125">
            <text:p>1,1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0">
            <text:p>3350</text:p>
          </table:table-cell>
        </table:table-row>
        <table:table-row table:style-name="ro1">
          <table:table-cell office:value-type="float" office:value="4.238">
            <text:p>4,2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float" office:value="1.167">
            <text:p>1,1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66">
            <text:p>3166</text:p>
          </table:table-cell>
        </table:table-row>
        <table:table-row table:style-name="ro1">
          <table:table-cell office:value-type="float" office:value="4.226">
            <text:p>4,2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3.142">
            <text:p>3,1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float" office:value="2.124">
            <text:p>2,1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1.168">
            <text:p>1,1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77">
            <text:p>3177</text:p>
          </table:table-cell>
        </table:table-row>
        <table:table-row table:style-name="ro1">
          <table:table-cell office:value-type="float" office:value="4.227">
            <text:p>4,2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float" office:value="1.126">
            <text:p>1,1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75">
            <text:p>3375</text:p>
          </table:table-cell>
        </table:table-row>
        <table:table-row table:style-name="ro1">
          <table:table-cell office:value-type="float" office:value="2.63">
            <text:p>2,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76">
            <text:p>3376</text:p>
          </table:table-cell>
        </table:table-row>
        <table:table-row table:style-name="ro1">
          <table:table-cell office:value-type="float" office:value="1.169">
            <text:p>1,1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float" office:value="2.125">
            <text:p>2,1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float" office:value="3.143">
            <text:p>3,1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14">
            <text:p>3114</text:p>
          </table:table-cell>
        </table:table-row>
        <table:table-row table:style-name="ro1">
          <table:table-cell office:value-type="float" office:value="2.126">
            <text:p>2,1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3.144">
            <text:p>3,1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4.239">
            <text:p>4,2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2.64">
            <text:p>2,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office:value-type="float" office:value="1.127">
            <text:p>1,1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6">
            <text:p>3406</text:p>
          </table:table-cell>
        </table:table-row>
        <table:table-row table:style-name="ro1">
          <table:table-cell office:value-type="float" office:value="2.128">
            <text:p>2,1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4">
            <text:p>2824</text:p>
          </table:table-cell>
        </table:table-row>
        <table:table-row table:style-name="ro1">
          <table:table-cell office:value-type="float" office:value="1.171">
            <text:p>1,1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office:value-type="float" office:value="2.129">
            <text:p>2,1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float" office:value="3.145">
            <text:p>3,1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float" office:value="1.172">
            <text:p>1,1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7">
            <text:p>3227</text:p>
          </table:table-cell>
        </table:table-row>
        <table:table-row table:style-name="ro1">
          <table:table-cell office:value-type="float" office:value="4.241">
            <text:p>4,2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50">
            <text:p>3050</text:p>
          </table:table-cell>
        </table:table-row>
        <table:table-row table:style-name="ro1">
          <table:table-cell office:value-type="float" office:value="1.128">
            <text:p>1,1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5">
            <text:p>3435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float" office:value="3.146">
            <text:p>3,1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float" office:value="2.65">
            <text:p>2,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44">
            <text:p>3244</text:p>
          </table:table-cell>
        </table:table-row>
        <table:table-row table:style-name="ro1">
          <table:table-cell office:value-type="float" office:value="2.131">
            <text:p>2,1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float" office:value="1.129">
            <text:p>1,1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0">
            <text:p>3450</text:p>
          </table:table-cell>
        </table:table-row>
        <table:table-row table:style-name="ro1">
          <table:table-cell office:value-type="float" office:value="2.132">
            <text:p>2,1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3">
            <text:p>2843</text:p>
          </table:table-cell>
        </table:table-row>
        <table:table-row table:style-name="ro1">
          <table:table-cell office:value-type="float" office:value="1.174">
            <text:p>1,1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4">
            <text:p>3254</text:p>
          </table:table-cell>
        </table:table-row>
        <table:table-row table:style-name="ro1">
          <table:table-cell office:value-type="float" office:value="2.136">
            <text:p>2,1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float" office:value="3.147">
            <text:p>3,1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float" office:value="4.242">
            <text:p>4,2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89">
            <text:p>3089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0">
            <text:p>3470</text:p>
          </table:table-cell>
        </table:table-row>
        <table:table-row table:style-name="ro1">
          <table:table-cell office:value-type="float" office:value="2.66">
            <text:p>2,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2">
            <text:p>3462</text:p>
          </table:table-cell>
        </table:table-row>
        <table:table-row table:style-name="ro1">
          <table:table-cell office:value-type="float" office:value="1.175">
            <text:p>1,1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0">
            <text:p>3270</text:p>
          </table:table-cell>
        </table:table-row>
        <table:table-row table:style-name="ro1">
          <table:table-cell office:value-type="float" office:value="2.137">
            <text:p>2,1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float" office:value="3.148">
            <text:p>3,1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float" office:value="1.176">
            <text:p>1,1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0">
            <text:p>3280</text:p>
          </table:table-cell>
        </table:table-row>
        <table:table-row table:style-name="ro1">
          <table:table-cell office:value-type="float" office:value="2.133">
            <text:p>2,1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float" office:value="3.149">
            <text:p>3,1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2.67">
            <text:p>2,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77">
            <text:p>3477</text:p>
          </table:table-cell>
        </table:table-row>
        <table:table-row table:style-name="ro1">
          <table:table-cell office:value-type="float" office:value="1.131">
            <text:p>1,1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7">
            <text:p>3497</text:p>
          </table:table-cell>
        </table:table-row>
        <table:table-row table:style-name="ro1">
          <table:table-cell office:value-type="float" office:value="2.138">
            <text:p>2,1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float" office:value="1.177">
            <text:p>1,1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office:value-type="float" office:value="2.134">
            <text:p>2,1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85">
            <text:p>2885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23">
            <text:p>3223</text:p>
          </table:table-cell>
        </table:table-row>
        <table:table-row table:style-name="ro1">
          <table:table-cell office:value-type="float" office:value="2.139">
            <text:p>2,1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1.178">
            <text:p>1,1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7">
            <text:p>3307</text:p>
          </table:table-cell>
        </table:table-row>
        <table:table-row table:style-name="ro1">
          <table:table-cell office:value-type="float" office:value="2.135">
            <text:p>2,1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float" office:value="1.132">
            <text:p>1,1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3">
            <text:p>3523</text:p>
          </table:table-cell>
        </table:table-row>
        <table:table-row table:style-name="ro1">
          <table:table-cell office:value-type="float" office:value="4.243">
            <text:p>4,2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51">
            <text:p>3151</text:p>
          </table:table-cell>
        </table:table-row>
        <table:table-row table:style-name="ro1">
          <table:table-cell office:value-type="float" office:value="1.179">
            <text:p>1,1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6">
            <text:p>3316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59">
            <text:p>2859</text:p>
          </table:table-cell>
        </table:table-row>
        <table:table-row table:style-name="ro1">
          <table:table-cell office:value-type="float" office:value="1.197">
            <text:p>1,1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float" office:value="4.244">
            <text:p>4,2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63">
            <text:p>3163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office:value-type="float" office:value="2.68">
            <text:p>2,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office:value-type="float" office:value="1.198">
            <text:p>1,1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2.141">
            <text:p>2,1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float" office:value="1.133">
            <text:p>1,1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52">
            <text:p>3552</text:p>
          </table:table-cell>
        </table:table-row>
        <table:table-row table:style-name="ro1">
          <table:table-cell office:value-type="float" office:value="2.142">
            <text:p>2,1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float" office:value="1.181">
            <text:p>1,1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float" office:value="4.245">
            <text:p>4,2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85">
            <text:p>3185</text:p>
          </table:table-cell>
        </table:table-row>
        <table:table-row table:style-name="ro1">
          <table:table-cell office:value-type="float" office:value="1.199">
            <text:p>1,1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7">
            <text:p>3267</text:p>
          </table:table-cell>
        </table:table-row>
        <table:table-row table:style-name="ro1">
          <table:table-cell office:value-type="float" office:value="2.69">
            <text:p>2,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46">
            <text:p>3546</text:p>
          </table:table-cell>
        </table:table-row>
        <table:table-row table:style-name="ro1">
          <table:table-cell office:value-type="float" office:value="1.182">
            <text:p>1,1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float" office:value="2.143">
            <text:p>2,1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float" office:value="1.134">
            <text:p>1,1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8">
            <text:p>3578</text:p>
          </table:table-cell>
        </table:table-row>
        <table:table-row table:style-name="ro1">
          <table:table-cell office:value-type="float" office:value="4.246">
            <text:p>4,2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02">
            <text:p>3202</text:p>
          </table:table-cell>
        </table:table-row>
        <table:table-row table:style-name="ro1">
          <table:table-cell office:value-type="float" office:value="1.183">
            <text:p>1,1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2">
            <text:p>3362</text:p>
          </table:table-cell>
        </table:table-row>
        <table:table-row table:style-name="ro1">
          <table:table-cell office:value-type="float" office:value="4.247">
            <text:p>4,2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66">
            <text:p>3566</text:p>
          </table:table-cell>
        </table:table-row>
        <table:table-row table:style-name="ro1">
          <table:table-cell office:value-type="float" office:value="1.184">
            <text:p>1,1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76">
            <text:p>3376</text:p>
          </table:table-cell>
        </table:table-row>
        <table:table-row table:style-name="ro1">
          <table:table-cell office:value-type="float" office:value="2.144">
            <text:p>2,1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5">
            <text:p>2905</text:p>
          </table:table-cell>
        </table:table-row>
        <table:table-row table:style-name="ro1">
          <table:table-cell office:value-type="float" office:value="1.201">
            <text:p>1,2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4">
            <text:p>3304</text:p>
          </table:table-cell>
        </table:table-row>
        <table:table-row table:style-name="ro1">
          <table:table-cell office:value-type="float" office:value="2.158">
            <text:p>2,1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float" office:value="1.135">
            <text:p>1,1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office:value-type="float" office:value="2.145">
            <text:p>2,1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1.185">
            <text:p>1,1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2">
            <text:p>2782</text:p>
          </table:table-cell>
        </table:table-row>
        <table:table-row table:style-name="ro1">
          <table:table-cell office:value-type="float" office:value="1.202">
            <text:p>1,2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5">
            <text:p>3325</text:p>
          </table:table-cell>
        </table:table-row>
        <table:table-row table:style-name="ro1">
          <table:table-cell office:value-type="float" office:value="4.248">
            <text:p>4,2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1.186">
            <text:p>1,1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float" office:value="2.146">
            <text:p>2,1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float" office:value="1.136">
            <text:p>1,1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office:value-type="float" office:value="2.71">
            <text:p>2,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1.187">
            <text:p>1,1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0">
            <text:p>3410</text:p>
          </table:table-cell>
        </table:table-row>
        <table:table-row table:style-name="ro1">
          <table:table-cell office:value-type="float" office:value="2.163">
            <text:p>2,1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2">
            <text:p>2782</text:p>
          </table:table-cell>
        </table:table-row>
        <table:table-row table:style-name="ro1">
          <table:table-cell office:value-type="float" office:value="3.151">
            <text:p>3,1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76">
            <text:p>3376</text:p>
          </table:table-cell>
        </table:table-row>
        <table:table-row table:style-name="ro1">
          <table:table-cell office:value-type="float" office:value="2.147">
            <text:p>2,1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35">
            <text:p>2935</text:p>
          </table:table-cell>
        </table:table-row>
        <table:table-row table:style-name="ro1">
          <table:table-cell office:value-type="float" office:value="1.203">
            <text:p>1,2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1">
            <text:p>3351</text:p>
          </table:table-cell>
        </table:table-row>
        <table:table-row table:style-name="ro1">
          <table:table-cell office:value-type="float" office:value="4.249">
            <text:p>4,2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77">
            <text:p>3277</text:p>
          </table:table-cell>
        </table:table-row>
        <table:table-row table:style-name="ro1">
          <table:table-cell office:value-type="float" office:value="1.188">
            <text:p>1,1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28">
            <text:p>3428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81">
            <text:p>3281</text:p>
          </table:table-cell>
        </table:table-row>
        <table:table-row table:style-name="ro1">
          <table:table-cell office:value-type="float" office:value="1.137">
            <text:p>1,1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6">
            <text:p>3666</text:p>
          </table:table-cell>
        </table:table-row>
        <table:table-row table:style-name="ro1">
          <table:table-cell office:value-type="float" office:value="2.148">
            <text:p>2,1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1.189">
            <text:p>1,1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2.72">
            <text:p>2,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float" office:value="1.204">
            <text:p>1,2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77">
            <text:p>3377</text:p>
          </table:table-cell>
        </table:table-row>
        <table:table-row table:style-name="ro1">
          <table:table-cell office:value-type="float" office:value="1.214">
            <text:p>1,2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38">
            <text:p>3338</text:p>
          </table:table-cell>
        </table:table-row>
        <table:table-row table:style-name="ro1">
          <table:table-cell office:value-type="float" office:value="2.165">
            <text:p>2,1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1.138">
            <text:p>1,1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office:value-type="float" office:value="2.149">
            <text:p>2,1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2.73">
            <text:p>2,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58">
            <text:p>3658</text:p>
          </table:table-cell>
        </table:table-row>
        <table:table-row table:style-name="ro1">
          <table:table-cell office:value-type="float" office:value="1.215">
            <text:p>1,2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9">
            <text:p>3349</text:p>
          </table:table-cell>
        </table:table-row>
        <table:table-row table:style-name="ro1">
          <table:table-cell office:value-type="float" office:value="1.205">
            <text:p>1,2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7">
            <text:p>3397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8">
            <text:p>2968</text:p>
          </table:table-cell>
        </table:table-row>
        <table:table-row table:style-name="ro1">
          <table:table-cell office:value-type="float" office:value="1.216">
            <text:p>1,2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float" office:value="1.206">
            <text:p>1,2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2">
            <text:p>3402</text:p>
          </table:table-cell>
        </table:table-row>
        <table:table-row table:style-name="ro1">
          <table:table-cell office:value-type="float" office:value="4.251">
            <text:p>4,2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office:value-type="float" office:value="1.191">
            <text:p>1,1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2.74">
            <text:p>2,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71">
            <text:p>3671</text:p>
          </table:table-cell>
        </table:table-row>
        <table:table-row table:style-name="ro1">
          <table:table-cell office:value-type="float" office:value="1.217">
            <text:p>1,2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1">
            <text:p>3361</text:p>
          </table:table-cell>
        </table:table-row>
        <table:table-row table:style-name="ro1">
          <table:table-cell office:value-type="float" office:value="1.139">
            <text:p>1,1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19">
            <text:p>3719</text:p>
          </table:table-cell>
        </table:table-row>
        <table:table-row table:style-name="ro1">
          <table:table-cell office:value-type="float" office:value="2.176">
            <text:p>2,1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1.192">
            <text:p>1,1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7">
            <text:p>3487</text:p>
          </table:table-cell>
        </table:table-row>
        <table:table-row table:style-name="ro1">
          <table:table-cell office:value-type="float" office:value="2.151">
            <text:p>2,1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float" office:value="1.218">
            <text:p>1,2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float" office:value="3.152">
            <text:p>3,1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70">
            <text:p>3470</text:p>
          </table:table-cell>
        </table:table-row>
        <table:table-row table:style-name="ro1">
          <table:table-cell office:value-type="float" office:value="2.75">
            <text:p>2,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37">
            <text:p>3737</text:p>
          </table:table-cell>
        </table:table-row>
        <table:table-row table:style-name="ro1">
          <table:table-cell office:value-type="float" office:value="2.152">
            <text:p>2,1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97">
            <text:p>2997</text:p>
          </table:table-cell>
        </table:table-row>
        <table:table-row table:style-name="ro1">
          <table:table-cell office:value-type="float" office:value="1.193">
            <text:p>1,1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2">
            <text:p>3502</text:p>
          </table:table-cell>
        </table:table-row>
        <table:table-row table:style-name="ro1">
          <table:table-cell office:value-type="float" office:value="1.219">
            <text:p>1,2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2.178">
            <text:p>2,1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1.207">
            <text:p>1,2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office:value-type="float" office:value="2.185">
            <text:p>2,1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12">
            <text:p>2712</text:p>
          </table:table-cell>
        </table:table-row>
        <table:table-row table:style-name="ro1">
          <table:table-cell office:value-type="float" office:value="1.194">
            <text:p>1,1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4">
            <text:p>3514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1">
            <text:p>3401</text:p>
          </table:table-cell>
        </table:table-row>
        <table:table-row table:style-name="ro1">
          <table:table-cell office:value-type="float" office:value="2.153">
            <text:p>2,1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1.208">
            <text:p>1,2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1.221">
            <text:p>1,2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float" office:value="1.141">
            <text:p>1,1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67">
            <text:p>3767</text:p>
          </table:table-cell>
        </table:table-row>
        <table:table-row table:style-name="ro1">
          <table:table-cell office:value-type="float" office:value="4.252">
            <text:p>4,2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office:value-type="float" office:value="1.195">
            <text:p>1,1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2.76">
            <text:p>2,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24">
            <text:p>3724</text:p>
          </table:table-cell>
        </table:table-row>
        <table:table-row table:style-name="ro1">
          <table:table-cell office:value-type="float" office:value="1.222">
            <text:p>1,2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2">
            <text:p>3412</text:p>
          </table:table-cell>
        </table:table-row>
        <table:table-row table:style-name="ro1">
          <table:table-cell office:value-type="float" office:value="1.209">
            <text:p>1,2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float" office:value="2.154">
            <text:p>2,1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1.196">
            <text:p>1,1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1">
            <text:p>3541</text:p>
          </table:table-cell>
        </table:table-row>
        <table:table-row table:style-name="ro1">
          <table:table-cell office:value-type="float" office:value="4.253">
            <text:p>4,2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10">
            <text:p>3410</text:p>
          </table:table-cell>
        </table:table-row>
        <table:table-row table:style-name="ro1">
          <table:table-cell office:value-type="float" office:value="2.77">
            <text:p>2,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37">
            <text:p>3737</text:p>
          </table:table-cell>
        </table:table-row>
        <table:table-row table:style-name="ro1">
          <table:table-cell office:value-type="float" office:value="1.142">
            <text:p>1,1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94">
            <text:p>3794</text:p>
          </table:table-cell>
        </table:table-row>
        <table:table-row table:style-name="ro1">
          <table:table-cell office:value-type="float" office:value="1.223">
            <text:p>1,2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29">
            <text:p>3429</text:p>
          </table:table-cell>
        </table:table-row>
        <table:table-row table:style-name="ro1">
          <table:table-cell office:value-type="float" office:value="2.189">
            <text:p>2,1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1.224">
            <text:p>1,2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5">
            <text:p>3435</text:p>
          </table:table-cell>
        </table:table-row>
        <table:table-row table:style-name="ro1">
          <table:table-cell office:value-type="float" office:value="2.155">
            <text:p>2,1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float" office:value="1.211">
            <text:p>1,2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5">
            <text:p>3495</text:p>
          </table:table-cell>
        </table:table-row>
        <table:table-row table:style-name="ro1">
          <table:table-cell office:value-type="float" office:value="4.254">
            <text:p>4,2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34">
            <text:p>3434</text:p>
          </table:table-cell>
        </table:table-row>
        <table:table-row table:style-name="ro1">
          <table:table-cell office:value-type="float" office:value="1.143">
            <text:p>1,1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11">
            <text:p>3811</text:p>
          </table:table-cell>
        </table:table-row>
        <table:table-row table:style-name="ro1">
          <table:table-cell office:value-type="float" office:value="2.156">
            <text:p>2,1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1.212">
            <text:p>1,2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8">
            <text:p>3508</text:p>
          </table:table-cell>
        </table:table-row>
        <table:table-row table:style-name="ro1">
          <table:table-cell office:value-type="float" office:value="1.225">
            <text:p>1,2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0">
            <text:p>3450</text:p>
          </table:table-cell>
        </table:table-row>
        <table:table-row table:style-name="ro1">
          <table:table-cell office:value-type="float" office:value="1.144">
            <text:p>1,1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22">
            <text:p>3822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1.226">
            <text:p>1,2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4">
            <text:p>3454</text:p>
          </table:table-cell>
        </table:table-row>
        <table:table-row table:style-name="ro1">
          <table:table-cell office:value-type="float" office:value="3.153">
            <text:p>3,1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office:value-type="float" office:value="2.78">
            <text:p>2,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75">
            <text:p>3775</text:p>
          </table:table-cell>
        </table:table-row>
        <table:table-row table:style-name="ro1">
          <table:table-cell office:value-type="float" office:value="1.213">
            <text:p>1,2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3">
            <text:p>3523</text:p>
          </table:table-cell>
        </table:table-row>
        <table:table-row table:style-name="ro1">
          <table:table-cell office:value-type="float" office:value="2.157">
            <text:p>2,1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float" office:value="1.145">
            <text:p>1,1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38">
            <text:p>3838</text:p>
          </table:table-cell>
        </table:table-row>
        <table:table-row table:style-name="ro1">
          <table:table-cell office:value-type="float" office:value="2.191">
            <text:p>2,1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1.227">
            <text:p>1,2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3">
            <text:p>3473</text:p>
          </table:table-cell>
        </table:table-row>
        <table:table-row table:style-name="ro1">
          <table:table-cell office:value-type="float" office:value="1.146">
            <text:p>1,1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office:value-type="float" office:value="4.255">
            <text:p>4,2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float" office:value="1.228">
            <text:p>1,2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7">
            <text:p>3477</text:p>
          </table:table-cell>
        </table:table-row>
        <table:table-row table:style-name="ro1">
          <table:table-cell office:value-type="float" office:value="1.147">
            <text:p>1,1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2.192">
            <text:p>2,1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float" office:value="1.148">
            <text:p>1,1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9">
            <text:p>3849</text:p>
          </table:table-cell>
        </table:table-row>
        <table:table-row table:style-name="ro1">
          <table:table-cell office:value-type="float" office:value="2.159">
            <text:p>2,1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office:value-type="float" office:value="1.229">
            <text:p>1,2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7">
            <text:p>3487</text:p>
          </table:table-cell>
        </table:table-row>
        <table:table-row table:style-name="ro1">
          <table:table-cell office:value-type="float" office:value="3.154">
            <text:p>3,1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4.256">
            <text:p>4,2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95">
            <text:p>3495</text:p>
          </table:table-cell>
        </table:table-row>
        <table:table-row table:style-name="ro1">
          <table:table-cell office:value-type="float" office:value="1.149">
            <text:p>1,1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59">
            <text:p>3859</text:p>
          </table:table-cell>
        </table:table-row>
        <table:table-row table:style-name="ro1">
          <table:table-cell office:value-type="float" office:value="2.79">
            <text:p>2,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19">
            <text:p>3819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3">
            <text:p>3863</text:p>
          </table:table-cell>
        </table:table-row>
        <table:table-row table:style-name="ro1">
          <table:table-cell office:value-type="float" office:value="2.193">
            <text:p>2,1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92">
            <text:p>2792</text:p>
          </table:table-cell>
        </table:table-row>
        <table:table-row table:style-name="ro1">
          <table:table-cell office:value-type="float" office:value="1.231">
            <text:p>1,2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1">
            <text:p>3501</text:p>
          </table:table-cell>
        </table:table-row>
        <table:table-row table:style-name="ro1">
          <table:table-cell office:value-type="float" office:value="1.151">
            <text:p>1,1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5">
            <text:p>3865</text:p>
          </table:table-cell>
        </table:table-row>
        <table:table-row table:style-name="ro1">
          <table:table-cell office:value-type="float" office:value="2.194">
            <text:p>2,1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float" office:value="1.152">
            <text:p>1,1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9">
            <text:p>3869</text:p>
          </table:table-cell>
        </table:table-row>
        <table:table-row table:style-name="ro1">
          <table:table-cell office:value-type="float" office:value="2.161">
            <text:p>2,1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98">
            <text:p>3098</text:p>
          </table:table-cell>
        </table:table-row>
        <table:table-row table:style-name="ro1">
          <table:table-cell office:value-type="float" office:value="1.232">
            <text:p>1,2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3">
            <text:p>3513</text:p>
          </table:table-cell>
        </table:table-row>
        <table:table-row table:style-name="ro1">
          <table:table-cell office:value-type="float" office:value="1.153">
            <text:p>1,1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1">
            <text:p>3871</text:p>
          </table:table-cell>
        </table:table-row>
        <table:table-row table:style-name="ro1">
          <table:table-cell office:value-type="float" office:value="2.195">
            <text:p>2,1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1.154">
            <text:p>1,1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4.257">
            <text:p>4,2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35">
            <text:p>3535</text:p>
          </table:table-cell>
        </table:table-row>
        <table:table-row table:style-name="ro1">
          <table:table-cell office:value-type="float" office:value="1.155">
            <text:p>1,1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2.162">
            <text:p>2,1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float" office:value="3.155">
            <text:p>3,1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69">
            <text:p>3669</text:p>
          </table:table-cell>
        </table:table-row>
        <table:table-row table:style-name="ro1">
          <table:table-cell office:value-type="float" office:value="1.233">
            <text:p>1,2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1.156">
            <text:p>1,1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88">
            <text:p>3888</text:p>
          </table:table-cell>
        </table:table-row>
        <table:table-row table:style-name="ro1">
          <table:table-cell office:value-type="float" office:value="2.196">
            <text:p>2,1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1.234">
            <text:p>1,2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float" office:value="1.157">
            <text:p>1,1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0">
            <text:p>3890</text:p>
          </table:table-cell>
        </table:table-row>
        <table:table-row table:style-name="ro1">
          <table:table-cell office:value-type="float" office:value="2.197">
            <text:p>2,1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8">
            <text:p>2818</text:p>
          </table:table-cell>
        </table:table-row>
        <table:table-row table:style-name="ro1">
          <table:table-cell office:value-type="float" office:value="1.158">
            <text:p>1,1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float" office:value="4.258">
            <text:p>4,2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66">
            <text:p>3566</text:p>
          </table:table-cell>
        </table:table-row>
        <table:table-row table:style-name="ro1">
          <table:table-cell office:value-type="float" office:value="1.235">
            <text:p>1,2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9">
            <text:p>3549</text:p>
          </table:table-cell>
        </table:table-row>
        <table:table-row table:style-name="ro1">
          <table:table-cell office:value-type="float" office:value="1.159">
            <text:p>1,1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7">
            <text:p>3897</text:p>
          </table:table-cell>
        </table:table-row>
        <table:table-row table:style-name="ro1">
          <table:table-cell office:value-type="float" office:value="2.164">
            <text:p>2,1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31">
            <text:p>3131</text:p>
          </table:table-cell>
        </table:table-row>
        <table:table-row table:style-name="ro1">
          <table:table-cell office:value-type="float" office:value="1.236">
            <text:p>1,2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54">
            <text:p>3554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1">
            <text:p>3901</text:p>
          </table:table-cell>
        </table:table-row>
        <table:table-row table:style-name="ro1">
          <table:table-cell office:value-type="float" office:value="2.81">
            <text:p>2,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10">
            <text:p>3710</text:p>
          </table:table-cell>
        </table:table-row>
        <table:table-row table:style-name="ro1">
          <table:table-cell office:value-type="float" office:value="1.237">
            <text:p>1,2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float" office:value="4.259">
            <text:p>4,2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1.161">
            <text:p>1,1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float" office:value="2.166">
            <text:p>2,1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35">
            <text:p>3135</text:p>
          </table:table-cell>
        </table:table-row>
        <table:table-row table:style-name="ro1">
          <table:table-cell office:value-type="float" office:value="1.238">
            <text:p>1,2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4">
            <text:p>3564</text:p>
          </table:table-cell>
        </table:table-row>
        <table:table-row table:style-name="ro1">
          <table:table-cell office:value-type="float" office:value="1.162">
            <text:p>1,1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4">
            <text:p>3914</text:p>
          </table:table-cell>
        </table:table-row>
        <table:table-row table:style-name="ro1">
          <table:table-cell office:value-type="float" office:value="2.198">
            <text:p>2,1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float" office:value="1.239">
            <text:p>1,2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6">
            <text:p>3566</text:p>
          </table:table-cell>
        </table:table-row>
        <table:table-row table:style-name="ro1">
          <table:table-cell office:value-type="float" office:value="1.163">
            <text:p>1,1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6">
            <text:p>3916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01">
            <text:p>3601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3">
            <text:p>3573</text:p>
          </table:table-cell>
        </table:table-row>
        <table:table-row table:style-name="ro1">
          <table:table-cell office:value-type="float" office:value="1.271">
            <text:p>1,2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5">
            <text:p>3435</text:p>
          </table:table-cell>
        </table:table-row>
        <table:table-row table:style-name="ro1">
          <table:table-cell office:value-type="float" office:value="2.167">
            <text:p>2,1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float" office:value="1.272">
            <text:p>1,2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9">
            <text:p>3439</text:p>
          </table:table-cell>
        </table:table-row>
        <table:table-row table:style-name="ro1">
          <table:table-cell office:value-type="float" office:value="2.199">
            <text:p>2,1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float" office:value="1.241">
            <text:p>1,2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2">
            <text:p>3582</text:p>
          </table:table-cell>
        </table:table-row>
        <table:table-row table:style-name="ro1">
          <table:table-cell office:value-type="float" office:value="3.157">
            <text:p>3,1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46">
            <text:p>3746</text:p>
          </table:table-cell>
        </table:table-row>
        <table:table-row table:style-name="ro1">
          <table:table-cell office:value-type="float" office:value="2.82">
            <text:p>2,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36">
            <text:p>3936</text:p>
          </table:table-cell>
        </table:table-row>
        <table:table-row table:style-name="ro1">
          <table:table-cell office:value-type="float" office:value="1.242">
            <text:p>1,2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7">
            <text:p>3587</text:p>
          </table:table-cell>
        </table:table-row>
        <table:table-row table:style-name="ro1">
          <table:table-cell office:value-type="float" office:value="1.273">
            <text:p>1,2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49">
            <text:p>3449</text:p>
          </table:table-cell>
        </table:table-row>
        <table:table-row table:style-name="ro1">
          <table:table-cell office:value-type="float" office:value="2.168">
            <text:p>2,1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office:value-type="float" office:value="1.243">
            <text:p>1,2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9">
            <text:p>3589</text:p>
          </table:table-cell>
        </table:table-row>
        <table:table-row table:style-name="ro1">
          <table:table-cell office:value-type="float" office:value="1.274">
            <text:p>1,2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4">
            <text:p>3454</text:p>
          </table:table-cell>
        </table:table-row>
        <table:table-row table:style-name="ro1">
          <table:table-cell office:value-type="float" office:value="4.261">
            <text:p>4,2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33">
            <text:p>3633</text:p>
          </table:table-cell>
        </table:table-row>
        <table:table-row table:style-name="ro1">
          <table:table-cell office:value-type="float" office:value="1.244">
            <text:p>1,2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1.275">
            <text:p>1,2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4.262">
            <text:p>4,2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38">
            <text:p>3638</text:p>
          </table:table-cell>
        </table:table-row>
        <table:table-row table:style-name="ro1">
          <table:table-cell office:value-type="float" office:value="1.245">
            <text:p>1,2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1.276">
            <text:p>1,2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office:value-type="float" office:value="2.169">
            <text:p>2,1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76">
            <text:p>3176</text:p>
          </table:table-cell>
        </table:table-row>
        <table:table-row table:style-name="ro1">
          <table:table-cell office:value-type="float" office:value="1.246">
            <text:p>1,2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8">
            <text:p>3598</text:p>
          </table:table-cell>
        </table:table-row>
        <table:table-row table:style-name="ro1">
          <table:table-cell office:value-type="float" office:value="1.277">
            <text:p>1,2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office:value-type="float" office:value="4.263">
            <text:p>4,2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office:value-type="float" office:value="1.278">
            <text:p>1,2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1.247">
            <text:p>1,2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2.83">
            <text:p>2,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73">
            <text:p>3973</text:p>
          </table:table-cell>
        </table:table-row>
        <table:table-row table:style-name="ro1">
          <table:table-cell office:value-type="float" office:value="3.158">
            <text:p>3,1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1.248">
            <text:p>1,2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1">
            <text:p>3611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91">
            <text:p>3191</text:p>
          </table:table-cell>
        </table:table-row>
        <table:table-row table:style-name="ro1">
          <table:table-cell office:value-type="float" office:value="1.279">
            <text:p>1,2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float" office:value="4.264">
            <text:p>4,2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66">
            <text:p>3666</text:p>
          </table:table-cell>
        </table:table-row>
        <table:table-row table:style-name="ro1">
          <table:table-cell office:value-type="float" office:value="1.249">
            <text:p>1,2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5">
            <text:p>3615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9">
            <text:p>3479</text:p>
          </table:table-cell>
        </table:table-row>
        <table:table-row table:style-name="ro1">
          <table:table-cell office:value-type="float" office:value="2.171">
            <text:p>2,1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1">
            <text:p>3621</text:p>
          </table:table-cell>
        </table:table-row>
        <table:table-row table:style-name="ro1">
          <table:table-cell office:value-type="float" office:value="1.281">
            <text:p>1,2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2">
            <text:p>3482</text:p>
          </table:table-cell>
        </table:table-row>
        <table:table-row table:style-name="ro1">
          <table:table-cell office:value-type="float" office:value="4.265">
            <text:p>4,2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79">
            <text:p>3679</text:p>
          </table:table-cell>
        </table:table-row>
        <table:table-row table:style-name="ro1">
          <table:table-cell office:value-type="float" office:value="1.251">
            <text:p>1,2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2">
            <text:p>3622</text:p>
          </table:table-cell>
        </table:table-row>
        <table:table-row table:style-name="ro1">
          <table:table-cell office:value-type="float" office:value="1.282">
            <text:p>1,2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6">
            <text:p>3486</text:p>
          </table:table-cell>
        </table:table-row>
        <table:table-row table:style-name="ro1">
          <table:table-cell office:value-type="float" office:value="4.266">
            <text:p>4,2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80">
            <text:p>3680</text:p>
          </table:table-cell>
        </table:table-row>
        <table:table-row table:style-name="ro1">
          <table:table-cell office:value-type="float" office:value="1.252">
            <text:p>1,2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6">
            <text:p>3626</text:p>
          </table:table-cell>
        </table:table-row>
        <table:table-row table:style-name="ro1">
          <table:table-cell office:value-type="float" office:value="1.283">
            <text:p>1,2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9">
            <text:p>3489</text:p>
          </table:table-cell>
        </table:table-row>
        <table:table-row table:style-name="ro1">
          <table:table-cell office:value-type="float" office:value="1.253">
            <text:p>1,2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8">
            <text:p>3628</text:p>
          </table:table-cell>
        </table:table-row>
        <table:table-row table:style-name="ro1">
          <table:table-cell office:value-type="float" office:value="2.172">
            <text:p>2,1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office:value-type="float" office:value="1.284">
            <text:p>1,2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2.84">
            <text:p>2,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office:value-type="float" office:value="1.254">
            <text:p>1,2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35">
            <text:p>3635</text:p>
          </table:table-cell>
        </table:table-row>
        <table:table-row table:style-name="ro1">
          <table:table-cell office:value-type="float" office:value="1.285">
            <text:p>1,2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4.267">
            <text:p>4,2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98">
            <text:p>3698</text:p>
          </table:table-cell>
        </table:table-row>
        <table:table-row table:style-name="ro1">
          <table:table-cell office:value-type="float" office:value="1.255">
            <text:p>1,2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38">
            <text:p>3638</text:p>
          </table:table-cell>
        </table:table-row>
        <table:table-row table:style-name="ro1">
          <table:table-cell office:value-type="float" office:value="3.159">
            <text:p>3,1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50">
            <text:p>3850</text:p>
          </table:table-cell>
        </table:table-row>
        <table:table-row table:style-name="ro1">
          <table:table-cell office:value-type="float" office:value="2.173">
            <text:p>2,1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26">
            <text:p>3226</text:p>
          </table:table-cell>
        </table:table-row>
        <table:table-row table:style-name="ro1">
          <table:table-cell office:value-type="float" office:value="1.256">
            <text:p>1,2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3">
            <text:p>3643</text:p>
          </table:table-cell>
        </table:table-row>
        <table:table-row table:style-name="ro1">
          <table:table-cell office:value-type="float" office:value="1.286">
            <text:p>1,2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9">
            <text:p>3509</text:p>
          </table:table-cell>
        </table:table-row>
        <table:table-row table:style-name="ro1">
          <table:table-cell office:value-type="float" office:value="4.268">
            <text:p>4,2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09">
            <text:p>3709</text:p>
          </table:table-cell>
        </table:table-row>
        <table:table-row table:style-name="ro1">
          <table:table-cell office:value-type="float" office:value="1.257">
            <text:p>1,2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float" office:value="2.85">
            <text:p>2,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1.287">
            <text:p>1,2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2">
            <text:p>3512</text:p>
          </table:table-cell>
        </table:table-row>
        <table:table-row table:style-name="ro1">
          <table:table-cell office:value-type="float" office:value="1.258">
            <text:p>1,2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office:value-type="float" office:value="2.174">
            <text:p>2,1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38">
            <text:p>3238</text:p>
          </table:table-cell>
        </table:table-row>
        <table:table-row table:style-name="ro1">
          <table:table-cell office:value-type="float" office:value="1.288">
            <text:p>1,2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6">
            <text:p>3516</text:p>
          </table:table-cell>
        </table:table-row>
        <table:table-row table:style-name="ro1">
          <table:table-cell office:value-type="float" office:value="2.234">
            <text:p>2,2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1.289">
            <text:p>1,2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8">
            <text:p>3518</text:p>
          </table:table-cell>
        </table:table-row>
        <table:table-row table:style-name="ro1">
          <table:table-cell office:value-type="float" office:value="1.259">
            <text:p>1,2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2.235">
            <text:p>2,2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1">
            <text:p>3661</text:p>
          </table:table-cell>
        </table:table-row>
        <table:table-row table:style-name="ro1">
          <table:table-cell office:value-type="float" office:value="1.291">
            <text:p>1,2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4">
            <text:p>3524</text:p>
          </table:table-cell>
        </table:table-row>
        <table:table-row table:style-name="ro1">
          <table:table-cell office:value-type="float" office:value="4.269">
            <text:p>4,2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41">
            <text:p>3741</text:p>
          </table:table-cell>
        </table:table-row>
        <table:table-row table:style-name="ro1">
          <table:table-cell office:value-type="float" office:value="1.261">
            <text:p>1,2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3">
            <text:p>3663</text:p>
          </table:table-cell>
        </table:table-row>
        <table:table-row table:style-name="ro1">
          <table:table-cell office:value-type="float" office:value="2.175">
            <text:p>2,1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60">
            <text:p>3260</text:p>
          </table:table-cell>
        </table:table-row>
        <table:table-row table:style-name="ro1">
          <table:table-cell office:value-type="float" office:value="1.292">
            <text:p>1,2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1.262">
            <text:p>1,2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7">
            <text:p>3667</text:p>
          </table:table-cell>
        </table:table-row>
        <table:table-row table:style-name="ro1">
          <table:table-cell office:value-type="float" office:value="2.86">
            <text:p>2,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78">
            <text:p>4078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06">
            <text:p>3906</text:p>
          </table:table-cell>
        </table:table-row>
        <table:table-row table:style-name="ro1">
          <table:table-cell office:value-type="float" office:value="1.263">
            <text:p>1,2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0">
            <text:p>3670</text:p>
          </table:table-cell>
        </table:table-row>
        <table:table-row table:style-name="ro1">
          <table:table-cell office:value-type="float" office:value="2.236">
            <text:p>2,2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float" office:value="1.293">
            <text:p>1,2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8">
            <text:p>3538</text:p>
          </table:table-cell>
        </table:table-row>
        <table:table-row table:style-name="ro1">
          <table:table-cell office:value-type="float" office:value="1.264">
            <text:p>1,2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office:value-type="float" office:value="1.294">
            <text:p>1,2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2">
            <text:p>3542</text:p>
          </table:table-cell>
        </table:table-row>
        <table:table-row table:style-name="ro1">
          <table:table-cell office:value-type="float" office:value="2.177">
            <text:p>2,1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65">
            <text:p>3265</text:p>
          </table:table-cell>
        </table:table-row>
        <table:table-row table:style-name="ro1">
          <table:table-cell office:value-type="float" office:value="1.265">
            <text:p>1,2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8">
            <text:p>3678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72">
            <text:p>3772</text:p>
          </table:table-cell>
        </table:table-row>
        <table:table-row table:style-name="ro1">
          <table:table-cell office:value-type="float" office:value="1.565">
            <text:p>1,5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1.266">
            <text:p>1,2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1">
            <text:p>3681</text:p>
          </table:table-cell>
        </table:table-row>
        <table:table-row table:style-name="ro1">
          <table:table-cell office:value-type="float" office:value="2.87">
            <text:p>2,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float" office:value="1.295">
            <text:p>1,2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52">
            <text:p>3552</text:p>
          </table:table-cell>
        </table:table-row>
        <table:table-row table:style-name="ro1">
          <table:table-cell office:value-type="float" office:value="1.267">
            <text:p>1,2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4">
            <text:p>3684</text:p>
          </table:table-cell>
        </table:table-row>
        <table:table-row table:style-name="ro1">
          <table:table-cell office:value-type="float" office:value="4.271">
            <text:p>4,2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1.566">
            <text:p>1,5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89">
            <text:p>2189</text:p>
          </table:table-cell>
        </table:table-row>
        <table:table-row table:style-name="ro1">
          <table:table-cell office:value-type="float" office:value="1.268">
            <text:p>1,2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8">
            <text:p>3688</text:p>
          </table:table-cell>
        </table:table-row>
        <table:table-row table:style-name="ro1">
          <table:table-cell office:value-type="float" office:value="2.179">
            <text:p>2,1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76">
            <text:p>3276</text:p>
          </table:table-cell>
        </table:table-row>
        <table:table-row table:style-name="ro1">
          <table:table-cell office:value-type="float" office:value="1.296">
            <text:p>1,2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4">
            <text:p>3564</text:p>
          </table:table-cell>
        </table:table-row>
        <table:table-row table:style-name="ro1">
          <table:table-cell office:value-type="float" office:value="1.269">
            <text:p>1,2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office:value-type="float" office:value="2.237">
            <text:p>2,2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float" office:value="1.297">
            <text:p>1,2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6">
            <text:p>3566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4.272">
            <text:p>4,2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float" office:value="3.161">
            <text:p>3,1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57">
            <text:p>3957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float" office:value="1.567">
            <text:p>1,5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2.238">
            <text:p>2,2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1.298">
            <text:p>1,2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2.282">
            <text:p>2,2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 office:value-type="float" office:value="1.568">
            <text:p>1,5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2.88">
            <text:p>2,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45">
            <text:p>4145</text:p>
          </table:table-cell>
        </table:table-row>
        <table:table-row table:style-name="ro1">
          <table:table-cell office:value-type="float" office:value="1.299">
            <text:p>1,2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4">
            <text:p>3594</text:p>
          </table:table-cell>
        </table:table-row>
        <table:table-row table:style-name="ro1">
          <table:table-cell office:value-type="float" office:value="2.181">
            <text:p>2,1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9">
            <text:p>3599</text:p>
          </table:table-cell>
        </table:table-row>
        <table:table-row table:style-name="ro1">
          <table:table-cell office:value-type="float" office:value="4.273">
            <text:p>4,2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38">
            <text:p>3838</text:p>
          </table:table-cell>
        </table:table-row>
        <table:table-row table:style-name="ro1">
          <table:table-cell office:value-type="float" office:value="1.569">
            <text:p>1,5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 office:value-type="float" office:value="2.182">
            <text:p>2,1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15">
            <text:p>3315</text:p>
          </table:table-cell>
        </table:table-row>
        <table:table-row table:style-name="ro1">
          <table:table-cell office:value-type="float" office:value="1.301">
            <text:p>1,3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7">
            <text:p>3607</text:p>
          </table:table-cell>
        </table:table-row>
        <table:table-row table:style-name="ro1">
          <table:table-cell office:value-type="float" office:value="2.239">
            <text:p>2,2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3.162">
            <text:p>3,1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office:value-type="float" office:value="2.285">
            <text:p>2,2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4.274">
            <text:p>4,2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57">
            <text:p>3857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33">
            <text:p>2233</text:p>
          </table:table-cell>
        </table:table-row>
        <table:table-row table:style-name="ro1">
          <table:table-cell office:value-type="float" office:value="2.283">
            <text:p>2,2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float" office:value="3.163">
            <text:p>3,1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15">
            <text:p>4015</text:p>
          </table:table-cell>
        </table:table-row>
        <table:table-row table:style-name="ro1">
          <table:table-cell office:value-type="float" office:value="2.287">
            <text:p>2,2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.89">
            <text:p>2,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float" office:value="1.302">
            <text:p>1,3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33">
            <text:p>3633</text:p>
          </table:table-cell>
        </table:table-row>
        <table:table-row table:style-name="ro1">
          <table:table-cell office:value-type="float" office:value="2.183">
            <text:p>2,1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.164">
            <text:p>3,1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25">
            <text:p>4025</text:p>
          </table:table-cell>
        </table:table-row>
        <table:table-row table:style-name="ro1">
          <table:table-cell office:value-type="float" office:value="4.275">
            <text:p>4,2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82">
            <text:p>3882</text:p>
          </table:table-cell>
        </table:table-row>
        <table:table-row table:style-name="ro1">
          <table:table-cell office:value-type="float" office:value="1.303">
            <text:p>1,3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1">
            <text:p>3641</text:p>
          </table:table-cell>
        </table:table-row>
        <table:table-row table:style-name="ro1">
          <table:table-cell office:value-type="float" office:value="2.184">
            <text:p>2,1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51">
            <text:p>3351</text:p>
          </table:table-cell>
        </table:table-row>
        <table:table-row table:style-name="ro1">
          <table:table-cell office:value-type="float" office:value="3.165">
            <text:p>3,1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31">
            <text:p>4031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office:value-type="float" office:value="1.571">
            <text:p>1,5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2.241">
            <text:p>2,2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1.403">
            <text:p>1,4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2.284">
            <text:p>2,2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98">
            <text:p>2298</text:p>
          </table:table-cell>
        </table:table-row>
        <table:table-row table:style-name="ro1">
          <table:table-cell office:value-type="float" office:value="3.166">
            <text:p>3,1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1.405">
            <text:p>1,4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04">
            <text:p>3204</text:p>
          </table:table-cell>
        </table:table-row>
        <table:table-row table:style-name="ro1">
          <table:table-cell office:value-type="float" office:value="4.276">
            <text:p>4,2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906">
            <text:p>3906</text:p>
          </table:table-cell>
        </table:table-row>
        <table:table-row table:style-name="ro1">
          <table:table-cell office:value-type="float" office:value="1.304">
            <text:p>1,3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9">
            <text:p>3669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0">
            <text:p>3210</text:p>
          </table:table-cell>
        </table:table-row>
        <table:table-row table:style-name="ro1">
          <table:table-cell office:value-type="float" office:value="2.242">
            <text:p>2,2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3.167">
            <text:p>3,1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45">
            <text:p>4045</text:p>
          </table:table-cell>
        </table:table-row>
        <table:table-row table:style-name="ro1">
          <table:table-cell office:value-type="float" office:value="2.293">
            <text:p>2,2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1.407">
            <text:p>1,4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office:value-type="float" office:value="2.186">
            <text:p>2,1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float" office:value="1.572">
            <text:p>1,5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4.277">
            <text:p>4,2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925">
            <text:p>3925</text:p>
          </table:table-cell>
        </table:table-row>
        <table:table-row table:style-name="ro1">
          <table:table-cell office:value-type="float" office:value="1.408">
            <text:p>1,4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8">
            <text:p>3218</text:p>
          </table:table-cell>
        </table:table-row>
        <table:table-row table:style-name="ro1">
          <table:table-cell office:value-type="float" office:value="3.168">
            <text:p>3,1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5">
            <text:p>4255</text:p>
          </table:table-cell>
        </table:table-row>
        <table:table-row table:style-name="ro1">
          <table:table-cell office:value-type="float" office:value="1.409">
            <text:p>1,4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float" office:value="1.305">
            <text:p>1,3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.187">
            <text:p>2,1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83">
            <text:p>3383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6">
            <text:p>3226</text:p>
          </table:table-cell>
        </table:table-row>
        <table:table-row table:style-name="ro1">
          <table:table-cell office:value-type="float" office:value="1.306">
            <text:p>1,3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float" office:value="2.243">
            <text:p>2,2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float" office:value="1.411">
            <text:p>1,4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7">
            <text:p>3227</text:p>
          </table:table-cell>
        </table:table-row>
        <table:table-row table:style-name="ro1">
          <table:table-cell office:value-type="float" office:value="3.169">
            <text:p>3,1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70">
            <text:p>4070</text:p>
          </table:table-cell>
        </table:table-row>
        <table:table-row table:style-name="ro1">
          <table:table-cell office:value-type="float" office:value="2.286">
            <text:p>2,2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1.412">
            <text:p>1,4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2">
            <text:p>3232</text:p>
          </table:table-cell>
        </table:table-row>
        <table:table-row table:style-name="ro1">
          <table:table-cell office:value-type="float" office:value="1.573">
            <text:p>1,5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4.278">
            <text:p>4,2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956">
            <text:p>3956</text:p>
          </table:table-cell>
        </table:table-row>
        <table:table-row table:style-name="ro1">
          <table:table-cell office:value-type="float" office:value="1.413">
            <text:p>1,4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3">
            <text:p>3233</text:p>
          </table:table-cell>
        </table:table-row>
        <table:table-row table:style-name="ro1">
          <table:table-cell office:value-type="float" office:value="1.307">
            <text:p>1,3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17">
            <text:p>3717</text:p>
          </table:table-cell>
        </table:table-row>
        <table:table-row table:style-name="ro1">
          <table:table-cell office:value-type="float" office:value="2.188">
            <text:p>2,1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04">
            <text:p>3404</text:p>
          </table:table-cell>
        </table:table-row>
        <table:table-row table:style-name="ro1">
          <table:table-cell office:value-type="float" office:value="1.414">
            <text:p>1,4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8">
            <text:p>3238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88">
            <text:p>4088</text:p>
          </table:table-cell>
        </table:table-row>
        <table:table-row table:style-name="ro1">
          <table:table-cell office:value-type="float" office:value="2.244">
            <text:p>2,2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float" office:value="1.574">
            <text:p>1,5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float" office:value="4.279">
            <text:p>4,2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974">
            <text:p>3974</text:p>
          </table:table-cell>
        </table:table-row>
        <table:table-row table:style-name="ro1">
          <table:table-cell office:value-type="float" office:value="1.417">
            <text:p>1,4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7">
            <text:p>3237</text:p>
          </table:table-cell>
        </table:table-row>
        <table:table-row table:style-name="ro1">
          <table:table-cell office:value-type="float" office:value="3.171">
            <text:p>3,1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94">
            <text:p>4094</text:p>
          </table:table-cell>
        </table:table-row>
        <table:table-row table:style-name="ro1">
          <table:table-cell office:value-type="float" office:value="2.91">
            <text:p>2,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07">
            <text:p>4307</text:p>
          </table:table-cell>
        </table:table-row>
        <table:table-row table:style-name="ro1">
          <table:table-cell office:value-type="float" office:value="1.418">
            <text:p>1,4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float" office:value="1.308">
            <text:p>1,3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office:value-type="float" office:value="1.419">
            <text:p>1,4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986">
            <text:p>3986</text:p>
          </table:table-cell>
        </table:table-row>
        <table:table-row table:style-name="ro1">
          <table:table-cell office:value-type="float" office:value="3.172">
            <text:p>3,1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47">
            <text:p>3247</text:p>
          </table:table-cell>
        </table:table-row>
        <table:table-row table:style-name="ro1">
          <table:table-cell office:value-type="float" office:value="2.245">
            <text:p>2,2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1.309">
            <text:p>1,3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1">
            <text:p>3751</text:p>
          </table:table-cell>
        </table:table-row>
        <table:table-row table:style-name="ro1">
          <table:table-cell office:value-type="float" office:value="2.92">
            <text:p>2,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19">
            <text:p>4319</text:p>
          </table:table-cell>
        </table:table-row>
        <table:table-row table:style-name="ro1">
          <table:table-cell office:value-type="float" office:value="1.421">
            <text:p>1,4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0">
            <text:p>3250</text:p>
          </table:table-cell>
        </table:table-row>
        <table:table-row table:style-name="ro1">
          <table:table-cell office:value-type="float" office:value="3.173">
            <text:p>3,1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07">
            <text:p>4107</text:p>
          </table:table-cell>
        </table:table-row>
        <table:table-row table:style-name="ro1">
          <table:table-cell office:value-type="float" office:value="2.288">
            <text:p>2,2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4">
            <text:p>3254</text:p>
          </table:table-cell>
        </table:table-row>
        <table:table-row table:style-name="ro1">
          <table:table-cell office:value-type="float" office:value="1.575">
            <text:p>1,5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4.281">
            <text:p>4,2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09">
            <text:p>4009</text:p>
          </table:table-cell>
        </table:table-row>
        <table:table-row table:style-name="ro1">
          <table:table-cell office:value-type="float" office:value="1.423">
            <text:p>1,4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5">
            <text:p>3255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71">
            <text:p>3771</text:p>
          </table:table-cell>
        </table:table-row>
        <table:table-row table:style-name="ro1">
          <table:table-cell office:value-type="float" office:value="2.246">
            <text:p>2,2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float" office:value="1.424">
            <text:p>1,4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0">
            <text:p>3260</text:p>
          </table:table-cell>
        </table:table-row>
        <table:table-row table:style-name="ro1">
          <table:table-cell office:value-type="float" office:value="1.576">
            <text:p>1,5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float" office:value="2.289">
            <text:p>2,2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1.425">
            <text:p>1,4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2">
            <text:p>3262</text:p>
          </table:table-cell>
        </table:table-row>
        <table:table-row table:style-name="ro1">
          <table:table-cell office:value-type="float" office:value="1.311">
            <text:p>1,3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81">
            <text:p>3781</text:p>
          </table:table-cell>
        </table:table-row>
        <table:table-row table:style-name="ro1">
          <table:table-cell office:value-type="float" office:value="1.426">
            <text:p>1,4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5">
            <text:p>3265</text:p>
          </table:table-cell>
        </table:table-row>
        <table:table-row table:style-name="ro1">
          <table:table-cell office:value-type="float" office:value="4.282">
            <text:p>4,2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1.312">
            <text:p>1,3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1.427">
            <text:p>1,4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7">
            <text:p>3267</text:p>
          </table:table-cell>
        </table:table-row>
        <table:table-row table:style-name="ro1">
          <table:table-cell office:value-type="float" office:value="2.247">
            <text:p>2,2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4">
            <text:p>2964</text:p>
          </table:table-cell>
        </table:table-row>
        <table:table-row table:style-name="ro1">
          <table:table-cell office:value-type="float" office:value="1.577">
            <text:p>1,5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4.283">
            <text:p>4,2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1.429">
            <text:p>1,4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6">
            <text:p>3266</text:p>
          </table:table-cell>
        </table:table-row>
        <table:table-row table:style-name="ro1">
          <table:table-cell office:value-type="float" office:value="1.313">
            <text:p>1,3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95">
            <text:p>3795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1.431">
            <text:p>1,4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2.93">
            <text:p>2,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77">
            <text:p>4377</text:p>
          </table:table-cell>
        </table:table-row>
        <table:table-row table:style-name="ro1">
          <table:table-cell office:value-type="float" office:value="1.432">
            <text:p>1,4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8">
            <text:p>3268</text:p>
          </table:table-cell>
        </table:table-row>
        <table:table-row table:style-name="ro1">
          <table:table-cell office:value-type="float" office:value="1.314">
            <text:p>1,3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06">
            <text:p>3806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7">
            <text:p>3417</text:p>
          </table:table-cell>
        </table:table-row>
        <table:table-row table:style-name="ro1">
          <table:table-cell office:value-type="float" office:value="1.433">
            <text:p>1,4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1">
            <text:p>3271</text:p>
          </table:table-cell>
        </table:table-row>
        <table:table-row table:style-name="ro1">
          <table:table-cell office:value-type="float" office:value="1.315">
            <text:p>1,3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08">
            <text:p>3808</text:p>
          </table:table-cell>
        </table:table-row>
        <table:table-row table:style-name="ro1">
          <table:table-cell office:value-type="float" office:value="2.248">
            <text:p>2,2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float" office:value="1.434">
            <text:p>1,4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5">
            <text:p>3275</text:p>
          </table:table-cell>
        </table:table-row>
        <table:table-row table:style-name="ro1">
          <table:table-cell office:value-type="float" office:value="1.579">
            <text:p>1,5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2.291">
            <text:p>2,2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1.435">
            <text:p>1,4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7">
            <text:p>3277</text:p>
          </table:table-cell>
        </table:table-row>
        <table:table-row table:style-name="ro1">
          <table:table-cell office:value-type="float" office:value="1.316">
            <text:p>1,3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20">
            <text:p>3820</text:p>
          </table:table-cell>
        </table:table-row>
        <table:table-row table:style-name="ro1">
          <table:table-cell office:value-type="float" office:value="4.284">
            <text:p>4,2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76">
            <text:p>4076</text:p>
          </table:table-cell>
        </table:table-row>
        <table:table-row table:style-name="ro1">
          <table:table-cell office:value-type="float" office:value="1.436">
            <text:p>1,4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1">
            <text:p>3281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2.201">
            <text:p>2,2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37">
            <text:p>3437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4">
            <text:p>3284</text:p>
          </table:table-cell>
        </table:table-row>
        <table:table-row table:style-name="ro1">
          <table:table-cell office:value-type="float" office:value="3.174">
            <text:p>3,1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2.94">
            <text:p>2,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office:value-type="float" office:value="1.438">
            <text:p>1,4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8">
            <text:p>3288</text:p>
          </table:table-cell>
        </table:table-row>
        <table:table-row table:style-name="ro1">
          <table:table-cell office:value-type="float" office:value="1.317">
            <text:p>1,3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37">
            <text:p>3837</text:p>
          </table:table-cell>
        </table:table-row>
        <table:table-row table:style-name="ro1">
          <table:table-cell office:value-type="float" office:value="2.202">
            <text:p>2,2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float" office:value="1.439">
            <text:p>1,4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float" office:value="2.249">
            <text:p>2,2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1.318">
            <text:p>1,3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2">
            <text:p>3842</text:p>
          </table:table-cell>
        </table:table-row>
        <table:table-row table:style-name="ro1">
          <table:table-cell office:value-type="float" office:value="1.441">
            <text:p>1,4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7">
            <text:p>3287</text:p>
          </table:table-cell>
        </table:table-row>
        <table:table-row table:style-name="ro1">
          <table:table-cell office:value-type="float" office:value="1.581">
            <text:p>1,5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.292">
            <text:p>2,2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1.442">
            <text:p>1,4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4.285">
            <text:p>4,2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office:value-type="float" office:value="1.319">
            <text:p>1,3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54">
            <text:p>3854</text:p>
          </table:table-cell>
        </table:table-row>
        <table:table-row table:style-name="ro1">
          <table:table-cell office:value-type="float" office:value="1.443">
            <text:p>1,4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office:value-type="float" office:value="4.286">
            <text:p>4,2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office:value-type="float" office:value="1.582">
            <text:p>1,5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2.203">
            <text:p>2,2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office:value-type="float" office:value="1.445">
            <text:p>1,4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1.446">
            <text:p>1,4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53">
            <text:p>3053</text:p>
          </table:table-cell>
        </table:table-row>
        <table:table-row table:style-name="ro1">
          <table:table-cell office:value-type="float" office:value="1.321">
            <text:p>1,3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2.95">
            <text:p>2,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62">
            <text:p>4462</text:p>
          </table:table-cell>
        </table:table-row>
        <table:table-row table:style-name="ro1">
          <table:table-cell office:value-type="float" office:value="1.447">
            <text:p>1,4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2">
            <text:p>3302</text:p>
          </table:table-cell>
        </table:table-row>
        <table:table-row table:style-name="ro1">
          <table:table-cell office:value-type="float" office:value="1.583">
            <text:p>1,5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1.448">
            <text:p>1,4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office:value-type="float" office:value="2.251">
            <text:p>2,2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1.322">
            <text:p>1,3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4.287">
            <text:p>4,2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office:value-type="float" office:value="1.449">
            <text:p>1,4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office:value-type="float" office:value="1.584">
            <text:p>1,5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2.204">
            <text:p>2,2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1.323">
            <text:p>1,3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88">
            <text:p>3888</text:p>
          </table:table-cell>
        </table:table-row>
        <table:table-row table:style-name="ro1">
          <table:table-cell office:value-type="float" office:value="2.252">
            <text:p>2,2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office:value-type="float" office:value="3.175">
            <text:p>3,1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91">
            <text:p>4291</text:p>
          </table:table-cell>
        </table:table-row>
        <table:table-row table:style-name="ro1">
          <table:table-cell office:value-type="float" office:value="1.452">
            <text:p>1,4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6">
            <text:p>3316</text:p>
          </table:table-cell>
        </table:table-row>
        <table:table-row table:style-name="ro1">
          <table:table-cell office:value-type="float" office:value="2.294">
            <text:p>2,2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float" office:value="1.585">
            <text:p>1,5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6">
            <text:p>3316</text:p>
          </table:table-cell>
        </table:table-row>
        <table:table-row table:style-name="ro1">
          <table:table-cell office:value-type="float" office:value="4.288">
            <text:p>4,2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71">
            <text:p>4171</text:p>
          </table:table-cell>
        </table:table-row>
        <table:table-row table:style-name="ro1">
          <table:table-cell office:value-type="float" office:value="1.324">
            <text:p>1,3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6">
            <text:p>3906</text:p>
          </table:table-cell>
        </table:table-row>
        <table:table-row table:style-name="ro1">
          <table:table-cell office:value-type="float" office:value="1.454">
            <text:p>1,4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office:value-type="float" office:value="2.96">
            <text:p>2,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04">
            <text:p>4504</text:p>
          </table:table-cell>
        </table:table-row>
        <table:table-row table:style-name="ro1">
          <table:table-cell office:value-type="float" office:value="1.586">
            <text:p>1,5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1.456">
            <text:p>1,4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office:value-type="float" office:value="2.205">
            <text:p>2,2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24">
            <text:p>3524</text:p>
          </table:table-cell>
        </table:table-row>
        <table:table-row table:style-name="ro1">
          <table:table-cell office:value-type="float" office:value="1.325">
            <text:p>1,3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1.457">
            <text:p>1,4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2">
            <text:p>3322</text:p>
          </table:table-cell>
        </table:table-row>
        <table:table-row table:style-name="ro1">
          <table:table-cell office:value-type="float" office:value="4.289">
            <text:p>4,2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91">
            <text:p>4191</text:p>
          </table:table-cell>
        </table:table-row>
        <table:table-row table:style-name="ro1">
          <table:table-cell office:value-type="float" office:value="1.326">
            <text:p>1,3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8">
            <text:p>3918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2.295">
            <text:p>2,2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float" office:value="1.587">
            <text:p>1,5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float" office:value="2.253">
            <text:p>2,2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14">
            <text:p>3114</text:p>
          </table:table-cell>
        </table:table-row>
        <table:table-row table:style-name="ro1">
          <table:table-cell office:value-type="float" office:value="1.461">
            <text:p>1,4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office:value-type="float" office:value="1.327">
            <text:p>1,3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9">
            <text:p>3929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1.462">
            <text:p>1,4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5">
            <text:p>3325</text:p>
          </table:table-cell>
        </table:table-row>
        <table:table-row table:style-name="ro1">
          <table:table-cell office:value-type="float" office:value="1.588">
            <text:p>1,5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float" office:value="2.206">
            <text:p>2,2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52">
            <text:p>3552</text:p>
          </table:table-cell>
        </table:table-row>
        <table:table-row table:style-name="ro1">
          <table:table-cell office:value-type="float" office:value="1.328">
            <text:p>1,3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1">
            <text:p>3941</text:p>
          </table:table-cell>
        </table:table-row>
        <table:table-row table:style-name="ro1">
          <table:table-cell office:value-type="float" office:value="2.254">
            <text:p>2,2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26">
            <text:p>3126</text:p>
          </table:table-cell>
        </table:table-row>
        <table:table-row table:style-name="ro1">
          <table:table-cell office:value-type="float" office:value="1.329">
            <text:p>1,3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2">
            <text:p>3942</text:p>
          </table:table-cell>
        </table:table-row>
        <table:table-row table:style-name="ro1">
          <table:table-cell office:value-type="float" office:value="2.296">
            <text:p>2,2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office:value-type="float" office:value="1.589">
            <text:p>1,5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2.97">
            <text:p>2,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61">
            <text:p>4561</text:p>
          </table:table-cell>
        </table:table-row>
        <table:table-row table:style-name="ro1">
          <table:table-cell office:value-type="float" office:value="3.176">
            <text:p>3,1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375">
            <text:p>4375</text:p>
          </table:table-cell>
        </table:table-row>
        <table:table-row table:style-name="ro1">
          <table:table-cell office:value-type="float" office:value="4.291">
            <text:p>4,2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37">
            <text:p>4237</text:p>
          </table:table-cell>
        </table:table-row>
        <table:table-row table:style-name="ro1">
          <table:table-cell office:value-type="float" office:value="1.465">
            <text:p>1,4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62">
            <text:p>3962</text:p>
          </table:table-cell>
        </table:table-row>
        <table:table-row table:style-name="ro1">
          <table:table-cell office:value-type="float" office:value="2.255">
            <text:p>2,2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1.467">
            <text:p>1,4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.207">
            <text:p>2,2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88">
            <text:p>3588</text:p>
          </table:table-cell>
        </table:table-row>
        <table:table-row table:style-name="ro1">
          <table:table-cell office:value-type="float" office:value="1.468">
            <text:p>1,4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0">
            <text:p>3350</text:p>
          </table:table-cell>
        </table:table-row>
        <table:table-row table:style-name="ro1">
          <table:table-cell office:value-type="float" office:value="1.331">
            <text:p>1,3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4.292">
            <text:p>4,2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float" office:value="1.332">
            <text:p>1,3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6">
            <text:p>3976</text:p>
          </table:table-cell>
        </table:table-row>
        <table:table-row table:style-name="ro1">
          <table:table-cell office:value-type="float" office:value="2.297">
            <text:p>2,2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1.591">
            <text:p>1,5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float" office:value="2.98">
            <text:p>2,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97">
            <text:p>4597</text:p>
          </table:table-cell>
        </table:table-row>
        <table:table-row table:style-name="ro1">
          <table:table-cell office:value-type="float" office:value="1.333">
            <text:p>1,3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office:value-type="float" office:value="2.208">
            <text:p>2,2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1.471">
            <text:p>1,4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3">
            <text:p>3363</text:p>
          </table:table-cell>
        </table:table-row>
        <table:table-row table:style-name="ro1">
          <table:table-cell office:value-type="float" office:value="1.592">
            <text:p>1,5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2.256">
            <text:p>2,2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83">
            <text:p>3183</text:p>
          </table:table-cell>
        </table:table-row>
        <table:table-row table:style-name="ro1">
          <table:table-cell office:value-type="float" office:value="1.334">
            <text:p>1,3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4">
            <text:p>3994</text:p>
          </table:table-cell>
        </table:table-row>
        <table:table-row table:style-name="ro1">
          <table:table-cell office:value-type="float" office:value="2.298">
            <text:p>2,2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1.335">
            <text:p>1,3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float" office:value="2.369">
            <text:p>2,3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float" office:value="1.593">
            <text:p>1,5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4.293">
            <text:p>4,2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97">
            <text:p>4297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1.336">
            <text:p>1,3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03">
            <text:p>4003</text:p>
          </table:table-cell>
        </table:table-row>
        <table:table-row table:style-name="ro1">
          <table:table-cell office:value-type="float" office:value="2.258">
            <text:p>2,2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3.177">
            <text:p>3,1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449">
            <text:p>4449</text:p>
          </table:table-cell>
        </table:table-row>
        <table:table-row table:style-name="ro1">
          <table:table-cell office:value-type="float" office:value="2.209">
            <text:p>2,2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39">
            <text:p>3639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4.294">
            <text:p>4,2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313">
            <text:p>4313</text:p>
          </table:table-cell>
        </table:table-row>
        <table:table-row table:style-name="ro1">
          <table:table-cell office:value-type="float" office:value="2.371">
            <text:p>2,3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float" office:value="1.337">
            <text:p>1,3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19">
            <text:p>4019</text:p>
          </table:table-cell>
        </table:table-row>
        <table:table-row table:style-name="ro1">
          <table:table-cell office:value-type="float" office:value="1.479">
            <text:p>1,4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float" office:value="2.299">
            <text:p>2,2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1.338">
            <text:p>1,3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23">
            <text:p>4023</text:p>
          </table:table-cell>
        </table:table-row>
        <table:table-row table:style-name="ro1">
          <table:table-cell office:value-type="float" office:value="4.295">
            <text:p>4,2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325">
            <text:p>4325</text:p>
          </table:table-cell>
        </table:table-row>
        <table:table-row table:style-name="ro1">
          <table:table-cell office:value-type="float" office:value="2.372">
            <text:p>2,3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1.595">
            <text:p>1,5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float" office:value="2.259">
            <text:p>2,2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8">
            <text:p>3218</text:p>
          </table:table-cell>
        </table:table-row>
        <table:table-row table:style-name="ro1">
          <table:table-cell office:value-type="float" office:value="1.339">
            <text:p>1,3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.373">
            <text:p>2,3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1.596">
            <text:p>1,5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4.296">
            <text:p>4,2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346">
            <text:p>4346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45">
            <text:p>4045</text:p>
          </table:table-cell>
        </table:table-row>
        <table:table-row table:style-name="ro1">
          <table:table-cell office:value-type="float" office:value="2.374">
            <text:p>2,3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float" office:value="1.341">
            <text:p>1,3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46">
            <text:p>4046</text:p>
          </table:table-cell>
        </table:table-row>
        <table:table-row table:style-name="ro1">
          <table:table-cell office:value-type="float" office:value="1.597">
            <text:p>1,5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float" office:value="2.261">
            <text:p>2,2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float" office:value="2.375">
            <text:p>2,3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2.301">
            <text:p>2,3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float" office:value="1.342">
            <text:p>1,3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2.376">
            <text:p>2,3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3.178">
            <text:p>3,1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26">
            <text:p>4526</text:p>
          </table:table-cell>
        </table:table-row>
        <table:table-row table:style-name="ro1">
          <table:table-cell office:value-type="float" office:value="4.297">
            <text:p>4,2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372">
            <text:p>4372</text:p>
          </table:table-cell>
        </table:table-row>
        <table:table-row table:style-name="ro1">
          <table:table-cell office:value-type="float" office:value="1.598">
            <text:p>1,5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float" office:value="2.302">
            <text:p>2,3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float" office:value="2.377">
            <text:p>2,3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1.343">
            <text:p>1,3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73">
            <text:p>4073</text:p>
          </table:table-cell>
        </table:table-row>
        <table:table-row table:style-name="ro1">
          <table:table-cell office:value-type="float" office:value="2.262">
            <text:p>2,2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59">
            <text:p>3259</text:p>
          </table:table-cell>
        </table:table-row>
        <table:table-row table:style-name="ro1">
          <table:table-cell office:value-type="float" office:value="2.378">
            <text:p>2,3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1.599">
            <text:p>1,5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2.303">
            <text:p>2,3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float" office:value="1.344">
            <text:p>1,3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4">
            <text:p>4084</text:p>
          </table:table-cell>
        </table:table-row>
        <table:table-row table:style-name="ro1">
          <table:table-cell office:value-type="float" office:value="4.298">
            <text:p>4,2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401">
            <text:p>4401</text:p>
          </table:table-cell>
        </table:table-row>
        <table:table-row table:style-name="ro1">
          <table:table-cell office:value-type="float" office:value="1.378">
            <text:p>1,3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2.379">
            <text:p>2,3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85">
            <text:p>1985</text:p>
          </table:table-cell>
        </table:table-row>
        <table:table-row table:style-name="ro1">
          <table:table-cell office:value-type="float" office:value="2.211">
            <text:p>2,2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43">
            <text:p>3743</text:p>
          </table:table-cell>
        </table:table-row>
        <table:table-row table:style-name="ro1">
          <table:table-cell office:value-type="float" office:value="1.345">
            <text:p>1,3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4">
            <text:p>4094</text:p>
          </table:table-cell>
        </table:table-row>
        <table:table-row table:style-name="ro1">
          <table:table-cell office:value-type="float" office:value="3.189">
            <text:p>3,1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488">
            <text:p>4488</text:p>
          </table:table-cell>
        </table:table-row>
        <table:table-row table:style-name="ro1">
          <table:table-cell office:value-type="float" office:value="2.263">
            <text:p>2,2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81">
            <text:p>3281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5">
            <text:p>3945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2.304">
            <text:p>2,3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493">
            <text:p>4493</text:p>
          </table:table-cell>
        </table:table-row>
        <table:table-row table:style-name="ro1">
          <table:table-cell office:value-type="float" office:value="1.346">
            <text:p>1,3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office:value-type="float" office:value="4.299">
            <text:p>4,2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425">
            <text:p>4425</text:p>
          </table:table-cell>
        </table:table-row>
        <table:table-row table:style-name="ro1">
          <table:table-cell office:value-type="float" office:value="3.179">
            <text:p>3,1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82">
            <text:p>4582</text:p>
          </table:table-cell>
        </table:table-row>
        <table:table-row table:style-name="ro1">
          <table:table-cell office:value-type="float" office:value="2.305">
            <text:p>2,3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float" office:value="3.191">
            <text:p>3,1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498">
            <text:p>4498</text:p>
          </table:table-cell>
        </table:table-row>
        <table:table-row table:style-name="ro1">
          <table:table-cell office:value-type="float" office:value="1.347">
            <text:p>1,3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4">
            <text:p>4114</text:p>
          </table:table-cell>
        </table:table-row>
        <table:table-row table:style-name="ro1">
          <table:table-cell office:value-type="float" office:value="2.381">
            <text:p>2,3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2.264">
            <text:p>2,2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02">
            <text:p>3302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90">
            <text:p>4590</text:p>
          </table:table-cell>
        </table:table-row>
        <table:table-row table:style-name="ro1">
          <table:table-cell office:value-type="float" office:value="2.306">
            <text:p>2,3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float" office:value="1.348">
            <text:p>1,3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5">
            <text:p>4125</text:p>
          </table:table-cell>
        </table:table-row>
        <table:table-row table:style-name="ro1">
          <table:table-cell office:value-type="float" office:value="2.382">
            <text:p>2,3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3.192">
            <text:p>3,1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11">
            <text:p>4511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450">
            <text:p>4450</text:p>
          </table:table-cell>
        </table:table-row>
        <table:table-row table:style-name="ro1">
          <table:table-cell office:value-type="float" office:value="1.349">
            <text:p>1,3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6">
            <text:p>4126</text:p>
          </table:table-cell>
        </table:table-row>
        <table:table-row table:style-name="ro1">
          <table:table-cell office:value-type="float" office:value="2.383">
            <text:p>2,3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2.212">
            <text:p>2,2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3.193">
            <text:p>3,1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1.383">
            <text:p>1,3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82">
            <text:p>3982</text:p>
          </table:table-cell>
        </table:table-row>
        <table:table-row table:style-name="ro1">
          <table:table-cell office:value-type="float" office:value="4.301">
            <text:p>4,3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462">
            <text:p>4462</text:p>
          </table:table-cell>
        </table:table-row>
        <table:table-row table:style-name="ro1">
          <table:table-cell office:value-type="float" office:value="3.181">
            <text:p>3,1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12">
            <text:p>4612</text:p>
          </table:table-cell>
        </table:table-row>
        <table:table-row table:style-name="ro1">
          <table:table-cell office:value-type="float" office:value="2.384">
            <text:p>2,3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2.307">
            <text:p>2,3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6">
            <text:p>4146</text:p>
          </table:table-cell>
        </table:table-row>
        <table:table-row table:style-name="ro1">
          <table:table-cell office:value-type="float" office:value="3.194">
            <text:p>3,1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26">
            <text:p>4526</text:p>
          </table:table-cell>
        </table:table-row>
        <table:table-row table:style-name="ro1">
          <table:table-cell office:value-type="float" office:value="2.265">
            <text:p>2,2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float" office:value="1.384">
            <text:p>1,3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2.308">
            <text:p>2,3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05">
            <text:p>2605</text:p>
          </table:table-cell>
        </table:table-row>
        <table:table-row table:style-name="ro1">
          <table:table-cell office:value-type="float" office:value="2.385">
            <text:p>2,3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3.182">
            <text:p>3,1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28">
            <text:p>4628</text:p>
          </table:table-cell>
        </table:table-row>
        <table:table-row table:style-name="ro1">
          <table:table-cell office:value-type="float" office:value="2.266">
            <text:p>2,2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43">
            <text:p>3343</text:p>
          </table:table-cell>
        </table:table-row>
        <table:table-row table:style-name="ro1">
          <table:table-cell office:value-type="float" office:value="1.351">
            <text:p>1,3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2">
            <text:p>4162</text:p>
          </table:table-cell>
        </table:table-row>
        <table:table-row table:style-name="ro1">
          <table:table-cell office:value-type="float" office:value="3.195">
            <text:p>3,1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37">
            <text:p>4537</text:p>
          </table:table-cell>
        </table:table-row>
        <table:table-row table:style-name="ro1">
          <table:table-cell office:value-type="float" office:value="2.309">
            <text:p>2,3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14">
            <text:p>2614</text:p>
          </table:table-cell>
        </table:table-row>
        <table:table-row table:style-name="ro1">
          <table:table-cell office:value-type="float" office:value="1.352">
            <text:p>1,3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7">
            <text:p>4167</text:p>
          </table:table-cell>
        </table:table-row>
        <table:table-row table:style-name="ro1">
          <table:table-cell office:value-type="float" office:value="2.386">
            <text:p>2,3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2.267">
            <text:p>2,2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50">
            <text:p>3350</text:p>
          </table:table-cell>
        </table:table-row>
        <table:table-row table:style-name="ro1">
          <table:table-cell office:value-type="float" office:value="1.353">
            <text:p>1,3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8">
            <text:p>4168</text:p>
          </table:table-cell>
        </table:table-row>
        <table:table-row table:style-name="ro1">
          <table:table-cell office:value-type="float" office:value="3.196">
            <text:p>3,1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46">
            <text:p>4546</text:p>
          </table:table-cell>
        </table:table-row>
        <table:table-row table:style-name="ro1">
          <table:table-cell office:value-type="float" office:value="2.387">
            <text:p>2,3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2.213">
            <text:p>2,2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1.354">
            <text:p>1,3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3">
            <text:p>4173</text:p>
          </table:table-cell>
        </table:table-row>
        <table:table-row table:style-name="ro1">
          <table:table-cell office:value-type="float" office:value="2.388">
            <text:p>2,3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51">
            <text:p>2051</text:p>
          </table:table-cell>
        </table:table-row>
        <table:table-row table:style-name="ro1">
          <table:table-cell office:value-type="float" office:value="1.355">
            <text:p>1,3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3">
            <text:p>4173</text:p>
          </table:table-cell>
        </table:table-row>
        <table:table-row table:style-name="ro1">
          <table:table-cell office:value-type="float" office:value="2.268">
            <text:p>2,2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office:value-type="float" office:value="3.183">
            <text:p>3,1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62">
            <text:p>4662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float" office:value="2.389">
            <text:p>2,3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3.197">
            <text:p>3,1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61">
            <text:p>4561</text:p>
          </table:table-cell>
        </table:table-row>
        <table:table-row table:style-name="ro1">
          <table:table-cell office:value-type="float" office:value="4.302">
            <text:p>4,3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31">
            <text:p>4531</text:p>
          </table:table-cell>
        </table:table-row>
        <table:table-row table:style-name="ro1">
          <table:table-cell office:value-type="float" office:value="1.356">
            <text:p>1,3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5">
            <text:p>4185</text:p>
          </table:table-cell>
        </table:table-row>
        <table:table-row table:style-name="ro1">
          <table:table-cell office:value-type="float" office:value="2.311">
            <text:p>2,3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float" office:value="1.357">
            <text:p>1,3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7">
            <text:p>4187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3.198">
            <text:p>3,1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69">
            <text:p>4569</text:p>
          </table:table-cell>
        </table:table-row>
        <table:table-row table:style-name="ro1">
          <table:table-cell office:value-type="float" office:value="2.269">
            <text:p>2,2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77">
            <text:p>3377</text:p>
          </table:table-cell>
        </table:table-row>
        <table:table-row table:style-name="ro1">
          <table:table-cell office:value-type="float" office:value="3.184">
            <text:p>3,1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79">
            <text:p>4679</text:p>
          </table:table-cell>
        </table:table-row>
        <table:table-row table:style-name="ro1">
          <table:table-cell office:value-type="float" office:value="2.312">
            <text:p>2,3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1.392">
            <text:p>1,3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46">
            <text:p>4046</text:p>
          </table:table-cell>
        </table:table-row>
        <table:table-row table:style-name="ro1">
          <table:table-cell office:value-type="float" office:value="3.199">
            <text:p>3,1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74">
            <text:p>4574</text:p>
          </table:table-cell>
        </table:table-row>
        <table:table-row table:style-name="ro1">
          <table:table-cell office:value-type="float" office:value="2.391">
            <text:p>2,3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82">
            <text:p>3382</text:p>
          </table:table-cell>
        </table:table-row>
        <table:table-row table:style-name="ro1">
          <table:table-cell office:value-type="float" office:value="1.358">
            <text:p>1,3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6">
            <text:p>4206</text:p>
          </table:table-cell>
        </table:table-row>
        <table:table-row table:style-name="ro1">
          <table:table-cell office:value-type="float" office:value="2.392">
            <text:p>2,3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2.214">
            <text:p>2,2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float" office:value="3.185">
            <text:p>3,1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93">
            <text:p>4693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85">
            <text:p>4585</text:p>
          </table:table-cell>
        </table:table-row>
        <table:table-row table:style-name="ro1">
          <table:table-cell office:value-type="float" office:value="2.271">
            <text:p>2,2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float" office:value="1.359">
            <text:p>1,3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office:value-type="float" office:value="1.394">
            <text:p>1,3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66">
            <text:p>4066</text:p>
          </table:table-cell>
        </table:table-row>
        <table:table-row table:style-name="ro1">
          <table:table-cell office:value-type="float" office:value="2.313">
            <text:p>2,3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float" office:value="1.531">
            <text:p>1,5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float" office:value="2.393">
            <text:p>2,3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3.186">
            <text:p>3,1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07">
            <text:p>4707</text:p>
          </table:table-cell>
        </table:table-row>
        <table:table-row table:style-name="ro1">
          <table:table-cell office:value-type="float" office:value="4.303">
            <text:p>4,3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86">
            <text:p>4586</text:p>
          </table:table-cell>
        </table:table-row>
        <table:table-row table:style-name="ro1">
          <table:table-cell office:value-type="float" office:value="2.394">
            <text:p>2,3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3">
            <text:p>4233</text:p>
          </table:table-cell>
        </table:table-row>
        <table:table-row table:style-name="ro1">
          <table:table-cell office:value-type="float" office:value="1.533">
            <text:p>1,5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2.314">
            <text:p>2,3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float" office:value="1.396">
            <text:p>1,3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78">
            <text:p>4078</text:p>
          </table:table-cell>
        </table:table-row>
        <table:table-row table:style-name="ro1">
          <table:table-cell office:value-type="float" office:value="4.304">
            <text:p>4,3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99">
            <text:p>4599</text:p>
          </table:table-cell>
        </table:table-row>
        <table:table-row table:style-name="ro1">
          <table:table-cell office:value-type="float" office:value="3.187">
            <text:p>3,1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19">
            <text:p>4719</text:p>
          </table:table-cell>
        </table:table-row>
        <table:table-row table:style-name="ro1">
          <table:table-cell office:value-type="float" office:value="2.395">
            <text:p>2,3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2.215">
            <text:p>2,2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33">
            <text:p>3933</text:p>
          </table:table-cell>
        </table:table-row>
        <table:table-row table:style-name="ro1">
          <table:table-cell office:value-type="float" office:value="1.361">
            <text:p>1,3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48">
            <text:p>4248</text:p>
          </table:table-cell>
        </table:table-row>
        <table:table-row table:style-name="ro1">
          <table:table-cell office:value-type="float" office:value="2.396">
            <text:p>2,3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2.272">
            <text:p>2,2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8">
            <text:p>3418</text:p>
          </table:table-cell>
        </table:table-row>
        <table:table-row table:style-name="ro1">
          <table:table-cell office:value-type="float" office:value="1.362">
            <text:p>1,3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2.397">
            <text:p>2,3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2.315">
            <text:p>2,3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08">
            <text:p>2708</text:p>
          </table:table-cell>
        </table:table-row>
        <table:table-row table:style-name="ro1">
          <table:table-cell office:value-type="float" office:value="2.398">
            <text:p>2,3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37">
            <text:p>4737</text:p>
          </table:table-cell>
        </table:table-row>
        <table:table-row table:style-name="ro1">
          <table:table-cell office:value-type="float" office:value="2.273">
            <text:p>2,2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3">
            <text:p>3413</text:p>
          </table:table-cell>
        </table:table-row>
        <table:table-row table:style-name="ro1">
          <table:table-cell office:value-type="float" office:value="3.201">
            <text:p>3,2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42">
            <text:p>4642</text:p>
          </table:table-cell>
        </table:table-row>
        <table:table-row table:style-name="ro1">
          <table:table-cell office:value-type="float" office:value="1.397">
            <text:p>1,3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0">
            <text:p>4110</text:p>
          </table:table-cell>
        </table:table-row>
        <table:table-row table:style-name="ro1">
          <table:table-cell office:value-type="float" office:value="2.316">
            <text:p>2,3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float" office:value="2.399">
            <text:p>2,3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1.363">
            <text:p>1,3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0">
            <text:p>4270</text:p>
          </table:table-cell>
        </table:table-row>
        <table:table-row table:style-name="ro1">
          <table:table-cell office:value-type="float" office:value="2.274">
            <text:p>2,2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04">
            <text:p>3404</text:p>
          </table:table-cell>
        </table:table-row>
        <table:table-row table:style-name="ro1">
          <table:table-cell office:value-type="float" office:value="1.537">
            <text:p>1,5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9">
            <text:p>3489</text:p>
          </table:table-cell>
        </table:table-row>
        <table:table-row table:style-name="ro1">
          <table:table-cell office:value-type="float" office:value="1.398">
            <text:p>1,3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2">
            <text:p>4122</text:p>
          </table:table-cell>
        </table:table-row>
        <table:table-row table:style-name="ro1">
          <table:table-cell office:value-type="float" office:value="2.317">
            <text:p>2,3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1.538">
            <text:p>1,5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5">
            <text:p>3495</text:p>
          </table:table-cell>
        </table:table-row>
        <table:table-row table:style-name="ro1">
          <table:table-cell office:value-type="float" office:value="1.364">
            <text:p>1,3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3">
            <text:p>4283</text:p>
          </table:table-cell>
        </table:table-row>
        <table:table-row table:style-name="ro1">
          <table:table-cell office:value-type="float" office:value="4.305">
            <text:p>4,3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652">
            <text:p>4652</text:p>
          </table:table-cell>
        </table:table-row>
        <table:table-row table:style-name="ro1">
          <table:table-cell office:value-type="float" office:value="1.539">
            <text:p>1,5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1.365">
            <text:p>1,3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5">
            <text:p>4285</text:p>
          </table:table-cell>
        </table:table-row>
        <table:table-row table:style-name="ro1">
          <table:table-cell office:value-type="float" office:value="2.216">
            <text:p>2,2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84">
            <text:p>3984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1">
            <text:p>3501</text:p>
          </table:table-cell>
        </table:table-row>
        <table:table-row table:style-name="ro1">
          <table:table-cell office:value-type="float" office:value="1.402">
            <text:p>1,4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7">
            <text:p>4127</text:p>
          </table:table-cell>
        </table:table-row>
        <table:table-row table:style-name="ro1">
          <table:table-cell office:value-type="float" office:value="2.275">
            <text:p>2,2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3">
            <text:p>3413</text:p>
          </table:table-cell>
        </table:table-row>
        <table:table-row table:style-name="ro1">
          <table:table-cell office:value-type="float" office:value="3.202">
            <text:p>3,2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81">
            <text:p>4681</text:p>
          </table:table-cell>
        </table:table-row>
        <table:table-row table:style-name="ro1">
          <table:table-cell office:value-type="float" office:value="1.366">
            <text:p>1,3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98">
            <text:p>4298</text:p>
          </table:table-cell>
        </table:table-row>
        <table:table-row table:style-name="ro1">
          <table:table-cell office:value-type="float" office:value="2.318">
            <text:p>2,3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4">
            <text:p>2744</text:p>
          </table:table-cell>
        </table:table-row>
        <table:table-row table:style-name="ro1">
          <table:table-cell office:value-type="float" office:value="1.543">
            <text:p>1,5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float" office:value="1.404">
            <text:p>1,4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4">
            <text:p>4134</text:p>
          </table:table-cell>
        </table:table-row>
        <table:table-row table:style-name="ro1">
          <table:table-cell office:value-type="float" office:value="2.276">
            <text:p>2,2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09">
            <text:p>3409</text:p>
          </table:table-cell>
        </table:table-row>
        <table:table-row table:style-name="ro1">
          <table:table-cell office:value-type="float" office:value="1.544">
            <text:p>1,5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2">
            <text:p>3502</text:p>
          </table:table-cell>
        </table:table-row>
        <table:table-row table:style-name="ro1">
          <table:table-cell office:value-type="float" office:value="1.367">
            <text:p>1,3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06">
            <text:p>4306</text:p>
          </table:table-cell>
        </table:table-row>
        <table:table-row table:style-name="ro1">
          <table:table-cell office:value-type="float" office:value="2.319">
            <text:p>2,3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1.545">
            <text:p>1,5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1.368">
            <text:p>1,3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11">
            <text:p>4311</text:p>
          </table:table-cell>
        </table:table-row>
        <table:table-row table:style-name="ro1">
          <table:table-cell office:value-type="float" office:value="2.277">
            <text:p>2,2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02">
            <text:p>3402</text:p>
          </table:table-cell>
        </table:table-row>
        <table:table-row table:style-name="ro1">
          <table:table-cell office:value-type="float" office:value="1.546">
            <text:p>1,5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1.369">
            <text:p>1,3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9">
            <text:p>3489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16">
            <text:p>4316</text:p>
          </table:table-cell>
        </table:table-row>
        <table:table-row table:style-name="ro1">
          <table:table-cell office:value-type="float" office:value="1.548">
            <text:p>1,5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7">
            <text:p>3487</text:p>
          </table:table-cell>
        </table:table-row>
        <table:table-row table:style-name="ro1">
          <table:table-cell office:value-type="float" office:value="4.306">
            <text:p>4,3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07">
            <text:p>4707</text:p>
          </table:table-cell>
        </table:table-row>
        <table:table-row table:style-name="ro1">
          <table:table-cell office:value-type="float" office:value="1.371">
            <text:p>1,3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18">
            <text:p>4318</text:p>
          </table:table-cell>
        </table:table-row>
        <table:table-row table:style-name="ro1">
          <table:table-cell office:value-type="float" office:value="2.217">
            <text:p>2,2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35">
            <text:p>4035</text:p>
          </table:table-cell>
        </table:table-row>
        <table:table-row table:style-name="ro1">
          <table:table-cell office:value-type="float" office:value="3.203">
            <text:p>3,2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25">
            <text:p>4725</text:p>
          </table:table-cell>
        </table:table-row>
        <table:table-row table:style-name="ro1">
          <table:table-cell office:value-type="float" office:value="1.372">
            <text:p>1,3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23">
            <text:p>4323</text:p>
          </table:table-cell>
        </table:table-row>
        <table:table-row table:style-name="ro1">
          <table:table-cell office:value-type="float" office:value="4.307">
            <text:p>4,3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1.549">
            <text:p>1,5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0">
            <text:p>3490</text:p>
          </table:table-cell>
        </table:table-row>
        <table:table-row table:style-name="ro1">
          <table:table-cell office:value-type="float" office:value="1.373">
            <text:p>1,3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25">
            <text:p>4325</text:p>
          </table:table-cell>
        </table:table-row>
        <table:table-row table:style-name="ro1">
          <table:table-cell office:value-type="float" office:value="2.321">
            <text:p>2,3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2">
            <text:p>2782</text:p>
          </table:table-cell>
        </table:table-row>
        <table:table-row table:style-name="ro1">
          <table:table-cell office:value-type="float" office:value="1.551">
            <text:p>1,5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6">
            <text:p>3476</text:p>
          </table:table-cell>
        </table:table-row>
        <table:table-row table:style-name="ro1">
          <table:table-cell office:value-type="float" office:value="2.279">
            <text:p>2,2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96">
            <text:p>3396</text:p>
          </table:table-cell>
        </table:table-row>
        <table:table-row table:style-name="ro1">
          <table:table-cell office:value-type="float" office:value="1.415">
            <text:p>1,4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office:value-type="float" office:value="1.552">
            <text:p>1,5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7">
            <text:p>3477</text:p>
          </table:table-cell>
        </table:table-row>
        <table:table-row table:style-name="ro1">
          <table:table-cell office:value-type="float" office:value="1.374">
            <text:p>1,3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36">
            <text:p>4336</text:p>
          </table:table-cell>
        </table:table-row>
        <table:table-row table:style-name="ro1">
          <table:table-cell office:value-type="float" office:value="2.322">
            <text:p>2,3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office:value-type="float" office:value="1.553">
            <text:p>1,5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1">
            <text:p>3471</text:p>
          </table:table-cell>
        </table:table-row>
        <table:table-row table:style-name="ro1">
          <table:table-cell office:value-type="float" office:value="4.308">
            <text:p>4,3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41">
            <text:p>4741</text:p>
          </table:table-cell>
        </table:table-row>
        <table:table-row table:style-name="ro1">
          <table:table-cell office:value-type="float" office:value="1.416">
            <text:p>1,4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5">
            <text:p>4155</text:p>
          </table:table-cell>
        </table:table-row>
        <table:table-row table:style-name="ro1">
          <table:table-cell office:value-type="float" office:value="1.554">
            <text:p>1,5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0">
            <text:p>3470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45">
            <text:p>4345</text:p>
          </table:table-cell>
        </table:table-row>
        <table:table-row table:style-name="ro1">
          <table:table-cell office:value-type="float" office:value="2.323">
            <text:p>2,3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96">
            <text:p>2796</text:p>
          </table:table-cell>
        </table:table-row>
        <table:table-row table:style-name="ro1">
          <table:table-cell office:value-type="float" office:value="4.309">
            <text:p>4,3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49">
            <text:p>4749</text:p>
          </table:table-cell>
        </table:table-row>
        <table:table-row table:style-name="ro1">
          <table:table-cell office:value-type="float" office:value="1.376">
            <text:p>1,3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50">
            <text:p>4350</text:p>
          </table:table-cell>
        </table:table-row>
        <table:table-row table:style-name="ro1">
          <table:table-cell office:value-type="float" office:value="3.204">
            <text:p>3,2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70">
            <text:p>4770</text:p>
          </table:table-cell>
        </table:table-row>
        <table:table-row table:style-name="ro1">
          <table:table-cell office:value-type="float" office:value="2.218">
            <text:p>2,2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83">
            <text:p>4083</text:p>
          </table:table-cell>
        </table:table-row>
        <table:table-row table:style-name="ro1">
          <table:table-cell office:value-type="float" office:value="1.377">
            <text:p>1,3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52">
            <text:p>4352</text:p>
          </table:table-cell>
        </table:table-row>
        <table:table-row table:style-name="ro1">
          <table:table-cell office:value-type="float" office:value="1.555">
            <text:p>1,5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60">
            <text:p>4760</text:p>
          </table:table-cell>
        </table:table-row>
        <table:table-row table:style-name="ro1">
          <table:table-cell office:value-type="float" office:value="1.379">
            <text:p>1,3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50">
            <text:p>4350</text:p>
          </table:table-cell>
        </table:table-row>
        <table:table-row table:style-name="ro1">
          <table:table-cell office:value-type="float" office:value="1.557">
            <text:p>1,5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3">
            <text:p>3463</text:p>
          </table:table-cell>
        </table:table-row>
        <table:table-row table:style-name="ro1">
          <table:table-cell office:value-type="float" office:value="2.324">
            <text:p>2,3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1.381">
            <text:p>1,3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49">
            <text:p>4349</text:p>
          </table:table-cell>
        </table:table-row>
        <table:table-row table:style-name="ro1">
          <table:table-cell office:value-type="float" office:value="2.278">
            <text:p>2,2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float" office:value="4.311">
            <text:p>4,3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70">
            <text:p>4770</text:p>
          </table:table-cell>
        </table:table-row>
        <table:table-row table:style-name="ro1">
          <table:table-cell office:value-type="float" office:value="1.558">
            <text:p>1,5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3">
            <text:p>3463</text:p>
          </table:table-cell>
        </table:table-row>
        <table:table-row table:style-name="ro1">
          <table:table-cell office:value-type="float" office:value="1.382">
            <text:p>1,3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55">
            <text:p>4355</text:p>
          </table:table-cell>
        </table:table-row>
        <table:table-row table:style-name="ro1">
          <table:table-cell office:value-type="float" office:value="2.325">
            <text:p>2,3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1.559">
            <text:p>1,5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1.385">
            <text:p>1,3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.312">
            <text:p>4,3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78">
            <text:p>4778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1.428">
            <text:p>1,4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3">
            <text:p>4163</text:p>
          </table:table-cell>
        </table:table-row>
        <table:table-row table:style-name="ro1">
          <table:table-cell office:value-type="float" office:value="2.326">
            <text:p>2,3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34">
            <text:p>2834</text:p>
          </table:table-cell>
        </table:table-row>
        <table:table-row table:style-name="ro1">
          <table:table-cell office:value-type="float" office:value="1.386">
            <text:p>1,3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59">
            <text:p>4359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office:value-type="float" office:value="1.561">
            <text:p>1,5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4.313">
            <text:p>4,3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91">
            <text:p>4791</text:p>
          </table:table-cell>
        </table:table-row>
        <table:table-row table:style-name="ro1">
          <table:table-cell office:value-type="float" office:value="1.387">
            <text:p>1,3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61">
            <text:p>4361</text:p>
          </table:table-cell>
        </table:table-row>
        <table:table-row table:style-name="ro1">
          <table:table-cell office:value-type="float" office:value="2.219">
            <text:p>2,2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34">
            <text:p>4134</text:p>
          </table:table-cell>
        </table:table-row>
        <table:table-row table:style-name="ro1">
          <table:table-cell office:value-type="float" office:value="1.562">
            <text:p>1,5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7">
            <text:p>4177</text:p>
          </table:table-cell>
        </table:table-row>
        <table:table-row table:style-name="ro1">
          <table:table-cell office:value-type="float" office:value="4.314">
            <text:p>4,3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99">
            <text:p>4799</text:p>
          </table:table-cell>
        </table:table-row>
        <table:table-row table:style-name="ro1">
          <table:table-cell office:value-type="float" office:value="1.388">
            <text:p>1,3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float" office:value="1.563">
            <text:p>1,5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2.327">
            <text:p>2,3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office:value-type="float" office:value="2.281">
            <text:p>2,2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6">
            <text:p>3466</text:p>
          </table:table-cell>
        </table:table-row>
        <table:table-row table:style-name="ro1">
          <table:table-cell office:value-type="float" office:value="1.389">
            <text:p>1,3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6">
            <text:p>4376</text:p>
          </table:table-cell>
        </table:table-row>
        <table:table-row table:style-name="ro1">
          <table:table-cell office:value-type="float" office:value="1.564">
            <text:p>1,5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4.315">
            <text:p>4,3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10">
            <text:p>4810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80">
            <text:p>4380</text:p>
          </table:table-cell>
        </table:table-row>
        <table:table-row table:style-name="ro1">
          <table:table-cell office:value-type="float" office:value="3.205">
            <text:p>3,2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5">
            <text:p>4855</text:p>
          </table:table-cell>
        </table:table-row>
        <table:table-row table:style-name="ro1">
          <table:table-cell office:value-type="float" office:value="2.328">
            <text:p>2,3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float" office:value="1.391">
            <text:p>1,3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82">
            <text:p>4382</text:p>
          </table:table-cell>
        </table:table-row>
        <table:table-row table:style-name="ro1">
          <table:table-cell office:value-type="float" office:value="3.206">
            <text:p>3,2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4.316">
            <text:p>4,3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1.393">
            <text:p>1,3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80">
            <text:p>4380</text:p>
          </table:table-cell>
        </table:table-row>
        <table:table-row table:style-name="ro1">
          <table:table-cell office:value-type="float" office:value="3.207">
            <text:p>3,2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2.329">
            <text:p>2,3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1.395">
            <text:p>1,3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9">
            <text:p>4379</text:p>
          </table:table-cell>
        </table:table-row>
        <table:table-row table:style-name="ro1">
          <table:table-cell office:value-type="float" office:value="3.208">
            <text:p>3,2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7">
            <text:p>4857</text:p>
          </table:table-cell>
        </table:table-row>
        <table:table-row table:style-name="ro1">
          <table:table-cell office:value-type="float" office:value="4.317">
            <text:p>4,3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31">
            <text:p>4831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office:value-type="float" office:value="3.209">
            <text:p>3,2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5">
            <text:p>4855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office:value-type="float" office:value="1.399">
            <text:p>1,3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6">
            <text:p>4376</text:p>
          </table:table-cell>
        </table:table-row>
        <table:table-row table:style-name="ro1">
          <table:table-cell office:value-type="float" office:value="4.318">
            <text:p>4,3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8">
            <text:p>4858</text:p>
          </table:table-cell>
        </table:table-row>
        <table:table-row table:style-name="ro1">
          <table:table-cell office:value-type="float" office:value="1.401">
            <text:p>1,4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float" office:value="3.211">
            <text:p>3,2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float" office:value="1.444">
            <text:p>1,4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9">
            <text:p>4189</text:p>
          </table:table-cell>
        </table:table-row>
        <table:table-row table:style-name="ro1">
          <table:table-cell office:value-type="float" office:value="3.212">
            <text:p>3,2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4.319">
            <text:p>4,3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51">
            <text:p>4851</text:p>
          </table:table-cell>
        </table:table-row>
        <table:table-row table:style-name="ro1">
          <table:table-cell office:value-type="float" office:value="1.451">
            <text:p>1,4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3">
            <text:p>4163</text:p>
          </table:table-cell>
        </table:table-row>
        <table:table-row table:style-name="ro1">
          <table:table-cell office:value-type="float" office:value="3.213">
            <text:p>3,2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2.331">
            <text:p>2,3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office:value-type="float" office:value="1.455">
            <text:p>1,4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2">
            <text:p>4152</text:p>
          </table:table-cell>
        </table:table-row>
        <table:table-row table:style-name="ro1">
          <table:table-cell office:value-type="float" office:value="3.214">
            <text:p>3,2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5">
            <text:p>4855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1.458">
            <text:p>1,4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office:value-type="float" office:value="3.215">
            <text:p>3,2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2.332">
            <text:p>2,3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1.459">
            <text:p>1,4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9">
            <text:p>4149</text:p>
          </table:table-cell>
        </table:table-row>
        <table:table-row table:style-name="ro1">
          <table:table-cell office:value-type="float" office:value="4.321">
            <text:p>4,3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67">
            <text:p>4867</text:p>
          </table:table-cell>
        </table:table-row>
        <table:table-row table:style-name="ro1">
          <table:table-cell office:value-type="float" office:value="3.216">
            <text:p>3,2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1.463">
            <text:p>1,4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9">
            <text:p>4139</text:p>
          </table:table-cell>
        </table:table-row>
        <table:table-row table:style-name="ro1">
          <table:table-cell office:value-type="float" office:value="2.221">
            <text:p>2,2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5">
            <text:p>4235</text:p>
          </table:table-cell>
        </table:table-row>
        <table:table-row table:style-name="ro1">
          <table:table-cell office:value-type="float" office:value="3.217">
            <text:p>3,2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1.464">
            <text:p>1,4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office:value-type="float" office:value="4.322">
            <text:p>4,3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78">
            <text:p>4878</text:p>
          </table:table-cell>
        </table:table-row>
        <table:table-row table:style-name="ro1">
          <table:table-cell office:value-type="float" office:value="3.218">
            <text:p>3,2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5">
            <text:p>4855</text:p>
          </table:table-cell>
        </table:table-row>
        <table:table-row table:style-name="ro1">
          <table:table-cell office:value-type="float" office:value="1.466">
            <text:p>1,4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1">
            <text:p>4141</text:p>
          </table:table-cell>
        </table:table-row>
        <table:table-row table:style-name="ro1">
          <table:table-cell office:value-type="float" office:value="2.333">
            <text:p>2,3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31">
            <text:p>2931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3">
            <text:p>4853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0">
            <text:p>4130</text:p>
          </table:table-cell>
        </table:table-row>
        <table:table-row table:style-name="ro1">
          <table:table-cell office:value-type="float" office:value="4.323">
            <text:p>4,3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86">
            <text:p>4886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1.472">
            <text:p>1,4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0">
            <text:p>4130</text:p>
          </table:table-cell>
        </table:table-row>
        <table:table-row table:style-name="ro1">
          <table:table-cell office:value-type="float" office:value="2.334">
            <text:p>2,3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3.221">
            <text:p>3,2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3">
            <text:p>4853</text:p>
          </table:table-cell>
        </table:table-row>
        <table:table-row table:style-name="ro1">
          <table:table-cell office:value-type="float" office:value="4.324">
            <text:p>4,3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94">
            <text:p>4894</text:p>
          </table:table-cell>
        </table:table-row>
        <table:table-row table:style-name="ro1">
          <table:table-cell office:value-type="float" office:value="1.473">
            <text:p>1,4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2">
            <text:p>4132</text:p>
          </table:table-cell>
        </table:table-row>
        <table:table-row table:style-name="ro1">
          <table:table-cell office:value-type="float" office:value="3.222">
            <text:p>3,2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3">
            <text:p>4853</text:p>
          </table:table-cell>
        </table:table-row>
        <table:table-row table:style-name="ro1">
          <table:table-cell office:value-type="float" office:value="1.474">
            <text:p>1,4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6">
            <text:p>4136</text:p>
          </table:table-cell>
        </table:table-row>
        <table:table-row table:style-name="ro1">
          <table:table-cell office:value-type="float" office:value="2.222">
            <text:p>2,2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9">
            <text:p>4269</text:p>
          </table:table-cell>
        </table:table-row>
        <table:table-row table:style-name="ro1">
          <table:table-cell office:value-type="float" office:value="3.223">
            <text:p>3,2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2">
            <text:p>4852</text:p>
          </table:table-cell>
        </table:table-row>
        <table:table-row table:style-name="ro1">
          <table:table-cell office:value-type="float" office:value="1.475">
            <text:p>1,4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7">
            <text:p>4137</text:p>
          </table:table-cell>
        </table:table-row>
        <table:table-row table:style-name="ro1">
          <table:table-cell office:value-type="float" office:value="4.325">
            <text:p>4,3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07">
            <text:p>4907</text:p>
          </table:table-cell>
        </table:table-row>
        <table:table-row table:style-name="ro1">
          <table:table-cell office:value-type="float" office:value="3.224">
            <text:p>3,2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3">
            <text:p>4853</text:p>
          </table:table-cell>
        </table:table-row>
        <table:table-row table:style-name="ro1">
          <table:table-cell office:value-type="float" office:value="1.476">
            <text:p>1,4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1">
            <text:p>4141</text:p>
          </table:table-cell>
        </table:table-row>
        <table:table-row table:style-name="ro1">
          <table:table-cell office:value-type="float" office:value="2.335">
            <text:p>2,3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3.225">
            <text:p>3,2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2">
            <text:p>4852</text:p>
          </table:table-cell>
        </table:table-row>
        <table:table-row table:style-name="ro1">
          <table:table-cell office:value-type="float" office:value="1.477">
            <text:p>1,4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2">
            <text:p>4142</text:p>
          </table:table-cell>
        </table:table-row>
        <table:table-row table:style-name="ro1">
          <table:table-cell office:value-type="float" office:value="4.327">
            <text:p>4,3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3.226">
            <text:p>3,2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1.478">
            <text:p>1,4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office:value-type="float" office:value="2.336">
            <text:p>2,3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3.227">
            <text:p>3,2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2">
            <text:p>4852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5">
            <text:p>4145</text:p>
          </table:table-cell>
        </table:table-row>
        <table:table-row table:style-name="ro1">
          <table:table-cell office:value-type="float" office:value="4.328">
            <text:p>4,3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3.228">
            <text:p>3,2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3">
            <text:p>4853</text:p>
          </table:table-cell>
        </table:table-row>
        <table:table-row table:style-name="ro1">
          <table:table-cell office:value-type="float" office:value="1.481">
            <text:p>1,4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office:value-type="float" office:value="3.229">
            <text:p>3,2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2.337">
            <text:p>2,3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1.482">
            <text:p>1,4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2">
            <text:p>4152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1">
            <text:p>4851</text:p>
          </table:table-cell>
        </table:table-row>
        <table:table-row table:style-name="ro1">
          <table:table-cell office:value-type="float" office:value="4.331">
            <text:p>4,3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22">
            <text:p>4922</text:p>
          </table:table-cell>
        </table:table-row>
        <table:table-row table:style-name="ro1">
          <table:table-cell office:value-type="float" office:value="1.483">
            <text:p>1,4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4">
            <text:p>4154</text:p>
          </table:table-cell>
        </table:table-row>
        <table:table-row table:style-name="ro1">
          <table:table-cell office:value-type="float" office:value="2.223">
            <text:p>2,2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21">
            <text:p>4321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8">
            <text:p>4158</text:p>
          </table:table-cell>
        </table:table-row>
        <table:table-row table:style-name="ro1">
          <table:table-cell office:value-type="float" office:value="4.332">
            <text:p>4,3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31">
            <text:p>4931</text:p>
          </table:table-cell>
        </table:table-row>
        <table:table-row table:style-name="ro1">
          <table:table-cell office:value-type="float" office:value="1.485">
            <text:p>1,4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9">
            <text:p>4159</text:p>
          </table:table-cell>
        </table:table-row>
        <table:table-row table:style-name="ro1">
          <table:table-cell office:value-type="float" office:value="2.338">
            <text:p>2,3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1.486">
            <text:p>1,4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3">
            <text:p>4163</text:p>
          </table:table-cell>
        </table:table-row>
        <table:table-row table:style-name="ro1">
          <table:table-cell office:value-type="float" office:value="4.333">
            <text:p>4,3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39">
            <text:p>4939</text:p>
          </table:table-cell>
        </table:table-row>
        <table:table-row table:style-name="ro1">
          <table:table-cell office:value-type="float" office:value="1.487">
            <text:p>1,4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4">
            <text:p>4164</text:p>
          </table:table-cell>
        </table:table-row>
        <table:table-row table:style-name="ro1">
          <table:table-cell office:value-type="float" office:value="2.339">
            <text:p>2,3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float" office:value="1.488">
            <text:p>1,4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8">
            <text:p>4168</text:p>
          </table:table-cell>
        </table:table-row>
        <table:table-row table:style-name="ro1">
          <table:table-cell office:value-type="float" office:value="4.334">
            <text:p>4,3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1.489">
            <text:p>1,4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4">
            <text:p>4174</text:p>
          </table:table-cell>
        </table:table-row>
        <table:table-row table:style-name="ro1">
          <table:table-cell office:value-type="float" office:value="4.335">
            <text:p>4,3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1.491">
            <text:p>1,4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5">
            <text:p>4175</text:p>
          </table:table-cell>
        </table:table-row>
        <table:table-row table:style-name="ro1">
          <table:table-cell office:value-type="float" office:value="2.224">
            <text:p>2,2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70">
            <text:p>4370</text:p>
          </table:table-cell>
        </table:table-row>
        <table:table-row table:style-name="ro1">
          <table:table-cell office:value-type="float" office:value="1.492">
            <text:p>1,4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0">
            <text:p>4180</text:p>
          </table:table-cell>
        </table:table-row>
        <table:table-row table:style-name="ro1">
          <table:table-cell office:value-type="float" office:value="4.336">
            <text:p>4,3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67">
            <text:p>4967</text:p>
          </table:table-cell>
        </table:table-row>
        <table:table-row table:style-name="ro1">
          <table:table-cell office:value-type="float" office:value="1.493">
            <text:p>1,4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1">
            <text:p>4181</text:p>
          </table:table-cell>
        </table:table-row>
        <table:table-row table:style-name="ro1">
          <table:table-cell office:value-type="float" office:value="2.341">
            <text:p>2,3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float" office:value="1.494">
            <text:p>1,4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office:value-type="float" office:value="4.337">
            <text:p>4,3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79">
            <text:p>4979</text:p>
          </table:table-cell>
        </table:table-row>
        <table:table-row table:style-name="ro1">
          <table:table-cell office:value-type="float" office:value="1.495">
            <text:p>1,4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office:value-type="float" office:value="2.342">
            <text:p>2,3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1.496">
            <text:p>1,4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float" office:value="2.343">
            <text:p>2,3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1.497">
            <text:p>1,4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87">
            <text:p>4987</text:p>
          </table:table-cell>
        </table:table-row>
        <table:table-row table:style-name="ro1">
          <table:table-cell office:value-type="float" office:value="1.498">
            <text:p>1,4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95">
            <text:p>4195</text:p>
          </table:table-cell>
        </table:table-row>
        <table:table-row table:style-name="ro1">
          <table:table-cell office:value-type="float" office:value="2.225">
            <text:p>2,2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14">
            <text:p>4414</text:p>
          </table:table-cell>
        </table:table-row>
        <table:table-row table:style-name="ro1">
          <table:table-cell office:value-type="float" office:value="1.499">
            <text:p>1,4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96">
            <text:p>4196</text:p>
          </table:table-cell>
        </table:table-row>
        <table:table-row table:style-name="ro1">
          <table:table-cell office:value-type="float" office:value="2.344">
            <text:p>2,3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55">
            <text:p>305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1">
            <text:p>4201</text:p>
          </table:table-cell>
        </table:table-row>
        <table:table-row table:style-name="ro1">
          <table:table-cell office:value-type="float" office:value="4.341">
            <text:p>4,3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1.501">
            <text:p>1,5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2">
            <text:p>4202</text:p>
          </table:table-cell>
        </table:table-row>
        <table:table-row table:style-name="ro1">
          <table:table-cell office:value-type="float" office:value="2.345">
            <text:p>2,3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float" office:value="1.502">
            <text:p>1,5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2.346">
            <text:p>2,3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float" office:value="1.503">
            <text:p>1,5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8">
            <text:p>4208</text:p>
          </table:table-cell>
        </table:table-row>
        <table:table-row table:style-name="ro1">
          <table:table-cell office:value-type="float" office:value="2.226">
            <text:p>2,2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43">
            <text:p>4443</text:p>
          </table:table-cell>
        </table:table-row>
        <table:table-row table:style-name="ro1">
          <table:table-cell office:value-type="float" office:value="1.504">
            <text:p>1,5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3">
            <text:p>4213</text:p>
          </table:table-cell>
        </table:table-row>
        <table:table-row table:style-name="ro1">
          <table:table-cell office:value-type="float" office:value="2.347">
            <text:p>2,3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office:value-type="float" office:value="1.505">
            <text:p>1,5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4">
            <text:p>4214</text:p>
          </table:table-cell>
        </table:table-row>
        <table:table-row table:style-name="ro1">
          <table:table-cell office:value-type="float" office:value="2.348">
            <text:p>2,3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float" office:value="1.506">
            <text:p>1,5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8">
            <text:p>4218</text:p>
          </table:table-cell>
        </table:table-row>
        <table:table-row table:style-name="ro1">
          <table:table-cell office:value-type="float" office:value="1.507">
            <text:p>1,5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8">
            <text:p>4218</text:p>
          </table:table-cell>
        </table:table-row>
        <table:table-row table:style-name="ro1">
          <table:table-cell office:value-type="float" office:value="4.344">
            <text:p>4,3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36">
            <text:p>5036</text:p>
          </table:table-cell>
        </table:table-row>
        <table:table-row table:style-name="ro1">
          <table:table-cell office:value-type="float" office:value="1.508">
            <text:p>1,5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2">
            <text:p>4222</text:p>
          </table:table-cell>
        </table:table-row>
        <table:table-row table:style-name="ro1">
          <table:table-cell office:value-type="float" office:value="2.349">
            <text:p>2,3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79">
            <text:p>3079</text:p>
          </table:table-cell>
        </table:table-row>
        <table:table-row table:style-name="ro1">
          <table:table-cell office:value-type="float" office:value="1.509">
            <text:p>1,5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float" office:value="2.227">
            <text:p>2,2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75">
            <text:p>4475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6">
            <text:p>4226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88">
            <text:p>3088</text:p>
          </table:table-cell>
        </table:table-row>
        <table:table-row table:style-name="ro1">
          <table:table-cell office:value-type="float" office:value="1.511">
            <text:p>1,5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7">
            <text:p>4227</text:p>
          </table:table-cell>
        </table:table-row>
        <table:table-row table:style-name="ro1">
          <table:table-cell office:value-type="float" office:value="4.345">
            <text:p>4,3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60">
            <text:p>5060</text:p>
          </table:table-cell>
        </table:table-row>
        <table:table-row table:style-name="ro1">
          <table:table-cell office:value-type="float" office:value="1.512">
            <text:p>1,5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office:value-type="float" office:value="2.351">
            <text:p>2,3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float" office:value="1.513">
            <text:p>1,5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4">
            <text:p>4234</text:p>
          </table:table-cell>
        </table:table-row>
        <table:table-row table:style-name="ro1">
          <table:table-cell office:value-type="float" office:value="4.346">
            <text:p>4,3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71">
            <text:p>5071</text:p>
          </table:table-cell>
        </table:table-row>
        <table:table-row table:style-name="ro1">
          <table:table-cell office:value-type="float" office:value="1.514">
            <text:p>1,5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8">
            <text:p>4238</text:p>
          </table:table-cell>
        </table:table-row>
        <table:table-row table:style-name="ro1">
          <table:table-cell office:value-type="float" office:value="2.228">
            <text:p>2,2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01">
            <text:p>4501</text:p>
          </table:table-cell>
        </table:table-row>
        <table:table-row table:style-name="ro1">
          <table:table-cell office:value-type="float" office:value="1.515">
            <text:p>1,5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office:value-type="float" office:value="2.352">
            <text:p>2,3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1.516">
            <text:p>1,5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44">
            <text:p>4244</text:p>
          </table:table-cell>
        </table:table-row>
        <table:table-row table:style-name="ro1">
          <table:table-cell office:value-type="float" office:value="4.347">
            <text:p>4,3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1.517">
            <text:p>1,5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47">
            <text:p>4247</text:p>
          </table:table-cell>
        </table:table-row>
        <table:table-row table:style-name="ro1">
          <table:table-cell office:value-type="float" office:value="2.353">
            <text:p>2,3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float" office:value="2.229">
            <text:p>2,2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20">
            <text:p>4520</text:p>
          </table:table-cell>
        </table:table-row>
        <table:table-row table:style-name="ro1">
          <table:table-cell office:value-type="float" office:value="1.518">
            <text:p>1,5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float" office:value="2.354">
            <text:p>2,3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20">
            <text:p>3120</text:p>
          </table:table-cell>
        </table:table-row>
        <table:table-row table:style-name="ro1">
          <table:table-cell office:value-type="float" office:value="1.519">
            <text:p>1,5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4">
            <text:p>4254</text:p>
          </table:table-cell>
        </table:table-row>
        <table:table-row table:style-name="ro1">
          <table:table-cell office:value-type="float" office:value="2.355">
            <text:p>2,3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19">
            <text:p>3119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9">
            <text:p>4259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32">
            <text:p>4532</text:p>
          </table:table-cell>
        </table:table-row>
        <table:table-row table:style-name="ro1">
          <table:table-cell office:value-type="float" office:value="1.521">
            <text:p>1,5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0">
            <text:p>4260</text:p>
          </table:table-cell>
        </table:table-row>
        <table:table-row table:style-name="ro1">
          <table:table-cell office:value-type="float" office:value="2.356">
            <text:p>2,3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float" office:value="1.522">
            <text:p>1,5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2.357">
            <text:p>2,3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float" office:value="1.523">
            <text:p>1,5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5">
            <text:p>4265</text:p>
          </table:table-cell>
        </table:table-row>
        <table:table-row table:style-name="ro1">
          <table:table-cell office:value-type="float" office:value="1.524">
            <text:p>1,5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9">
            <text:p>4269</text:p>
          </table:table-cell>
        </table:table-row>
        <table:table-row table:style-name="ro1">
          <table:table-cell office:value-type="float" office:value="2.358">
            <text:p>2,3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float" office:value="1.525">
            <text:p>1,5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0">
            <text:p>4270</text:p>
          </table:table-cell>
        </table:table-row>
        <table:table-row table:style-name="ro1">
          <table:table-cell office:value-type="float" office:value="2.231">
            <text:p>2,2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53">
            <text:p>4553</text:p>
          </table:table-cell>
        </table:table-row>
        <table:table-row table:style-name="ro1">
          <table:table-cell office:value-type="float" office:value="2.359">
            <text:p>2,3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float" office:value="1.526">
            <text:p>1,5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5">
            <text:p>4275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float" office:value="1.527">
            <text:p>1,5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7">
            <text:p>4277</text:p>
          </table:table-cell>
        </table:table-row>
        <table:table-row table:style-name="ro1">
          <table:table-cell office:value-type="float" office:value="2.232">
            <text:p>2,2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65">
            <text:p>4565</text:p>
          </table:table-cell>
        </table:table-row>
        <table:table-row table:style-name="ro1">
          <table:table-cell office:value-type="float" office:value="1.528">
            <text:p>1,5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2">
            <text:p>4282</text:p>
          </table:table-cell>
        </table:table-row>
        <table:table-row table:style-name="ro1">
          <table:table-cell office:value-type="float" office:value="2.361">
            <text:p>2,3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2">
            <text:p>3142</text:p>
          </table:table-cell>
        </table:table-row>
        <table:table-row table:style-name="ro1">
          <table:table-cell office:value-type="float" office:value="1.529">
            <text:p>1,5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4">
            <text:p>4284</text:p>
          </table:table-cell>
        </table:table-row>
        <table:table-row table:style-name="ro1">
          <table:table-cell office:value-type="float" office:value="2.362">
            <text:p>2,3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8">
            <text:p>4288</text:p>
          </table:table-cell>
        </table:table-row>
        <table:table-row table:style-name="ro1">
          <table:table-cell office:value-type="float" office:value="2.233">
            <text:p>2,2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80">
            <text:p>4580</text:p>
          </table:table-cell>
        </table:table-row>
        <table:table-row table:style-name="ro1">
          <table:table-cell office:value-type="float" office:value="1.532">
            <text:p>1,5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6">
            <text:p>4286</text:p>
          </table:table-cell>
        </table:table-row>
        <table:table-row table:style-name="ro1">
          <table:table-cell office:value-type="float" office:value="2.363">
            <text:p>2,3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1.541">
            <text:p>1,5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float" office:value="2.364">
            <text:p>2,3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7">
            <text:p>4177</text:p>
          </table:table-cell>
        </table:table-row>
        <table:table-row table:style-name="ro1">
          <table:table-cell office:value-type="float" office:value="2.365">
            <text:p>2,3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1.556">
            <text:p>1,5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9">
            <text:p>4119</text:p>
          </table:table-cell>
        </table:table-row>
        <table:table-row table:style-name="ro1">
          <table:table-cell office:value-type="float" office:value="2.366">
            <text:p>2,3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2.367">
            <text:p>2,3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float" office:value="2.368">
            <text:p>2,3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68">
            <text:p>4568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257">
            <text:p>2,2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08">
            <text:p>4408</text:p>
          </table:table-cell>
        </table:table-row>
        <table:table-row table:style-name="ro1">
          <table:table-cell office:value-type="float" office:value="4.375">
            <text:p>4,3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4.384">
            <text:p>4,3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95">
            <text:p>5095</text:p>
          </table:table-cell>
        </table:table-row>
        <table:table-row table:style-name="ro1">
          <table:table-cell office:value-type="float" office:value="4.326">
            <text:p>4,3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4.329">
            <text:p>4,3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8">
            <text:p>5388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4.338">
            <text:p>4,3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4.339">
            <text:p>4,3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8">
            <text:p>5358</text:p>
          </table:table-cell>
        </table:table-row>
        <table:table-row table:style-name="ro1">
          <table:table-cell office:value-type="float" office:value="3.231">
            <text:p>3,2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27">
            <text:p>5327</text:p>
          </table:table-cell>
        </table:table-row>
        <table:table-row table:style-name="ro1">
          <table:table-cell office:value-type="float" office:value="4.342">
            <text:p>4,3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1">
            <text:p>5351</text:p>
          </table:table-cell>
        </table:table-row>
        <table:table-row table:style-name="ro1">
          <table:table-cell office:value-type="float" office:value="3.232">
            <text:p>3,2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30">
            <text:p>5330</text:p>
          </table:table-cell>
        </table:table-row>
        <table:table-row table:style-name="ro1">
          <table:table-cell office:value-type="float" office:value="4.343">
            <text:p>4,3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5">
            <text:p>5355</text:p>
          </table:table-cell>
        </table:table-row>
        <table:table-row table:style-name="ro1">
          <table:table-cell office:value-type="float" office:value="3.233">
            <text:p>3,2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29">
            <text:p>5329</text:p>
          </table:table-cell>
        </table:table-row>
        <table:table-row table:style-name="ro1">
          <table:table-cell office:value-type="float" office:value="4.348">
            <text:p>4,3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36">
            <text:p>5336</text:p>
          </table:table-cell>
        </table:table-row>
        <table:table-row table:style-name="ro1">
          <table:table-cell office:value-type="float" office:value="4.349">
            <text:p>4,3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3.234">
            <text:p>3,2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4.351">
            <text:p>4,3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3.235">
            <text:p>3,2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39">
            <text:p>5339</text:p>
          </table:table-cell>
        </table:table-row>
        <table:table-row table:style-name="ro1">
          <table:table-cell office:value-type="float" office:value="4.352">
            <text:p>4,3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3.236">
            <text:p>3,2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46">
            <text:p>5346</text:p>
          </table:table-cell>
        </table:table-row>
        <table:table-row table:style-name="ro1">
          <table:table-cell office:value-type="float" office:value="4.353">
            <text:p>4,3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49">
            <text:p>5349</text:p>
          </table:table-cell>
        </table:table-row>
        <table:table-row table:style-name="ro1">
          <table:table-cell office:value-type="float" office:value="4.354">
            <text:p>4,3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0">
            <text:p>5350</text:p>
          </table:table-cell>
        </table:table-row>
        <table:table-row table:style-name="ro1">
          <table:table-cell office:value-type="float" office:value="4.355">
            <text:p>4,3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3.237">
            <text:p>3,2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55">
            <text:p>5355</text:p>
          </table:table-cell>
        </table:table-row>
        <table:table-row table:style-name="ro1">
          <table:table-cell office:value-type="float" office:value="4.356">
            <text:p>4,3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5">
            <text:p>5355</text:p>
          </table:table-cell>
        </table:table-row>
        <table:table-row table:style-name="ro1">
          <table:table-cell office:value-type="float" office:value="3.238">
            <text:p>3,2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58">
            <text:p>5358</text:p>
          </table:table-cell>
        </table:table-row>
        <table:table-row table:style-name="ro1">
          <table:table-cell office:value-type="float" office:value="4.357">
            <text:p>4,3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4.358">
            <text:p>4,3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61">
            <text:p>5361</text:p>
          </table:table-cell>
        </table:table-row>
        <table:table-row table:style-name="ro1">
          <table:table-cell office:value-type="float" office:value="3.239">
            <text:p>3,2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62">
            <text:p>5362</text:p>
          </table:table-cell>
        </table:table-row>
        <table:table-row table:style-name="ro1">
          <table:table-cell office:value-type="float" office:value="4.359">
            <text:p>4,3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62">
            <text:p>5362</text:p>
          </table:table-cell>
        </table:table-row>
        <table:table-row table:style-name="ro1">
          <table:table-cell office:value-type="float" office:value="4.361">
            <text:p>4,3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69">
            <text:p>5369</text:p>
          </table:table-cell>
        </table:table-row>
        <table:table-row table:style-name="ro1">
          <table:table-cell office:value-type="float" office:value="4.362">
            <text:p>4,3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1.534">
            <text:p>1,5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24">
            <text:p>4524</text:p>
          </table:table-cell>
        </table:table-row>
        <table:table-row table:style-name="ro1">
          <table:table-cell office:value-type="float" office:value="4.363">
            <text:p>4,3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3.241">
            <text:p>3,2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4.364">
            <text:p>4,3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68">
            <text:p>5368</text:p>
          </table:table-cell>
        </table:table-row>
        <table:table-row table:style-name="ro1">
          <table:table-cell office:value-type="float" office:value="1.535">
            <text:p>1,5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28">
            <text:p>4528</text:p>
          </table:table-cell>
        </table:table-row>
        <table:table-row table:style-name="ro1">
          <table:table-cell office:value-type="float" office:value="3.242">
            <text:p>3,2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4.365">
            <text:p>4,3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69">
            <text:p>5369</text:p>
          </table:table-cell>
        </table:table-row>
        <table:table-row table:style-name="ro1">
          <table:table-cell office:value-type="float" office:value="1.536">
            <text:p>1,5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33">
            <text:p>4533</text:p>
          </table:table-cell>
        </table:table-row>
        <table:table-row table:style-name="ro1">
          <table:table-cell office:value-type="float" office:value="4.366">
            <text:p>4,3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70">
            <text:p>5370</text:p>
          </table:table-cell>
        </table:table-row>
        <table:table-row table:style-name="ro1">
          <table:table-cell office:value-type="float" office:value="4.367">
            <text:p>4,3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3.243">
            <text:p>3,2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4.368">
            <text:p>4,3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76">
            <text:p>5376</text:p>
          </table:table-cell>
        </table:table-row>
        <table:table-row table:style-name="ro1">
          <table:table-cell office:value-type="float" office:value="3.244">
            <text:p>3,2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91">
            <text:p>5391</text:p>
          </table:table-cell>
        </table:table-row>
        <table:table-row table:style-name="ro1">
          <table:table-cell office:value-type="float" office:value="4.369">
            <text:p>4,3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77">
            <text:p>5377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4.371">
            <text:p>4,3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3.245">
            <text:p>3,2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1.542">
            <text:p>1,5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51">
            <text:p>4551</text:p>
          </table:table-cell>
        </table:table-row>
        <table:table-row table:style-name="ro1">
          <table:table-cell office:value-type="float" office:value="4.372">
            <text:p>4,3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3.246">
            <text:p>3,2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03">
            <text:p>5403</text:p>
          </table:table-cell>
        </table:table-row>
        <table:table-row table:style-name="ro1">
          <table:table-cell office:value-type="float" office:value="4.373">
            <text:p>4,3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6">
            <text:p>5386</text:p>
          </table:table-cell>
        </table:table-row>
        <table:table-row table:style-name="ro1">
          <table:table-cell office:value-type="float" office:value="4.374">
            <text:p>4,3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8">
            <text:p>5388</text:p>
          </table:table-cell>
        </table:table-row>
        <table:table-row table:style-name="ro1">
          <table:table-cell office:value-type="float" office:value="3.247">
            <text:p>3,2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14">
            <text:p>5414</text:p>
          </table:table-cell>
        </table:table-row>
        <table:table-row table:style-name="ro1">
          <table:table-cell office:value-type="float" office:value="4.376">
            <text:p>4,3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6">
            <text:p>5386</text:p>
          </table:table-cell>
        </table:table-row>
        <table:table-row table:style-name="ro1">
          <table:table-cell office:value-type="float" office:value="4.377">
            <text:p>4,3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3.248">
            <text:p>3,2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4.378">
            <text:p>4,3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4.379">
            <text:p>4,3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3.249">
            <text:p>3,2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95">
            <text:p>5395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4.381">
            <text:p>4,3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397">
            <text:p>5397</text:p>
          </table:table-cell>
        </table:table-row>
        <table:table-row table:style-name="ro1">
          <table:table-cell office:value-type="float" office:value="3.251">
            <text:p>3,2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4.382">
            <text:p>4,3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4.383">
            <text:p>4,3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03">
            <text:p>5403</text:p>
          </table:table-cell>
        </table:table-row>
        <table:table-row table:style-name="ro1">
          <table:table-cell office:value-type="float" office:value="3.252">
            <text:p>3,2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35">
            <text:p>5435</text:p>
          </table:table-cell>
        </table:table-row>
        <table:table-row table:style-name="ro1">
          <table:table-cell office:value-type="float" office:value="4.385">
            <text:p>4,3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4.386">
            <text:p>4,3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4.387">
            <text:p>4,3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3.253">
            <text:p>3,2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4.388">
            <text:p>4,3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3.254">
            <text:p>3,2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50">
            <text:p>5450</text:p>
          </table:table-cell>
        </table:table-row>
        <table:table-row table:style-name="ro1">
          <table:table-cell office:value-type="float" office:value="4.389">
            <text:p>4,3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3.255">
            <text:p>3,2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58">
            <text:p>5458</text:p>
          </table:table-cell>
        </table:table-row>
        <table:table-row table:style-name="ro1">
          <table:table-cell office:value-type="float" office:value="4.391">
            <text:p>4,3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3.256">
            <text:p>3,2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60">
            <text:p>5460</text:p>
          </table:table-cell>
        </table:table-row>
        <table:table-row table:style-name="ro1">
          <table:table-cell office:value-type="float" office:value="4.392">
            <text:p>4,3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17">
            <text:p>5417</text:p>
          </table:table-cell>
        </table:table-row>
        <table:table-row table:style-name="ro1">
          <table:table-cell office:value-type="float" office:value="4.393">
            <text:p>4,3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3.257">
            <text:p>3,2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62">
            <text:p>5462</text:p>
          </table:table-cell>
        </table:table-row>
        <table:table-row table:style-name="ro1">
          <table:table-cell office:value-type="float" office:value="4.394">
            <text:p>4,3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25">
            <text:p>5425</text:p>
          </table:table-cell>
        </table:table-row>
        <table:table-row table:style-name="ro1">
          <table:table-cell office:value-type="float" office:value="4.395">
            <text:p>4,3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26">
            <text:p>5426</text:p>
          </table:table-cell>
        </table:table-row>
        <table:table-row table:style-name="ro1">
          <table:table-cell office:value-type="float" office:value="3.258">
            <text:p>3,2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4.396">
            <text:p>4,3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4.397">
            <text:p>4,3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office:value-type="float" office:value="3.259">
            <text:p>3,2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76">
            <text:p>5476</text:p>
          </table:table-cell>
        </table:table-row>
        <table:table-row table:style-name="ro1">
          <table:table-cell office:value-type="float" office:value="4.398">
            <text:p>4,3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80">
            <text:p>5480</text:p>
          </table:table-cell>
        </table:table-row>
        <table:table-row table:style-name="ro1">
          <table:table-cell office:value-type="float" office:value="4.399">
            <text:p>4,3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3.261">
            <text:p>3,2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3.262">
            <text:p>3,2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3.263">
            <text:p>3,2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3.264">
            <text:p>3,2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03">
            <text:p>5503</text:p>
          </table:table-cell>
        </table:table-row>
        <table:table-row table:style-name="ro1">
          <table:table-cell office:value-type="float" office:value="3.265">
            <text:p>3,2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3.266">
            <text:p>3,2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 office:value-type="float" office:value="3.267">
            <text:p>3,2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28">
            <text:p>5528</text:p>
          </table:table-cell>
        </table:table-row>
        <table:table-row table:style-name="ro1">
          <table:table-cell office:value-type="float" office:value="3.268">
            <text:p>3,2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3.269">
            <text:p>3,2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41">
            <text:p>5541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46">
            <text:p>5546</text:p>
          </table:table-cell>
        </table:table-row>
        <table:table-row table:style-name="ro1">
          <table:table-cell office:value-type="float" office:value="3.271">
            <text:p>3,2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3.272">
            <text:p>3,2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57">
            <text:p>5557</text:p>
          </table:table-cell>
        </table:table-row>
        <table:table-row table:style-name="ro1">
          <table:table-cell office:value-type="float" office:value="3.273">
            <text:p>3,2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3.274">
            <text:p>3,2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65">
            <text:p>5565</text:p>
          </table:table-cell>
        </table:table-row>
        <table:table-row table:style-name="ro1">
          <table:table-cell office:value-type="float" office:value="3.275">
            <text:p>3,2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3.276">
            <text:p>3,2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73">
            <text:p>5573</text:p>
          </table:table-cell>
        </table:table-row>
        <table:table-row table:style-name="ro1">
          <table:table-cell office:value-type="float" office:value="3.277">
            <text:p>3,2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3.278">
            <text:p>3,2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82">
            <text:p>5582</text:p>
          </table:table-cell>
        </table:table-row>
        <table:table-row table:style-name="ro1">
          <table:table-cell office:value-type="float" office:value="3.279">
            <text:p>3,2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91">
            <text:p>5591</text:p>
          </table:table-cell>
        </table:table-row>
        <table:table-row table:style-name="ro1">
          <table:table-cell office:value-type="float" office:value="3.281">
            <text:p>3,2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95">
            <text:p>5595</text:p>
          </table:table-cell>
        </table:table-row>
        <table:table-row table:style-name="ro1">
          <table:table-cell office:value-type="float" office:value="3.282">
            <text:p>3,2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99">
            <text:p>5599</text:p>
          </table:table-cell>
        </table:table-row>
        <table:table-row table:style-name="ro1">
          <table:table-cell office:value-type="float" office:value="3.283">
            <text:p>3,2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03">
            <text:p>5603</text:p>
          </table:table-cell>
        </table:table-row>
        <table:table-row table:style-name="ro1">
          <table:table-cell office:value-type="float" office:value="3.284">
            <text:p>3,2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08">
            <text:p>5608</text:p>
          </table:table-cell>
        </table:table-row>
        <table:table-row table:style-name="ro1">
          <table:table-cell office:value-type="float" office:value="3.285">
            <text:p>3,2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13">
            <text:p>5613</text:p>
          </table:table-cell>
        </table:table-row>
        <table:table-row table:style-name="ro1">
          <table:table-cell office:value-type="float" office:value="3.286">
            <text:p>3,2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3.287">
            <text:p>3,2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22">
            <text:p>5622</text:p>
          </table:table-cell>
        </table:table-row>
        <table:table-row table:style-name="ro1">
          <table:table-cell office:value-type="float" office:value="3.288">
            <text:p>3,2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27">
            <text:p>5627</text:p>
          </table:table-cell>
        </table:table-row>
        <table:table-row table:style-name="ro1">
          <table:table-cell office:value-type="float" office:value="3.289">
            <text:p>3,2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31">
            <text:p>5631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34">
            <text:p>5634</text:p>
          </table:table-cell>
        </table:table-row>
        <table:table-row table:style-name="ro1">
          <table:table-cell office:value-type="float" office:value="3.291">
            <text:p>3,2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38">
            <text:p>5638</text:p>
          </table:table-cell>
        </table:table-row>
        <table:table-row table:style-name="ro1">
          <table:table-cell office:value-type="float" office:value="3.292">
            <text:p>3,2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42">
            <text:p>5642</text:p>
          </table:table-cell>
        </table:table-row>
        <table:table-row table:style-name="ro1">
          <table:table-cell office:value-type="float" office:value="3.293">
            <text:p>3,2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47">
            <text:p>5647</text:p>
          </table:table-cell>
        </table:table-row>
        <table:table-row table:style-name="ro1">
          <table:table-cell office:value-type="float" office:value="3.294">
            <text:p>3,2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3.295">
            <text:p>3,2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57">
            <text:p>5657</text:p>
          </table:table-cell>
        </table:table-row>
        <table:table-row table:style-name="ro1">
          <table:table-cell office:value-type="float" office:value="3.296">
            <text:p>3,2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63">
            <text:p>5663</text:p>
          </table:table-cell>
        </table:table-row>
        <table:table-row table:style-name="ro1">
          <table:table-cell office:value-type="float" office:value="3.297">
            <text:p>3,2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67">
            <text:p>5667</text:p>
          </table:table-cell>
        </table:table-row>
        <table:table-row table:style-name="ro1">
          <table:table-cell office:value-type="float" office:value="3.298">
            <text:p>3,2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72">
            <text:p>5672</text:p>
          </table:table-cell>
        </table:table-row>
        <table:table-row table:style-name="ro1">
          <table:table-cell office:value-type="float" office:value="3.299">
            <text:p>3,2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76">
            <text:p>5676</text:p>
          </table:table-cell>
        </table:table-row>
      </table:table>
      <table:table table:name="Means" table:style-name="ta1">
        <table:shapes>
          <draw:frame draw:z-index="0" draw:style-name="gr1" svg:width="15.999cm" svg:height="8.999cm" svg:x="0.001cm" svg:y="3.401cm">
            <draw:object draw:notify-on-update-of-ranges="Means.D2:Means.E2 Means.A3:Means.A3 Means.D3:Means.E3 Means.A4:Means.A4 Means.D4:Means.E4 Means.A5:Means.A5 Means.D5:Means.E5 Means.A6:Means.A6 Means.D6:Means.E6 Means.A7:Means.A7 Means.D7:Means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5.805cm" svg:y="3.401cm">
            <draw:object draw:notify-on-update-of-ranges="Means.A3:Means.A7 Means.D2:Means.D2 Means.D3:Means.D7 Means.E2:Means.E2 Means.E3:Means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Seconds</text:p>
          </table:table-cell>
          <table:covered-table-cell/>
          <table:table-cell table:style-name="ce1" office:value-type="string" table:number-columns-spanned="2" table:number-rows-spanned="1">
            <text:p>Minutes</text:p>
          </table:table-cell>
          <table:covered-table-cell/>
        </table:table-row>
        <table:table-row table:style-name="ro1">
          <table:table-cell office:value-type="string">
            <text:p>OD</text:p>
          </table:table-cell>
          <table:table-cell office:value-type="string">
            <text:p>First</text:p>
          </table:table-cell>
          <table:table-cell office:value-type="string">
            <text:p>Best</text:p>
          </table:table-cell>
          <table:table-cell table:formula="of:=[.B2]" office:value-type="string" office:string-value="First">
            <text:p>First</text:p>
          </table:table-cell>
          <table:table-cell table:formula="of:=[.C2]" office:value-type="string" office:string-value="Best">
            <text:p>Best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float" office:value="4485.66">
            <text:p>4485,66</text:p>
          </table:table-cell>
          <table:table-cell office:value-type="float" office:value="3408.82">
            <text:p>3408,82</text:p>
          </table:table-cell>
          <table:table-cell table:formula="of:=ROUND([.B3]/60;2)" office:value-type="float" office:value="74.76">
            <text:p>74,76</text:p>
          </table:table-cell>
          <table:table-cell table:formula="of:=ROUND([.C3]/60;2)" office:value-type="float" office:value="56.81">
            <text:p>56,81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float" office:value="4215.74">
            <text:p>4215,74</text:p>
          </table:table-cell>
          <table:table-cell office:value-type="float" office:value="2941.86">
            <text:p>2941,86</text:p>
          </table:table-cell>
          <table:table-cell table:formula="of:=ROUND([.B4]/60;2)" office:value-type="float" office:value="70.26">
            <text:p>70,26</text:p>
          </table:table-cell>
          <table:table-cell table:formula="of:=ROUND([.C4]/60;2)" office:value-type="float" office:value="49.03">
            <text:p>49,03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float" office:value="3125.81">
            <text:p>3125,81</text:p>
          </table:table-cell>
          <table:table-cell office:value-type="float" office:value="3775.63">
            <text:p>3775,63</text:p>
          </table:table-cell>
          <table:table-cell table:formula="of:=ROUND([.B5]/60;2)" office:value-type="float" office:value="52.1">
            <text:p>52,1</text:p>
          </table:table-cell>
          <table:table-cell table:formula="of:=ROUND([.C5]/60;2)" office:value-type="float" office:value="62.93">
            <text:p>62,93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float" office:value="2658.6">
            <text:p>2658,6</text:p>
          </table:table-cell>
          <table:table-cell office:value-type="float" office:value="3161.75">
            <text:p>3161,75</text:p>
          </table:table-cell>
          <table:table-cell table:formula="of:=ROUND([.B6]/60;2)" office:value-type="float" office:value="44.31">
            <text:p>44,31</text:p>
          </table:table-cell>
          <table:table-cell table:formula="of:=ROUND([.C6]/60;2)" office:value-type="float" office:value="52.7">
            <text:p>52,7</text:p>
          </table:table-cell>
        </table:table-row>
        <table:table-row table:style-name="ro1">
          <table:table-cell office:value-type="string">
            <text:p>All</text:p>
          </table:table-cell>
          <table:table-cell table:formula="of:=ROUND(([.B3]*600+[.B4]*400+[.B5]*300+[.B6]*400)/1700;2)" office:value-type="float" office:value="3752.28">
            <text:p>3752,28</text:p>
          </table:table-cell>
          <table:table-cell table:formula="of:=ROUND(([.C3]*600+[.C4]*400+[.C5]*300+[.C6]*400)/1700;2)" office:value-type="float" office:value="3305.54">
            <text:p>3305,54</text:p>
          </table:table-cell>
          <table:table-cell table:formula="of:=ROUND(([.D3]*600+[.D4]*400+[.D5]*300+[.D6]*400)/1700;2)" office:value-type="float" office:value="62.54">
            <text:p>62,54</text:p>
          </table:table-cell>
          <table:table-cell table:formula="of:=ROUND(([.E3]*600+[.E4]*400+[.E5]*300+[.E6]*400)/1700;2)" office:value-type="float" office:value="55.09">
            <text:p>55,09</text:p>
          </table:table-cell>
        </table:table-row>
      </table:table>
      <table:database-ranges>
        <table:database-range table:name="__Anonymous_Sheet_DB__0" table:target-range-address="it0000.A1:it0000.D1701" table:display-filter-buttons="true"/>
        <table:database-range table:name="__Anonymous_Sheet_DB__1" table:target-range-address="it3198.A1:it3198.D17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28/10/2013</text:date>, <text:time>17:0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3-10-28T17:04:21</dc:date>
    <dc:creator>Gabriel </dc:creator>
    <meta:editing-duration>PT2H8M27S</meta:editing-duration>
    <meta:editing-cycles>6</meta:editing-cycles>
    <meta:document-statistic meta:table-count="3" meta:cell-count="13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Average travel time per OD-pair</text:p>
        </chart:title>
        <chart:legend chart:legend-position="end" svg:x="14.716cm" svg:y="3.205cm" style:legend-expansion="high" chart:style-name="ch3"/>
        <chart:plot-area chart:style-name="ch4" table:cell-range-address="Means.D2:Means.E7 Means.A3:Means.A7" chart:data-source-has-labels="both" svg:x="1.331cm" svg:y="1.635cm" svg:width="12.745cm" svg:height="6.765cm">
          <chartooo:coordinate-region svg:x="1.952cm" svg:y="1.834cm" svg:width="12.124cm" svg:height="5.919cm"/>
          <chart:axis chart:dimension="x" chart:name="primary-x" chart:style-name="ch5" chartooo:axis-type="auto">
            <chartooo:date-scale/>
            <chart:categories table:cell-range-address="Means.D2:Means.E2"/>
          </chart:axis>
          <chart:axis chart:dimension="y" chart:name="primary-y" chart:style-name="ch6">
            <chart:title svg:x="0.451cm" svg:y="6.225cm" chart:style-name="ch7">
              <text:p>travel time (min)</text:p>
            </chart:title>
          </chart:axis>
          <chart:series chart:style-name="ch8" chart:values-cell-range-address="Means.D3:Means.E3" chart:label-cell-address="Means.A3:Means.A3" chart:class="chart:bar">
            <chart:data-point chart:repeated="2"/>
          </chart:series>
          <chart:series chart:style-name="ch9" chart:values-cell-range-address="Means.D4:Means.E4" chart:label-cell-address="Means.A4:Means.A4" chart:class="chart:bar">
            <chart:data-point chart:repeated="2"/>
          </chart:series>
          <chart:series chart:style-name="ch10" chart:values-cell-range-address="Means.D5:Means.E5" chart:label-cell-address="Means.A5:Means.A5" chart:class="chart:bar">
            <chart:data-point chart:repeated="2"/>
          </chart:series>
          <chart:series chart:style-name="ch11" chart:values-cell-range-address="Means.D6:Means.E6" chart:label-cell-address="Means.A6:Means.A6" chart:class="chart:bar">
            <chart:data-point chart:repeated="2"/>
          </chart:series>
          <chart:series chart:style-name="ch12" chart:values-cell-range-address="Means.D7:Means.E7" chart:label-cell-address="Means.A7:Means.A7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Means.D2:Means.E2</svg:desc>
                </draw:g>
              </table:table-cell>
              <table:table-cell office:value-type="string">
                <text:p>Best</text:p>
              </table:table-cell>
            </table:table-row>
          </table:table-header-rows>
          <table:table-rows>
            <table:table-row>
              <table:table-cell office:value-type="string">
                <text:p>AL</text:p>
                <draw:g>
                  <svg:desc>Means.A3:Means.A3</svg:desc>
                </draw:g>
              </table:table-cell>
              <table:table-cell office:value-type="float" office:value="74.76">
                <text:p>74.76</text:p>
                <draw:g>
                  <svg:desc>Means.D3:Means.E3</svg:desc>
                </draw:g>
              </table:table-cell>
              <table:table-cell office:value-type="float" office:value="56.81">
                <text:p>56.81</text:p>
              </table:table-cell>
            </table:table-row>
            <table:table-row>
              <table:table-cell office:value-type="string">
                <text:p>AM</text:p>
                <draw:g>
                  <svg:desc>Means.A4:Means.A4</svg:desc>
                </draw:g>
              </table:table-cell>
              <table:table-cell office:value-type="float" office:value="70.26">
                <text:p>70.26</text:p>
                <draw:g>
                  <svg:desc>Means.D4:Means.E4</svg:desc>
                </draw:g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BL</text:p>
                <draw:g>
                  <svg:desc>Means.A5:Means.A5</svg:desc>
                </draw:g>
              </table:table-cell>
              <table:table-cell office:value-type="float" office:value="52.1">
                <text:p>52.1</text:p>
                <draw:g>
                  <svg:desc>Means.D5:Means.E5</svg:desc>
                </draw:g>
              </table:table-cell>
              <table:table-cell office:value-type="float" office:value="62.93">
                <text:p>62.93</text:p>
              </table:table-cell>
            </table:table-row>
            <table:table-row>
              <table:table-cell office:value-type="string">
                <text:p>BM</text:p>
                <draw:g>
                  <svg:desc>Means.A6:Means.A6</svg:desc>
                </draw:g>
              </table:table-cell>
              <table:table-cell office:value-type="float" office:value="44.31">
                <text:p>44.31</text:p>
                <draw:g>
                  <svg:desc>Means.D6:Means.E6</svg:desc>
                </draw:g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All</text:p>
                <draw:g>
                  <svg:desc>Means.A7:Means.A7</svg:desc>
                </draw:g>
              </table:table-cell>
              <table:table-cell office:value-type="float" office:value="62.54">
                <text:p>62.54</text:p>
                <draw:g>
                  <svg:desc>Means.D7:Means.E7</svg:desc>
                </draw:g>
              </table:table-cell>
              <table:table-cell office:value-type="float" office:value="55.09">
                <text:p>55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Average travel time per OD-pair</text:p>
        </chart:title>
        <chart:legend chart:legend-position="end" svg:x="14.531cm" svg:y="3.952cm" style:legend-expansion="high" chart:style-name="ch3"/>
        <chart:plot-area chart:style-name="ch4" table:cell-range-address="Means.A3:Means.A7 Means.D2:Means.E7" chart:data-source-has-labels="both" svg:x="1.331cm" svg:y="1.635cm" svg:width="12.56cm" svg:height="6.204cm">
          <chartooo:coordinate-region svg:x="1.952cm" svg:y="1.834cm" svg:width="11.939cm" svg:height="5.358cm"/>
          <chart:axis chart:dimension="x" chart:name="primary-x" chart:style-name="ch5" chartooo:axis-type="auto">
            <chartooo:date-scale/>
            <chart:title svg:x="6.985cm" svg:y="8.019cm" chart:style-name="ch6">
              <text:p>OD-pair</text:p>
            </chart:title>
            <chart:categories table:cell-range-address="Means.A3:Means.A7"/>
          </chart:axis>
          <chart:axis chart:dimension="y" chart:name="primary-y" chart:style-name="ch7">
            <chart:title svg:x="0.451cm" svg:y="5.945cm" chart:style-name="ch8">
              <text:p>travel time (min)</text:p>
            </chart:title>
          </chart:axis>
          <chart:series chart:style-name="ch9" chart:values-cell-range-address="Means.D3:Means.D7" chart:label-cell-address="Means.D2:Means.D2" chart:class="chart:bar">
            <chart:data-point chart:repeated="5"/>
          </chart:series>
          <chart:series chart:style-name="ch10" chart:values-cell-range-address="Means.E3:Means.E7" chart:label-cell-address="Means.E2:Means.E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Means.D2:Means.D2</svg:desc>
                </draw:g>
              </table:table-cell>
              <table:table-cell office:value-type="string">
                <text:p>Best</text:p>
                <draw:g>
                  <svg:desc>Means.E2:Mean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</text:p>
                <draw:g>
                  <svg:desc>Means.A3:Means.A7</svg:desc>
                </draw:g>
              </table:table-cell>
              <table:table-cell office:value-type="float" office:value="74.76">
                <text:p>74.76</text:p>
                <draw:g>
                  <svg:desc>Means.D3:Means.D7</svg:desc>
                </draw:g>
              </table:table-cell>
              <table:table-cell office:value-type="float" office:value="56.81">
                <text:p>56.81</text:p>
                <draw:g>
                  <svg:desc>Means.E3:Means.E7</svg:desc>
                </draw:g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70.26">
                <text:p>70.26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52.1">
                <text:p>52.1</text:p>
              </table:table-cell>
              <table:table-cell office:value-type="float" office:value="62.93">
                <text:p>62.93</text:p>
              </table:table-cell>
            </table:table-row>
            <table:table-row>
              <table:table-cell office:value-type="string">
                <text:p>BM</text:p>
              </table:table-cell>
              <table:table-cell office:value-type="float" office:value="44.31">
                <text:p>44.31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62.54">
                <text:p>62.54</text:p>
              </table:table-cell>
              <table:table-cell office:value-type="float" office:value="55.09">
                <text:p>55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